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28000001175EFFA218E235769C.png" manifest:media-type="image/png"/>
  <manifest:file-entry manifest:full-path="Pictures/10000000000000EF000000A16D4E189C45506EE6.png" manifest:media-type="image/png"/>
  <manifest:file-entry manifest:full-path="Pictures/10000201000000B9000000AFB68EA6204A7E38B0.png" manifest:media-type="image/png"/>
  <manifest:file-entry manifest:full-path="Pictures/1000020100000082000000868D7243CF49A21B83.png" manifest:media-type="image/png"/>
  <manifest:file-entry manifest:full-path="Pictures/100000000000019C000000861A895492F174647A.png" manifest:media-type="image/png"/>
  <manifest:file-entry manifest:full-path="Pictures/10000000000000C0000000ECB2230FA604C3434A.png" manifest:media-type="image/png"/>
  <manifest:file-entry manifest:full-path="Pictures/10000201000001D800000205709EEA1B2487CBF9.png" manifest:media-type="image/png"/>
  <manifest:file-entry manifest:full-path="Pictures/100002010000020F000001A428209358BC410C0E.png" manifest:media-type="image/png"/>
  <manifest:file-entry manifest:full-path="Pictures/100000000000020F00000128A46105214AE17DF7.png" manifest:media-type="image/png"/>
  <manifest:file-entry manifest:full-path="Pictures/10000201000001D50000013E661DCC753C3B4929.png" manifest:media-type="image/png"/>
  <manifest:file-entry manifest:full-path="Pictures/10000201000003770000017E6D99D703BE1824DF.png" manifest:media-type="image/png"/>
  <manifest:file-entry manifest:full-path="Pictures/10000000000000B4000000782E3E2FF6156025BA.png" manifest:media-type="image/png"/>
  <manifest:file-entry manifest:full-path="Pictures/1000020100000156000000C79BF7F9E2B207B9A8.png" manifest:media-type="image/png"/>
  <manifest:file-entry manifest:full-path="Pictures/10000201000000B90000007335B6A0D7286A5EE2.png" manifest:media-type="image/png"/>
  <manifest:file-entry manifest:full-path="Pictures/10000201000000A60000007AA7F8E138AF2D9E3F.png" manifest:media-type="image/png"/>
  <manifest:file-entry manifest:full-path="Pictures/10000201000003E8000000D2A7FE72F00FFCF111.png" manifest:media-type="image/png"/>
  <manifest:file-entry manifest:full-path="Pictures/10000201000003100000015D009BC91ED55E17B2.png" manifest:media-type="image/png"/>
  <manifest:file-entry manifest:full-path="Pictures/1000020100000392000000F3F8326F7AADA7DD4B.png" manifest:media-type="image/png"/>
  <manifest:file-entry manifest:full-path="Pictures/100002010000021D0000019F04120D2AA001FBD4.png" manifest:media-type="image/png"/>
  <manifest:file-entry manifest:full-path="Pictures/10000000000001AF0000012E131EB6AE609685E8.png" manifest:media-type="image/png"/>
  <manifest:file-entry manifest:full-path="Pictures/100002010000030F0000018F3D106C3C7E47947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130000006372B2CAA1581D680C.png" manifest:media-type="image/png"/>
  <manifest:file-entry manifest:full-path="Pictures/1000020100000163000000D7EB933277C732F36A.png" manifest:media-type="image/png"/>
  <manifest:file-entry manifest:full-path="Pictures/10000000000001D600000108C7A61F49D28C0742.png" manifest:media-type="image/png"/>
  <manifest:file-entry manifest:full-path="Pictures/10000201000001A0000001BD24A99940ADE52A8E.png" manifest:media-type="image/png"/>
  <manifest:file-entry manifest:full-path="Pictures/1000020100000271000001EDF330A37CFF21D68E.png" manifest:media-type="image/png"/>
  <manifest:file-entry manifest:full-path="Pictures/10000000000001500000010CACBDD55A8A835AB4.png" manifest:media-type="image/png"/>
  <manifest:file-entry manifest:full-path="Pictures/100002010000038300000024915E2641FEFDA0D0.png" manifest:media-type="image/png"/>
  <manifest:file-entry manifest:full-path="Pictures/100002010000026A00000049C627DFDB4F44790E.png" manifest:media-type="image/png"/>
  <manifest:file-entry manifest:full-path="Pictures/1000020100000275000000A2B85BFF60CBA0D498.png" manifest:media-type="image/png"/>
  <manifest:file-entry manifest:full-path="Pictures/1000020000000020000000206284DE9C05FFED8F.png" manifest:media-type="image/png"/>
  <manifest:file-entry manifest:full-path="Pictures/1000000000000200000000E479C4CC3C6318FB18.png" manifest:media-type="image/png"/>
  <manifest:file-entry manifest:full-path="Pictures/100002010000009F000000A2DA8BE75760DA8628.png" manifest:media-type="image/png"/>
  <manifest:file-entry manifest:full-path="Pictures/10000201000001E7000001AE4360576532EB9AD4.png" manifest:media-type="image/png"/>
  <manifest:file-entry manifest:full-path="Pictures/1000020100000176000001F301D89B70A39CF1EE.png" manifest:media-type="image/png"/>
  <manifest:file-entry manifest:full-path="Pictures/10000201000001E5000001B1352CF24238617114.png" manifest:media-type="image/png"/>
  <manifest:file-entry manifest:full-path="Pictures/100002010000031A0000020402D8863825D33AB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195cm" style:rel-column-width="23863*"/>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2.25cm" fo:margin-top="0.3cm" fo:margin-bottom="0.3cm" table:align="center" style:writing-mode="lr-tb"/>
    </style:style>
    <style:style style:name="Table6.A" style:family="table-column">
      <style:table-column-properties style:column-width="6.562cm"/>
    </style:style>
    <style:style style:name="Table6.B" style:family="table-column">
      <style:table-column-properties style:column-width="5.689cm"/>
    </style:style>
    <style:style style:name="Table20" style:family="table">
      <style:table-properties style:width="12.229cm" fo:margin-left="2.374cm" fo:margin-top="0.3cm" fo:margin-bottom="0.3cm" table:align="left" style:writing-mode="lr-tb"/>
    </style:style>
    <style:style style:name="Table20.A" style:family="table-column">
      <style:table-column-properties style:column-width="6.588cm"/>
    </style:style>
    <style:style style:name="Table20.B" style:family="table-column">
      <style:table-column-properties style:column-width="5.641cm"/>
    </style:style>
    <style:style style:name="Table20.1" style:family="table-row">
      <style:table-row-properties style:min-row-height="3.593cm"/>
    </style:style>
    <style:style style:name="Table15" style:family="table">
      <style:table-properties style:width="14.448cm" fo:margin-left="1.402cm" fo:margin-right="1.15cm" fo:margin-top="0cm" fo:margin-bottom="0.199cm" table:align="margins"/>
    </style:style>
    <style:style style:name="Table15.A" style:family="table-column">
      <style:table-column-properties style:column-width="0.697cm" style:rel-column-width="3160*"/>
    </style:style>
    <style:style style:name="Table15.B" style:family="table-column">
      <style:table-column-properties style:column-width="4.011cm" style:rel-column-width="18193*"/>
    </style:style>
    <style:style style:name="Table15.C" style:family="table-column">
      <style:table-column-properties style:column-width="1.187cm" style:rel-column-width="5384*"/>
    </style:style>
    <style:style style:name="Table15.D" style:family="table-column">
      <style:table-column-properties style:column-width="3.403cm" style:rel-column-width="15433*"/>
    </style:style>
    <style:style style:name="Table15.E" style:family="table-column">
      <style:table-column-properties style:column-width="1cm" style:rel-column-width="4536*"/>
    </style:style>
    <style:style style:name="Table15.F" style:family="table-column">
      <style:table-column-properties style:column-width="4.15cm" style:rel-column-width="18829*"/>
    </style:style>
    <style:style style:name="Table15.1" style:family="table-row">
      <style:table-row-properties fo:keep-together="always"/>
    </style:style>
    <style:style style:name="Table15.A1" style:family="table-cell">
      <style:table-cell-properties fo:padding="0cm" fo:border="none"/>
    </style:style>
    <style:style style:name="Table21" style:family="table">
      <style:table-properties style:width="16.907cm" fo:margin-left="0.053cm" fo:margin-right="0.041cm" fo:margin-top="0cm" fo:margin-bottom="0.4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3.593cm" style:rel-column-width="13927*"/>
    </style:style>
    <style:style style:name="Table21.B" style:family="table-column">
      <style:table-column-properties style:column-width="13.314cm" style:rel-column-width="51608*"/>
    </style:style>
    <style:style style:name="Table21.1" style:family="table-row">
      <style:table-row-properties fo:background-color="transparent" fo:keep-together="always">
        <style:background-image/>
      </style:table-row-properties>
    </style:style>
    <style:style style:name="Table21.A1" style:family="table-cell">
      <style:table-cell-properties fo:background-color="#e6e6e6" fo:padding-left="0.101cm" fo:padding-right="0.101cm" fo:padding-top="0.101cm" fo:padding-bottom="0cm" fo:border-left="none" fo:border-right="none" fo:border-top="1pt solid #999999" fo:border-bottom="1pt solid #999999" style:writing-mode="lr-tb">
        <style:background-image/>
      </style:table-cell-properties>
    </style:style>
    <style:style style:name="Table21.A2" style:family="table-cell">
      <style:table-cell-properties style:vertical-align="middle" fo:background-color="#ffffff" fo:padding-left="0.101cm" fo:padding-right="0.101cm" fo:padding-top="0.101cm" fo:padding-bottom="0cm" fo:border-left="none" fo:border-right="none" fo:border-top="none" fo:border-bottom="1pt solid #999999" style:writing-mode="lr-tb">
        <style:background-image/>
      </style:table-cell-properties>
    </style:style>
    <style:style style:name="Table21.3" style:family="table-row">
      <style:table-row-properties fo:keep-together="always"/>
    </style:style>
    <style:style style:name="Table21.A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5" style:family="table-row">
      <style:table-row-properties fo:keep-together="always"/>
    </style:style>
    <style:style style:name="Table21.A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7" style:family="table-row">
      <style:table-row-properties fo:keep-together="always"/>
    </style:style>
    <style:style style:name="Table21.A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9" style:family="table-row">
      <style:table-row-properties fo:keep-together="always"/>
    </style:style>
    <style:style style:name="Table21.A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17" style:family="table">
      <style:table-properties style:width="17cm" fo:margin-left="0cm" fo:margin-right="0cm" fo:margin-top="0.199cm" fo:margin-bottom="0.21cm" table:align="margins" style:may-break-between-rows="false"/>
    </style:style>
    <style:style style:name="Table17.A" style:family="table-column">
      <style:table-column-properties style:column-width="0.728cm" style:rel-column-width="2808*"/>
    </style:style>
    <style:style style:name="Table17.B" style:family="table-column">
      <style:table-column-properties style:column-width="3.773cm" style:rel-column-width="14544*"/>
    </style:style>
    <style:style style:name="Table17.C" style:family="table-column">
      <style:table-column-properties style:column-width="0.894cm" style:rel-column-width="3447*"/>
    </style:style>
    <style:style style:name="Table17.D" style:family="table-column">
      <style:table-column-properties style:column-width="3.207cm" style:rel-column-width="12361*"/>
    </style:style>
    <style:style style:name="Table17.E" style:family="table-column">
      <style:table-column-properties style:column-width="0.893cm" style:rel-column-width="3440*"/>
    </style:style>
    <style:style style:name="Table17.F" style:family="table-column">
      <style:table-column-properties style:column-width="3.496cm" style:rel-column-width="13476*"/>
    </style:style>
    <style:style style:name="Table17.G" style:family="table-column">
      <style:table-column-properties style:column-width="0.817cm" style:rel-column-width="3148*"/>
    </style:style>
    <style:style style:name="Table17.H" style:family="table-column">
      <style:table-column-properties style:column-width="3.194cm" style:rel-column-width="12311*"/>
    </style:style>
    <style:style style:name="Table17.A1" style:family="table-cell">
      <style:table-cell-properties fo:padding="0cm" fo:border="none"/>
    </style:style>
    <style:style style:name="Table17.A2" style:family="table-cell" style:data-style-name="N0">
      <style:table-cell-properties fo:padding="0cm" fo:border="none"/>
    </style:style>
    <style:style style:name="Table18" style:family="table">
      <style:table-properties style:width="17.011cm" fo:margin-left="0cm" fo:margin-top="0cm" fo:margin-bottom="0.318cm" table:align="left" style:may-break-between-rows="false"/>
    </style:style>
    <style:style style:name="Table18.A" style:family="table-column">
      <style:table-column-properties style:column-width="0.706cm"/>
    </style:style>
    <style:style style:name="Table18.B" style:family="table-column">
      <style:table-column-properties style:column-width="2.697cm"/>
    </style:style>
    <style:style style:name="Table18.C" style:family="table-column">
      <style:table-column-properties style:column-width="0.792cm"/>
    </style:style>
    <style:style style:name="Table18.D" style:family="table-column">
      <style:table-column-properties style:column-width="4.505cm"/>
    </style:style>
    <style:style style:name="Table18.E" style:family="table-column">
      <style:table-column-properties style:column-width="0.796cm"/>
    </style:style>
    <style:style style:name="Table18.F" style:family="table-column">
      <style:table-column-properties style:column-width="3.11cm"/>
    </style:style>
    <style:style style:name="Table18.G" style:family="table-column">
      <style:table-column-properties style:column-width="1.004cm"/>
    </style:style>
    <style:style style:name="Table18.H" style:family="table-column">
      <style:table-column-properties style:column-width="3.403cm"/>
    </style:style>
    <style:style style:name="Table18.1" style:family="table-row">
      <style:table-row-properties style:min-row-height="2.055cm"/>
    </style:style>
    <style:style style:name="Table18.A1" style:family="table-cell">
      <style:table-cell-properties fo:padding="0.097cm" fo:border="none"/>
    </style:style>
    <style:style style:name="Table18.A2" style:family="table-cell" style:data-style-name="N0">
      <style:table-cell-properties fo:padding-left="0.101cm" fo:padding-right="0.101cm" fo:padding-top="0cm" fo:padding-bottom="0cm" fo:border="none"/>
    </style:style>
    <style:style style:name="Table18.B2" style:family="table-cell">
      <style:table-cell-properties fo:padding-left="0.101cm" fo:padding-right="0.101cm" fo:padding-top="0cm" fo:padding-bottom="0cm" fo:border="none"/>
    </style:style>
    <style:style style:name="Table18.D2" style:family="table-cell">
      <style:table-cell-properties fo:padding-left="0.101cm" fo:padding-right="0.101cm" fo:padding-top="0cm" fo:padding-bottom="0cm" fo:border="none"/>
    </style:style>
    <style:style style:name="Table18.F2" style:family="table-cell">
      <style:table-cell-properties fo:padding-left="0.101cm" fo:padding-right="0.101cm" fo:padding-top="0cm" fo:padding-bottom="0cm" fo:border="none"/>
    </style:style>
    <style:style style:name="Table18.H2" style:family="table-cell">
      <style:table-cell-properties fo:padding-left="0.101cm" fo:padding-right="0.101cm" fo:padding-top="0cm" fo:padding-bottom="0cm" fo:border="none"/>
    </style:style>
    <style:style style:name="Table18.B3" style:family="table-cell">
      <style:table-cell-properties fo:padding-left="0.101cm" fo:padding-right="0.101cm" fo:padding-top="0cm" fo:padding-bottom="0cm" fo:border="none"/>
    </style:style>
    <style:style style:name="Table18.D3" style:family="table-cell">
      <style:table-cell-properties fo:padding-left="0.101cm" fo:padding-right="0.101cm" fo:padding-top="0cm" fo:padding-bottom="0cm" fo:border="none"/>
    </style:style>
    <style:style style:name="Table18.F3" style:family="table-cell">
      <style:table-cell-properties fo:padding-left="0.101cm" fo:padding-right="0.101cm" fo:padding-top="0cm" fo:padding-bottom="0cm" fo:border="none"/>
    </style:style>
    <style:style style:name="Table18.H3" style:family="table-cell">
      <style:table-cell-properties fo:padding-left="0.101cm" fo:padding-right="0.101cm" fo:padding-top="0cm" fo:padding-bottom="0cm" fo:border="none"/>
    </style:style>
    <style:style style:name="Table18.B4" style:family="table-cell">
      <style:table-cell-properties fo:padding-left="0.101cm" fo:padding-right="0.101cm" fo:padding-top="0cm" fo:padding-bottom="0cm" fo:border="none"/>
    </style:style>
    <style:style style:name="Table18.D4" style:family="table-cell">
      <style:table-cell-properties fo:padding-left="0.101cm" fo:padding-right="0.101cm" fo:padding-top="0cm" fo:padding-bottom="0cm" fo:border="none"/>
    </style:style>
    <style:style style:name="Table18.F4" style:family="table-cell">
      <style:table-cell-properties fo:padding-left="0.101cm" fo:padding-right="0.101cm" fo:padding-top="0cm" fo:padding-bottom="0cm" fo:border="none"/>
    </style:style>
    <style:style style:name="Table18.H4" style:family="table-cell">
      <style:table-cell-properties fo:padding-left="0.101cm" fo:padding-right="0.101cm" fo:padding-top="0cm" fo:padding-bottom="0cm" fo:border="none"/>
    </style:style>
    <style:style style:name="Table18.B5" style:family="table-cell">
      <style:table-cell-properties fo:padding-left="0.101cm" fo:padding-right="0.101cm" fo:padding-top="0cm" fo:padding-bottom="0cm" fo:border="none"/>
    </style:style>
    <style:style style:name="Table18.D5" style:family="table-cell">
      <style:table-cell-properties fo:padding-left="0.101cm" fo:padding-right="0.101cm" fo:padding-top="0cm" fo:padding-bottom="0cm" fo:border="none"/>
    </style:style>
    <style:style style:name="Table18.F5" style:family="table-cell">
      <style:table-cell-properties fo:padding-left="0.101cm" fo:padding-right="0.101cm" fo:padding-top="0cm" fo:padding-bottom="0cm" fo:border="none"/>
    </style:style>
    <style:style style:name="Table18.H5" style:family="table-cell">
      <style:table-cell-properties fo:padding-left="0.101cm" fo:padding-right="0.101cm" fo:padding-top="0cm" fo:padding-bottom="0cm" fo:border="none"/>
    </style:style>
    <style:style style:name="Table7" style:family="table">
      <style:table-properties style:width="17cm" table:align="margins"/>
    </style:style>
    <style:style style:name="Table7.A" style:family="table-column">
      <style:table-column-properties style:column-width="0.99cm" style:rel-column-width="3814*"/>
    </style:style>
    <style:style style:name="Table7.B" style:family="table-column">
      <style:table-column-properties style:column-width="10.502cm" style:rel-column-width="40485*"/>
    </style:style>
    <style:style style:name="Table7.C" style:family="table-column">
      <style:table-column-properties style:column-width="5.509cm" style:rel-column-width="21236*"/>
    </style:style>
    <style:style style:name="Table7.A1" style:family="table-cell">
      <style:table-cell-properties fo:padding="0cm" fo:border="none"/>
    </style:style>
    <style:style style:name="Table8" style:family="table">
      <style:table-properties style:width="17.011cm" fo:margin-left="0cm" table:align="left"/>
    </style:style>
    <style:style style:name="Table8.A" style:family="table-column">
      <style:table-column-properties style:column-width="1.108cm"/>
    </style:style>
    <style:style style:name="Table8.B" style:family="table-column">
      <style:table-column-properties style:column-width="15.903cm"/>
    </style:style>
    <style:style style:name="Table8.1" style:family="table-row">
      <style:table-row-properties fo:keep-together="always"/>
    </style:style>
    <style:style style:name="Table9" style:family="table">
      <style:table-properties style:width="17cm" fo:margin-top="0cm" fo:margin-bottom="0.212cm" table:align="margins" style:may-break-between-rows="false"/>
    </style:style>
    <style:style style:name="Table9.A" style:family="table-column">
      <style:table-column-properties style:column-width="1.108cm" style:rel-column-width="4270*"/>
    </style:style>
    <style:style style:name="Table9.B" style:family="table-column">
      <style:table-column-properties style:column-width="11.268cm" style:rel-column-width="43436*"/>
    </style:style>
    <style:style style:name="Table9.C" style:family="table-column">
      <style:table-column-properties style:column-width="4.625cm" style:rel-column-width="17829*"/>
    </style:style>
    <style:style style:name="Table9.A1" style:family="table-cell">
      <style:table-cell-properties fo:padding="0cm" fo:border="none"/>
    </style:style>
    <style:style style:name="Table10" style:family="table">
      <style:table-properties style:width="17cm" fo:margin-top="0cm" fo:margin-bottom="0.3cm" table:align="margins" style:may-break-between-rows="false"/>
    </style:style>
    <style:style style:name="Table10.A" style:family="table-column">
      <style:table-column-properties style:column-width="1.108cm" style:rel-column-width="4270*"/>
    </style:style>
    <style:style style:name="Table10.B" style:family="table-column">
      <style:table-column-properties style:column-width="11.291cm" style:rel-column-width="43524*"/>
    </style:style>
    <style:style style:name="Table10.C" style:family="table-column">
      <style:table-column-properties style:column-width="4.602cm" style:rel-column-width="17741*"/>
    </style:style>
    <style:style style:name="Table10.A1" style:family="table-cell">
      <style:table-cell-properties fo:padding="0cm" fo:border="none"/>
    </style:style>
    <style:style style:name="Table11" style:family="table">
      <style:table-properties style:width="17.115cm" fo:margin-left="-0.115cm" table:align="left" style:may-break-between-rows="false"/>
    </style:style>
    <style:style style:name="Table11.A" style:family="table-column">
      <style:table-column-properties style:column-width="10.797cm"/>
    </style:style>
    <style:style style:name="Table11.B" style:family="table-column">
      <style:table-column-properties style:column-width="6.318cm"/>
    </style:style>
    <style:style style:name="Table11.1" style:family="table-row">
      <style:table-row-properties style:min-row-height="4.098cm" fo:keep-together="always"/>
    </style:style>
    <style:style style:name="Table11.A1" style:family="table-cell">
      <style:table-cell-properties fo:padding="0.097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fo:font-style="normal" officeooo:paragraph-rsid="00ba8247" style:font-style-asian="normal" style:font-style-complex="normal"/>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598772" officeooo:paragraph-rsid="00ba8247"/>
    </style:style>
    <style:style style:name="P10" style:family="paragraph" style:parent-style-name="Text_20_body">
      <style:text-properties officeooo:rsid="0017d4d9" officeooo:paragraph-rsid="00ba8247"/>
    </style:style>
    <style:style style:name="P11" style:family="paragraph" style:parent-style-name="Text_20_body">
      <style:paragraph-properties fo:orphans="0" fo:widows="0"/>
      <style:text-properties officeooo:rsid="00cea859" officeooo:paragraph-rsid="00ba8247"/>
    </style:style>
    <style:style style:name="P12" style:family="paragraph" style:parent-style-name="Text_20_body">
      <style:text-properties officeooo:rsid="017125f5" officeooo:paragraph-rsid="00ba8247"/>
    </style:style>
    <style:style style:name="P13" style:family="paragraph" style:parent-style-name="Text_20_body">
      <style:text-properties officeooo:paragraph-rsid="00ba8247"/>
    </style:style>
    <style:style style:name="P14" style:family="paragraph" style:parent-style-name="Text_20_body">
      <style:text-properties officeooo:paragraph-rsid="00bdfa04"/>
    </style:style>
    <style:style style:name="P15" style:family="paragraph" style:parent-style-name="Text_20_body">
      <style:text-properties officeooo:paragraph-rsid="00bf6e92"/>
    </style:style>
    <style:style style:name="P16" style:family="paragraph" style:parent-style-name="Text_20_body">
      <style:text-properties officeooo:paragraph-rsid="00c51183"/>
    </style:style>
    <style:style style:name="P17" style:family="paragraph" style:parent-style-name="Text_20_body">
      <style:text-properties officeooo:paragraph-rsid="00cae1c5"/>
    </style:style>
    <style:style style:name="P18" style:family="paragraph" style:parent-style-name="Text_20_body">
      <style:text-properties officeooo:rsid="00ce6af3" officeooo:paragraph-rsid="00ce6af3"/>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774a7"/>
    </style:style>
    <style:style style:name="P21" style:family="paragraph" style:parent-style-name="Text_20_body">
      <style:text-properties officeooo:rsid="00eac3af" officeooo:paragraph-rsid="00eac3af"/>
    </style:style>
    <style:style style:name="P22" style:family="paragraph" style:parent-style-name="Text_20_body">
      <style:text-properties officeooo:paragraph-rsid="00eeab0a"/>
    </style:style>
    <style:style style:name="P23" style:family="paragraph" style:parent-style-name="Text_20_body">
      <style:text-properties officeooo:paragraph-rsid="00f61cfd"/>
    </style:style>
    <style:style style:name="P24" style:family="paragraph" style:parent-style-name="Text_20_body">
      <style:text-properties officeooo:paragraph-rsid="01060fc9"/>
    </style:style>
    <style:style style:name="P25" style:family="paragraph" style:parent-style-name="Text_20_body">
      <style:text-properties officeooo:paragraph-rsid="010fec0e"/>
    </style:style>
    <style:style style:name="P26" style:family="paragraph" style:parent-style-name="Text_20_body">
      <style:text-properties officeooo:paragraph-rsid="01102b14"/>
    </style:style>
    <style:style style:name="P27" style:family="paragraph" style:parent-style-name="Text_20_body">
      <style:text-properties officeooo:paragraph-rsid="00d0cd0b"/>
    </style:style>
    <style:style style:name="P28" style:family="paragraph" style:parent-style-name="Table_20_Contents">
      <style:text-properties officeooo:paragraph-rsid="00b1a1b5"/>
    </style:style>
    <style:style style:name="P29" style:family="paragraph" style:parent-style-name="Table_20_Contents">
      <style:paragraph-properties fo:text-align="start" style:justify-single-word="false"/>
      <style:text-properties officeooo:paragraph-rsid="00ba8247"/>
    </style:style>
    <style:style style:name="P30" style:family="paragraph" style:parent-style-name="Table_20_Contents">
      <style:text-properties officeooo:rsid="010e59c3" officeooo:paragraph-rsid="00ba8247"/>
    </style:style>
    <style:style style:name="P31" style:family="paragraph" style:parent-style-name="Table_20_Contents">
      <style:text-properties officeooo:rsid="0108fe47" officeooo:paragraph-rsid="00ba8247"/>
    </style:style>
    <style:style style:name="P32" style:family="paragraph" style:parent-style-name="Table_20_Contents">
      <style:text-properties officeooo:rsid="010a2a33" officeooo:paragraph-rsid="00ba8247"/>
    </style:style>
    <style:style style:name="P33" style:family="paragraph" style:parent-style-name="Table_20_Contents">
      <style:text-properties officeooo:rsid="01183712" officeooo:paragraph-rsid="00ba8247"/>
    </style:style>
    <style:style style:name="P34" style:family="paragraph" style:parent-style-name="Table_20_Contents">
      <style:text-properties officeooo:rsid="011a3754" officeooo:paragraph-rsid="00ba8247"/>
    </style:style>
    <style:style style:name="P35" style:family="paragraph" style:parent-style-name="Table_20_Contents">
      <style:paragraph-properties fo:text-align="end" style:justify-single-word="false"/>
      <style:text-properties fo:font-size="14pt" officeooo:paragraph-rsid="00ba8247"/>
    </style:style>
    <style:style style:name="P36" style:family="paragraph" style:parent-style-name="Table_20_Contents">
      <style:text-properties officeooo:paragraph-rsid="00ba8247"/>
    </style:style>
    <style:style style:name="P37" style:family="paragraph" style:parent-style-name="Table_20_Contents">
      <style:paragraph-properties fo:text-align="start" style:justify-single-word="false"/>
      <style:text-properties fo:font-size="12pt" officeooo:rsid="00eac3af" officeooo:paragraph-rsid="00eac3af" style:font-size-asian="12pt" style:font-size-complex="12pt"/>
    </style:style>
    <style:style style:name="P38" style:family="paragraph" style:parent-style-name="Table_20_Contents">
      <style:text-properties fo:font-size="12pt" officeooo:rsid="00eac3af" officeooo:paragraph-rsid="00eac3af" style:font-size-asian="12pt" style:font-size-complex="12pt"/>
    </style:style>
    <style:style style:name="P39" style:family="paragraph" style:parent-style-name="Table_20_Contents">
      <style:text-properties fo:font-size="12pt" officeooo:rsid="00eac3af" officeooo:paragraph-rsid="00ce6af3" style:font-size-asian="12pt" style:font-size-complex="12pt"/>
    </style:style>
    <style:style style:name="P40" style:family="paragraph" style:parent-style-name="Table_20_Contents">
      <style:text-properties style:font-name="Liberation Sans" officeooo:rsid="0112a380" officeooo:paragraph-rsid="0112a380"/>
    </style:style>
    <style:style style:name="P41" style:family="paragraph" style:parent-style-name="Table_20_Contents">
      <style:text-properties style:font-name="Liberation Sans" fo:font-size="10pt" officeooo:rsid="0112a380" officeooo:paragraph-rsid="0112a380" style:font-size-asian="10.5pt"/>
    </style:style>
    <style:style style:name="P42" style:family="paragraph" style:parent-style-name="Table_20_Contents">
      <style:text-properties officeooo:paragraph-rsid="0112a380"/>
    </style:style>
    <style:style style:name="P43" style:family="paragraph" style:parent-style-name="Table_20_Contents">
      <style:text-properties officeooo:rsid="0112a380" officeooo:paragraph-rsid="0112a380"/>
    </style:style>
    <style:style style:name="P44" style:family="paragraph" style:parent-style-name="Table_20_Contents">
      <style:text-properties officeooo:rsid="0112a380" officeooo:paragraph-rsid="00ba8247"/>
    </style:style>
    <style:style style:name="P45" style:family="paragraph" style:parent-style-name="Text_20_Note">
      <style:text-properties officeooo:paragraph-rsid="00b1a1b5"/>
    </style:style>
    <style:style style:name="P46" style:family="paragraph" style:parent-style-name="Text_20_Note">
      <style:text-properties officeooo:paragraph-rsid="00ba8247"/>
    </style:style>
    <style:style style:name="P47" style:family="paragraph" style:parent-style-name="Text_20_Note">
      <style:text-properties officeooo:paragraph-rsid="00e0067b"/>
    </style:style>
    <style:style style:name="P48" style:family="paragraph" style:parent-style-name="Table_20_Heading">
      <style:text-properties fo:font-size="10.5pt" officeooo:paragraph-rsid="00b1a1b5" style:font-size-asian="10.5pt" style:font-size-complex="10.5pt"/>
    </style:style>
    <style:style style:name="P49" style:family="paragraph" style:parent-style-name="Table_20_Heading">
      <style:text-properties officeooo:paragraph-rsid="00ba8247"/>
    </style:style>
    <style:style style:name="P50" style:family="paragraph" style:parent-style-name="Guide_20_Name">
      <style:text-properties fo:language="en" fo:country="US" officeooo:rsid="001f0121" officeooo:paragraph-rsid="001f0121"/>
    </style:style>
    <style:style style:name="P51" style:family="paragraph" style:parent-style-name="Text_20_body">
      <style:paragraph-properties fo:margin-top="0cm" fo:margin-bottom="0cm" loext:contextual-spacing="false" style:writing-mode="page"/>
      <style:text-properties officeooo:paragraph-rsid="00ba8247"/>
    </style:style>
    <style:style style:name="P52" style:family="paragraph" style:parent-style-name="Figure">
      <style:paragraph-properties fo:margin-top="0cm" fo:margin-bottom="0cm" loext:contextual-spacing="false" style:writing-mode="page"/>
      <style:text-properties officeooo:paragraph-rsid="00ba8247"/>
    </style:style>
    <style:style style:name="P53" style:family="paragraph" style:parent-style-name="Text_20_body" style:master-page-name="">
      <style:paragraph-properties style:page-number="auto" fo:keep-with-next="always"/>
      <style:text-properties officeooo:paragraph-rsid="00ba8247"/>
    </style:style>
    <style:style style:name="P54" style:family="paragraph" style:parent-style-name="Text_20_body" style:master-page-name="">
      <style:paragraph-properties style:page-number="auto" fo:keep-with-next="always"/>
      <style:text-properties fo:language="en" fo:country="US" officeooo:rsid="0139603a" officeooo:paragraph-rsid="00ce7388"/>
    </style:style>
    <style:style style:name="P55" style:family="paragraph" style:parent-style-name="Text_20_body" style:master-page-name="">
      <style:paragraph-properties style:page-number="auto" fo:keep-with-next="always" style:writing-mode="page"/>
      <style:text-properties officeooo:paragraph-rsid="00ba8247"/>
    </style:style>
    <style:style style:name="P56" style:family="paragraph" style:parent-style-name="Text_20_body" style:master-page-name="">
      <style:paragraph-properties fo:keep-together="always" fo:orphans="0" fo:widows="0" style:page-number="auto" style:writing-mode="page"/>
      <style:text-properties officeooo:rsid="00cea859" officeooo:paragraph-rsid="00ba8247"/>
    </style:style>
    <style:style style:name="P57" style:family="paragraph" style:parent-style-name="Text_20_body" style:master-page-name="">
      <style:paragraph-properties fo:keep-together="always" fo:orphans="0" fo:widows="0" style:page-number="auto" style:writing-mode="page"/>
      <style:text-properties officeooo:paragraph-rsid="00ba8247"/>
    </style:style>
    <style:style style:name="P58" style:family="paragraph" style:parent-style-name="Text_20_body" style:master-page-name="">
      <style:paragraph-properties style:page-number="auto" fo:keep-with-next="auto" style:writing-mode="page"/>
      <style:text-properties officeooo:paragraph-rsid="00ba8247"/>
    </style:style>
    <style:style style:name="P59" style:family="paragraph" style:parent-style-name="Text_20_Body_20_List_20_Intro" style:master-page-name="">
      <style:paragraph-properties fo:orphans="2" fo:widows="2" style:page-number="auto" fo:keep-with-next="auto"/>
      <style:text-properties officeooo:paragraph-rsid="00ba8247"/>
    </style:style>
    <style:style style:name="P60" style:family="paragraph" style:parent-style-name="Text_20_body_20_indent">
      <style:text-properties officeooo:paragraph-rsid="00ba8247"/>
    </style:style>
    <style:style style:name="P61" style:family="paragraph" style:parent-style-name="Figure">
      <style:paragraph-properties fo:margin-top="0.199cm" fo:margin-bottom="0.21cm" loext:contextual-spacing="false"/>
      <style:text-properties officeooo:paragraph-rsid="00ba8247"/>
    </style:style>
    <style:style style:name="P62" style:family="paragraph" style:parent-style-name="Text_20_Note">
      <style:paragraph-properties fo:margin-top="0cm" fo:margin-bottom="0.499cm" loext:contextual-spacing="false" style:writing-mode="page"/>
      <style:text-properties officeooo:paragraph-rsid="00ba8247"/>
    </style:style>
    <style:style style:name="P63" style:family="paragraph" style:parent-style-name="Text_20_Note">
      <style:paragraph-properties fo:margin-top="0cm" fo:margin-bottom="0.6cm" loext:contextual-spacing="false"/>
      <style:text-properties officeooo:paragraph-rsid="00ba8247"/>
    </style:style>
    <style:style style:name="P64" style:family="paragraph" style:parent-style-name="Definition_20_Term">
      <style:text-properties officeooo:paragraph-rsid="00ba8247"/>
    </style:style>
    <style:style style:name="P65" style:family="paragraph" style:parent-style-name="Figure">
      <style:text-properties officeooo:paragraph-rsid="00ba8247"/>
    </style:style>
    <style:style style:name="P66" style:family="paragraph" style:parent-style-name="Figure">
      <style:text-properties officeooo:paragraph-rsid="00ce7388"/>
    </style:style>
    <style:style style:name="P67" style:family="paragraph" style:parent-style-name="Figure">
      <style:text-properties fo:language="en" fo:country="US" fo:font-style="normal" style:font-style-asian="normal" style:font-style-complex="normal"/>
    </style:style>
    <style:style style:name="P68" style:family="paragraph" style:parent-style-name="Figure">
      <style:paragraph-properties fo:margin-top="0.203cm" fo:margin-bottom="0.457cm" loext:contextual-spacing="false" style:writing-mode="page"/>
      <style:text-properties officeooo:paragraph-rsid="00ba8247"/>
    </style:style>
    <style:style style:name="P69" style:family="paragraph" style:parent-style-name="Caption">
      <style:text-properties officeooo:paragraph-rsid="015a9212"/>
    </style:style>
    <style:style style:name="P70" style:family="paragraph" style:parent-style-name="Caption">
      <style:text-properties officeooo:paragraph-rsid="015dccc7"/>
    </style:style>
    <style:style style:name="P71" style:family="paragraph" style:parent-style-name="Caption">
      <style:text-properties officeooo:paragraph-rsid="00d51536"/>
    </style:style>
    <style:style style:name="P72" style:family="paragraph" style:parent-style-name="Caption">
      <style:text-properties officeooo:paragraph-rsid="012cc270"/>
    </style:style>
    <style:style style:name="P73" style:family="paragraph" style:parent-style-name="Caption">
      <style:text-properties officeooo:paragraph-rsid="00ba8247"/>
    </style:style>
    <style:style style:name="P74" style:family="paragraph" style:parent-style-name="Caption">
      <style:paragraph-properties fo:margin-left="1.27cm" fo:margin-right="0cm" fo:margin-top="0cm" fo:margin-bottom="0.3cm" loext:contextual-spacing="false" fo:text-indent="0cm" style:auto-text-indent="false"/>
      <style:text-properties officeooo:paragraph-rsid="00ba8247"/>
    </style:style>
    <style:style style:name="P75" style:family="paragraph" style:parent-style-name="Caption">
      <style:paragraph-properties fo:margin-top="0cm" fo:margin-bottom="0.101cm" loext:contextual-spacing="false" style:writing-mode="page"/>
      <style:text-properties officeooo:paragraph-rsid="00ba8247"/>
    </style:style>
    <style:style style:name="P76" style:family="paragraph" style:parent-style-name="Table_20_Contents">
      <style:paragraph-properties fo:margin-top="0cm" fo:margin-bottom="0.101cm" loext:contextual-spacing="false" fo:text-align="start" style:justify-single-word="false"/>
      <style:text-properties officeooo:paragraph-rsid="00ba8247"/>
    </style:style>
    <style:style style:name="P77" style:family="paragraph" style:parent-style-name="Text_20_body">
      <style:paragraph-properties fo:margin-top="0.3cm" fo:margin-bottom="0.199cm" loext:contextual-spacing="false"/>
      <style:text-properties officeooo:rsid="00baa1c6" officeooo:paragraph-rsid="00ba8247"/>
    </style:style>
    <style:style style:name="P78" style:family="paragraph" style:parent-style-name="Title">
      <style:text-properties fo:language="en" fo:country="US" officeooo:rsid="001f0121" officeooo:paragraph-rsid="00ba8247"/>
    </style:style>
    <style:style style:name="P79" style:family="paragraph" style:parent-style-name="Standard">
      <style:text-properties officeooo:paragraph-rsid="00ba8247"/>
    </style:style>
    <style:style style:name="P80" style:family="paragraph" style:parent-style-name="Text_20_Body_20_List_20_Intro">
      <style:text-properties officeooo:paragraph-rsid="00ba8247"/>
    </style:style>
    <style:style style:name="P81" style:family="paragraph" style:parent-style-name="Text_20_Body_20_List_20_Intro">
      <style:text-properties officeooo:paragraph-rsid="00e0067b"/>
    </style:style>
    <style:style style:name="P82" style:family="paragraph" style:parent-style-name="Text_20_body">
      <style:paragraph-properties fo:orphans="0" fo:widows="0" style:writing-mode="page"/>
      <style:text-properties officeooo:paragraph-rsid="00ba8247"/>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Text_20_Note" style:master-page-name="">
      <style:paragraph-properties fo:margin-top="0cm" fo:margin-bottom="0.199cm" loext:contextual-spacing="false" style:page-number="auto"/>
      <style:text-properties officeooo:paragraph-rsid="00ba8247"/>
    </style:style>
    <style:style style:name="P87" style:family="paragraph" style:parent-style-name="Text_20_Note" style:master-page-name="">
      <style:paragraph-properties fo:margin-left="1cm" fo:margin-right="0.9cm" fo:text-indent="0cm" style:auto-text-indent="false" style:page-number="auto"/>
      <style:text-properties officeooo:paragraph-rsid="00db5489"/>
    </style:style>
    <style:style style:name="P88" style:family="paragraph" style:parent-style-name="Subtitle">
      <style:text-properties officeooo:paragraph-rsid="00ba8247"/>
    </style:style>
    <style:style style:name="P89" style:family="paragraph" style:parent-style-name="Figure">
      <style:paragraph-properties fo:margin-top="0.199cm" fo:margin-bottom="0.3cm" loext:contextual-spacing="false"/>
      <style:text-properties officeooo:paragraph-rsid="00ba8247"/>
    </style:style>
    <style:style style:name="P9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1" style:family="paragraph" style:parent-style-name="Heading_20_1">
      <style:text-properties officeooo:rsid="01291ccd" officeooo:paragraph-rsid="00ba8247"/>
    </style:style>
    <style:style style:name="P92" style:family="paragraph" style:parent-style-name="Heading_20_1">
      <style:text-properties officeooo:paragraph-rsid="00ba8247"/>
    </style:style>
    <style:style style:name="P93" style:family="paragraph" style:parent-style-name="Heading_20_1" style:master-page-name="">
      <style:paragraph-properties style:page-number="auto" fo:keep-with-next="always"/>
      <style:text-properties officeooo:paragraph-rsid="00ce7388"/>
    </style:style>
    <style:style style:name="P94" style:family="paragraph" style:parent-style-name="Heading_20_1" style:master-page-name="LOFrontMatter">
      <style:paragraph-properties style:page-number="auto"/>
      <style:text-properties fo:language="en" fo:country="US"/>
    </style:style>
    <style:style style:name="P95" style:family="paragraph" style:parent-style-name="Heading_20_1" style:master-page-name="Standard">
      <style:paragraph-properties style:page-number="auto"/>
      <style:text-properties officeooo:paragraph-rsid="00ba8247"/>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0ba8247"/>
    </style:style>
    <style:style style:name="P97" style:family="paragraph" style:parent-style-name="Heading_20_2">
      <style:text-properties officeooo:paragraph-rsid="00b839cc"/>
    </style:style>
    <style:style style:name="P98" style:family="paragraph" style:parent-style-name="Heading_20_2">
      <style:text-properties officeooo:paragraph-rsid="00b1a1b5"/>
    </style:style>
    <style:style style:name="P99" style:family="paragraph" style:parent-style-name="Heading_20_2">
      <style:text-properties officeooo:paragraph-rsid="00ba8247"/>
    </style:style>
    <style:style style:name="P100" style:family="paragraph" style:parent-style-name="Heading_20_2">
      <style:text-properties officeooo:paragraph-rsid="00c1e101"/>
    </style:style>
    <style:style style:name="P101" style:family="paragraph" style:parent-style-name="Heading_20_2">
      <style:text-properties officeooo:paragraph-rsid="00c8440c"/>
    </style:style>
    <style:style style:name="P102" style:family="paragraph" style:parent-style-name="Heading_20_2">
      <style:text-properties officeooo:paragraph-rsid="00e0067b"/>
    </style:style>
    <style:style style:name="P103" style:family="paragraph" style:parent-style-name="Heading_20_2">
      <style:text-properties officeooo:paragraph-rsid="00c9b0fe"/>
    </style:style>
    <style:style style:name="P104" style:family="paragraph" style:parent-style-name="Heading_20_2">
      <style:paragraph-properties fo:margin-top="0.3cm" fo:margin-bottom="0.199cm" loext:contextual-spacing="false"/>
    </style:style>
    <style:style style:name="P105" style:family="paragraph" style:parent-style-name="Heading_20_2">
      <style:paragraph-properties fo:margin-top="0.6cm" fo:margin-bottom="0.199cm" loext:contextual-spacing="false"/>
      <style:text-properties officeooo:paragraph-rsid="00ba8247"/>
    </style:style>
    <style:style style:name="P106" style:family="paragraph" style:parent-style-name="Heading_20_3">
      <style:text-properties officeooo:paragraph-rsid="00ba8247"/>
    </style:style>
    <style:style style:name="P107" style:family="paragraph" style:parent-style-name="Heading_20_3">
      <style:text-properties officeooo:paragraph-rsid="00c8440c"/>
    </style:style>
    <style:style style:name="P108" style:family="paragraph" style:parent-style-name="Heading_20_Caution">
      <style:text-properties officeooo:rsid="00998374" officeooo:paragraph-rsid="00ba8247"/>
    </style:style>
    <style:style style:name="P109" style:family="paragraph" style:parent-style-name="Heading_20_Note">
      <style:text-properties officeooo:paragraph-rsid="00ba8247"/>
    </style:style>
    <style:style style:name="P11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11" style:family="paragraph" style:parent-style-name="Heading_20_Note">
      <style:paragraph-properties fo:margin-top="0cm" fo:margin-bottom="0.131cm" loext:contextual-spacing="false" style:writing-mode="lr-tb"/>
      <style:text-properties officeooo:paragraph-rsid="00e0067b"/>
    </style:style>
    <style:style style:name="P112" style:family="paragraph" style:parent-style-name="Heading_20_Tip">
      <style:text-properties officeooo:paragraph-rsid="00ba8247"/>
    </style:style>
    <style:style style:name="P113" style:family="paragraph" style:parent-style-name="Heading_20_Tip" style:list-style-name="Heading_20_Tip">
      <style:text-properties officeooo:paragraph-rsid="00ba8247"/>
    </style:style>
    <style:style style:name="P114" style:family="paragraph" style:parent-style-name="List_20_1">
      <style:text-properties officeooo:paragraph-rsid="00ba8247"/>
    </style:style>
    <style:style style:name="P115" style:family="paragraph" style:parent-style-name="List_20_1">
      <style:text-properties officeooo:rsid="00c5e8dc" officeooo:paragraph-rsid="00ba8247"/>
    </style:style>
    <style:style style:name="P116" style:family="paragraph" style:parent-style-name="List_20_1" style:list-style-name="List_20_1">
      <style:text-properties officeooo:paragraph-rsid="00ba8247"/>
    </style:style>
    <style:style style:name="P117" style:family="paragraph" style:parent-style-name="List_20_1">
      <style:text-properties officeooo:rsid="00b7d0e8" officeooo:paragraph-rsid="00ba8247"/>
    </style:style>
    <style:style style:name="P118" style:family="paragraph" style:parent-style-name="List_20_1">
      <style:text-properties fo:font-weight="normal" officeooo:paragraph-rsid="00ba8247"/>
    </style:style>
    <style:style style:name="P119" style:family="paragraph" style:parent-style-name="Numbering_20_1">
      <style:text-properties officeooo:paragraph-rsid="00ba8247"/>
    </style:style>
    <style:style style:name="P120" style:family="paragraph" style:parent-style-name="Numbering_20_1" style:list-style-name="Numbering_20_1">
      <style:text-properties officeooo:paragraph-rsid="00ba8247"/>
    </style:style>
    <style:style style:name="P121" style:family="paragraph" style:parent-style-name="Numbering_20_1" style:list-style-name="Numbering_20_1">
      <style:text-properties officeooo:paragraph-rsid="00d0cd0b"/>
    </style:style>
    <style:style style:name="P122" style:family="paragraph" style:parent-style-name="Numbering_20_1" style:list-style-name="Numbering_20_1">
      <style:text-properties officeooo:paragraph-rsid="00de9261"/>
    </style:style>
    <style:style style:name="P123" style:family="paragraph" style:parent-style-name="Numbering_20_1" style:list-style-name="Numbering_20_1">
      <style:text-properties officeooo:paragraph-rsid="00ccca14"/>
    </style:style>
    <style:style style:name="P124" style:family="paragraph" style:parent-style-name="Numbering_20_1">
      <style:text-properties officeooo:paragraph-rsid="00dd2597"/>
    </style:style>
    <style:style style:name="P125" style:family="paragraph" style:parent-style-name="Numbering_20_1" style:list-style-name="Numbering_20_1">
      <style:text-properties officeooo:rsid="00f0f6a5" officeooo:paragraph-rsid="00ba8247"/>
    </style:style>
    <style:style style:name="P126" style:family="paragraph" style:parent-style-name="Numbering_20_1">
      <style:text-properties officeooo:paragraph-rsid="00ce7388"/>
    </style:style>
    <style:style style:name="P127" style:family="paragraph" style:parent-style-name="Numbering_20_1" style:master-page-name="">
      <style:paragraph-properties style:page-number="auto" fo:keep-with-next="always"/>
      <style:text-properties officeooo:paragraph-rsid="00ba8247"/>
    </style:style>
    <style:style style:name="P128" style:family="paragraph" style:parent-style-name="Numbering_20_1" style:master-page-name="">
      <style:paragraph-properties style:page-number="auto" fo:keep-with-next="auto"/>
      <style:text-properties officeooo:paragraph-rsid="00ce7388"/>
    </style:style>
    <style:style style:name="P129" style:family="paragraph" style:parent-style-name="Numbering_20_1">
      <style:paragraph-properties fo:margin-top="0.199cm" fo:margin-bottom="0.21cm" loext:contextual-spacing="false"/>
      <style:text-properties officeooo:paragraph-rsid="00ba8247"/>
    </style:style>
    <style:style style:name="P130" style:family="paragraph">
      <style:paragraph-properties fo:margin-left="0cm" fo:margin-right="0cm" fo:margin-top="0cm" fo:margin-bottom="0cm" fo:line-height="100%" fo:text-indent="0cm"/>
    </style:style>
    <style:style style:name="P1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1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33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4" style:family="paragraph">
      <loext:graphic-properties draw:fill="solid" draw:fill-color="#8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5" style:family="paragraph">
      <loext:graphic-properties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weight="normal" officeooo:rsid="00cb3219" style:font-weight-asian="normal" style:font-weight-complex="normal"/>
    </style:style>
    <style:style style:name="T12" style:family="text">
      <style:text-properties fo:font-weight="normal" officeooo:rsid="00bd394d" style:font-weight-asian="normal" style:font-weight-complex="normal"/>
    </style:style>
    <style:style style:name="T13" style:family="text">
      <style:text-properties fo:font-weight="normal" officeooo:rsid="00fb4763"/>
    </style:style>
    <style:style style:name="T14" style:family="text">
      <style:text-properties fo:font-weight="normal" officeooo:rsid="00bd545e"/>
    </style:style>
    <style:style style:name="T15" style:family="text">
      <style:text-properties fo:font-weight="normal" officeooo:rsid="005ec876"/>
    </style:style>
    <style:style style:name="T16" style:family="text">
      <style:text-properties fo:font-weight="normal" officeooo:rsid="00db25aa"/>
    </style:style>
    <style:style style:name="T17" style:family="text">
      <style:text-properties fo:font-weight="normal" officeooo:rsid="01554731"/>
    </style:style>
    <style:style style:name="T18" style:family="text">
      <style:text-properties fo:font-weight="normal" officeooo:rsid="00e251c2"/>
    </style:style>
    <style:style style:name="T19" style:family="text">
      <style:text-properties fo:font-weight="normal" officeooo:rsid="006e47b7"/>
    </style:style>
    <style:style style:name="T20" style:family="text">
      <style:text-properties fo:font-weight="normal" officeooo:rsid="0089f51b"/>
    </style:style>
    <style:style style:name="T21" style:family="text">
      <style:text-properties fo:font-weight="normal" officeooo:rsid="002a4e50"/>
    </style:style>
    <style:style style:name="T22" style:family="text">
      <style:text-properties fo:font-weight="normal" officeooo:rsid="00cb3219"/>
    </style:style>
    <style:style style:name="T23" style:family="text">
      <style:text-properties fo:font-weight="normal" officeooo:rsid="00cc8f1e"/>
    </style:style>
    <style:style style:name="T24" style:family="text">
      <style:text-properties fo:font-weight="normal" officeooo:rsid="009b57b6"/>
    </style:style>
    <style:style style:name="T25" style:family="text">
      <style:text-properties fo:font-weight="normal" officeooo:rsid="011ef9f3"/>
    </style:style>
    <style:style style:name="T26" style:family="text">
      <style:text-properties fo:font-weight="normal" officeooo:rsid="01638c91"/>
    </style:style>
    <style:style style:name="T27" style:family="text">
      <style:text-properties fo:font-weight="normal" officeooo:rsid="00d0b23d"/>
    </style:style>
    <style:style style:name="T28" style:family="text">
      <style:text-properties fo:font-weight="normal" officeooo:rsid="015654b2"/>
    </style:style>
    <style:style style:name="T29" style:family="text">
      <style:text-properties fo:font-weight="normal" officeooo:rsid="00bdfa04"/>
    </style:style>
    <style:style style:name="T30" style:family="text">
      <style:text-properties fo:font-weight="normal" officeooo:rsid="00d1f94e"/>
    </style:style>
    <style:style style:name="T31" style:family="text">
      <style:text-properties fo:font-weight="normal" officeooo:rsid="00fd70d1"/>
    </style:style>
    <style:style style:name="T32" style:family="text">
      <style:text-properties fo:language="en" fo:country="US"/>
    </style:style>
    <style:style style:name="T33" style:family="text">
      <style:text-properties fo:language="en" fo:country="US" officeooo:rsid="012acbad"/>
    </style:style>
    <style:style style:name="T34" style:family="text">
      <style:text-properties fo:language="en" fo:country="US" officeooo:rsid="01503802"/>
    </style:style>
    <style:style style:name="T35" style:family="text">
      <style:text-properties fo:language="en" fo:country="US" fo:font-weight="normal"/>
    </style:style>
    <style:style style:name="T36" style:family="text">
      <style:text-properties fo:language="en" fo:country="US" fo:font-weight="normal" officeooo:rsid="0086d6c2"/>
    </style:style>
    <style:style style:name="T37" style:family="text">
      <style:text-properties fo:language="en" fo:country="US" fo:font-weight="normal" officeooo:rsid="0074ee43"/>
    </style:style>
    <style:style style:name="T38" style:family="text">
      <style:text-properties fo:language="en" fo:country="US" fo:font-weight="normal" officeooo:rsid="00761472"/>
    </style:style>
    <style:style style:name="T39" style:family="text">
      <style:text-properties fo:language="en" fo:country="US" fo:font-weight="normal" officeooo:rsid="0089f51b"/>
    </style:style>
    <style:style style:name="T40" style:family="text">
      <style:text-properties fo:language="en" fo:country="US" fo:font-weight="normal" officeooo:rsid="00f11bc6"/>
    </style:style>
    <style:style style:name="T41" style:family="text">
      <style:text-properties fo:language="en" fo:country="US" fo:font-weight="normal" officeooo:rsid="00b69b0f"/>
    </style:style>
    <style:style style:name="T42" style:family="text">
      <style:text-properties fo:language="en" fo:country="US" fo:font-weight="normal" officeooo:rsid="00e433d6"/>
    </style:style>
    <style:style style:name="T43" style:family="text">
      <style:text-properties fo:language="en" fo:country="US" fo:font-weight="normal" style:font-weight-asian="normal" style:font-weight-complex="normal"/>
    </style:style>
    <style:style style:name="T44" style:family="text">
      <style:text-properties fo:language="en" fo:country="US" fo:font-weight="normal" officeooo:rsid="016ec079" style:font-weight-asian="normal" style:font-weight-complex="normal"/>
    </style:style>
    <style:style style:name="T45" style:family="text">
      <style:text-properties fo:language="en" fo:country="US" fo:font-weight="normal" officeooo:rsid="016ec079"/>
    </style:style>
    <style:style style:name="T46" style:family="text">
      <style:text-properties fo:language="en" fo:country="US" fo:font-weight="normal" officeooo:rsid="012acbad"/>
    </style:style>
    <style:style style:name="T47" style:family="text">
      <style:text-properties fo:language="en" fo:country="US" officeooo:rsid="00857b3e"/>
    </style:style>
    <style:style style:name="T48" style:family="text">
      <style:text-properties fo:language="en" fo:country="US" style:font-weight-asian="normal" style:font-weight-complex="normal"/>
    </style:style>
    <style:style style:name="T49" style:family="text">
      <style:text-properties fo:language="en" fo:country="US" officeooo:rsid="00bd394d"/>
    </style:style>
    <style:style style:name="T50" style:family="text">
      <style:text-properties fo:language="en" fo:country="US" officeooo:rsid="0128970c"/>
    </style:style>
    <style:style style:name="T51" style:family="text">
      <style:text-properties fo:language="en" fo:country="US" officeooo:rsid="00932887"/>
    </style:style>
    <style:style style:name="T52" style:family="text">
      <style:text-properties fo:language="en" fo:country="US" officeooo:rsid="00c28eb5"/>
    </style:style>
    <style:style style:name="T53" style:family="text">
      <style:text-properties style:font-weight-asian="bold" style:font-weight-complex="bold"/>
    </style:style>
    <style:style style:name="T54" style:family="text">
      <style:text-properties style:font-name="Times New Roman"/>
    </style:style>
    <style:style style:name="T55" style:family="text">
      <style:text-properties officeooo:rsid="00232bb6"/>
    </style:style>
    <style:style style:name="T56" style:family="text">
      <style:text-properties officeooo:rsid="00ead278"/>
    </style:style>
    <style:style style:name="T57" style:family="text">
      <style:text-properties officeooo:rsid="012890ff"/>
    </style:style>
    <style:style style:name="T58" style:family="text">
      <style:text-properties officeooo:rsid="00b69f97"/>
    </style:style>
    <style:style style:name="T59" style:family="text">
      <style:text-properties officeooo:rsid="00b839cc"/>
    </style:style>
    <style:style style:name="T60" style:family="text">
      <style:text-properties style:font-name="Liberation Sans"/>
    </style:style>
    <style:style style:name="T61" style:family="text">
      <style:text-properties style:font-name="Liberation Sans" fo:font-size="11pt" fo:language="en" fo:country="US"/>
    </style:style>
    <style:style style:name="T62" style:family="text">
      <style:text-properties style:font-name="Liberation Sans" fo:font-size="11pt" fo:language="en" fo:country="US" fo:font-weight="normal"/>
    </style:style>
    <style:style style:name="T63" style:family="text">
      <style:text-properties style:font-name="Liberation Sans" fo:font-size="11pt" fo:language="en" fo:country="US" officeooo:rsid="00d774a7"/>
    </style:style>
    <style:style style:name="T64" style:family="text">
      <style:text-properties style:font-name="Liberation Sans" fo:font-size="11pt" style:font-size-asian="10.5pt"/>
    </style:style>
    <style:style style:name="T65" style:family="text">
      <style:text-properties style:font-name="Liberation Sans" fo:font-size="11pt" officeooo:rsid="00bd394d" style:font-size-asian="10.5pt"/>
    </style:style>
    <style:style style:name="T66" style:family="text">
      <style:text-properties style:font-name="Liberation Sans" fo:font-size="11pt" officeooo:rsid="00bdfa04" style:font-size-asian="10.5pt"/>
    </style:style>
    <style:style style:name="T67" style:family="text">
      <style:text-properties style:font-name="Liberation Sans" fo:font-size="11pt" officeooo:rsid="015654b2" style:font-size-asian="10.5pt"/>
    </style:style>
    <style:style style:name="T68" style:family="text">
      <style:text-properties style:font-name="Liberation Sans" fo:font-size="11pt" officeooo:rsid="00bf6e92" style:font-size-asian="10.5pt"/>
    </style:style>
    <style:style style:name="T69" style:family="text">
      <style:text-properties style:font-name="Liberation Sans" fo:font-size="11pt" officeooo:rsid="00c3cc4c" style:font-size-asian="10.5pt"/>
    </style:style>
    <style:style style:name="T70" style:family="text">
      <style:text-properties style:font-name="Liberation Sans" fo:font-size="11pt" officeooo:rsid="00c51183" style:font-size-asian="10.5pt"/>
    </style:style>
    <style:style style:name="T71" style:family="text">
      <style:text-properties style:font-name="Liberation Sans" fo:font-size="11pt" officeooo:rsid="0159fe61" style:font-size-asian="10.5pt"/>
    </style:style>
    <style:style style:name="T72" style:family="text">
      <style:text-properties style:font-name="Liberation Sans" fo:font-size="11pt" officeooo:rsid="00ccca14" style:font-size-asian="10.5pt"/>
    </style:style>
    <style:style style:name="T73" style:family="text">
      <style:text-properties style:font-name="Liberation Sans" fo:font-size="11pt" officeooo:rsid="0163800b" style:font-size-asian="10.5pt"/>
    </style:style>
    <style:style style:name="T74" style:family="text">
      <style:text-properties style:font-name="Liberation Sans" fo:font-size="11pt" officeooo:rsid="00d1f94e" style:font-size-asian="10.5pt"/>
    </style:style>
    <style:style style:name="T75" style:family="text">
      <style:text-properties style:font-name="Liberation Sans" fo:font-size="11pt" officeooo:rsid="00d310fa" style:font-size-asian="10.5pt"/>
    </style:style>
    <style:style style:name="T76" style:family="text">
      <style:text-properties style:font-name="Liberation Sans" fo:font-size="11pt" officeooo:rsid="00d46084" style:font-size-asian="10.5pt"/>
    </style:style>
    <style:style style:name="T77" style:family="text">
      <style:text-properties style:font-name="Liberation Sans" fo:font-size="11pt" officeooo:rsid="00d54803" style:font-size-asian="10.5pt"/>
    </style:style>
    <style:style style:name="T78" style:family="text">
      <style:text-properties style:font-name="Liberation Sans" fo:font-size="11pt" officeooo:rsid="00d6c4ef" style:font-size-asian="10.5pt"/>
    </style:style>
    <style:style style:name="T79" style:family="text">
      <style:text-properties style:font-name="Liberation Sans" fo:font-size="11pt" officeooo:rsid="00d774a7" style:font-size-asian="10.5pt"/>
    </style:style>
    <style:style style:name="T80" style:family="text">
      <style:text-properties style:font-name="Liberation Sans" fo:font-size="11pt" officeooo:rsid="00d835bb" style:font-size-asian="10.5pt"/>
    </style:style>
    <style:style style:name="T81" style:family="text">
      <style:text-properties style:font-name="Liberation Sans" fo:font-size="11pt" officeooo:rsid="00d835bb" style:font-size-asian="10.5pt" style:font-weight-asian="normal" style:font-weight-complex="normal"/>
    </style:style>
    <style:style style:name="T82" style:family="text">
      <style:text-properties style:font-name="Liberation Sans" fo:font-size="11pt" officeooo:rsid="01580a16" style:font-size-asian="10.5pt" style:font-weight-asian="normal" style:font-weight-complex="normal"/>
    </style:style>
    <style:style style:name="T83" style:family="text">
      <style:text-properties style:font-name="Liberation Sans" fo:font-size="11pt" officeooo:rsid="0161ac6f" style:font-size-asian="10.5pt" style:font-weight-asian="normal" style:font-weight-complex="normal"/>
    </style:style>
    <style:style style:name="T84" style:family="text">
      <style:text-properties style:font-name="Liberation Sans" fo:font-size="11pt" officeooo:rsid="0110947d" style:font-size-asian="10.5pt" style:font-weight-asian="normal" style:font-weight-complex="normal"/>
    </style:style>
    <style:style style:name="T85" style:family="text">
      <style:text-properties style:font-name="Liberation Sans" fo:font-size="11pt" officeooo:rsid="00d8bf97" style:font-size-asian="10.5pt"/>
    </style:style>
    <style:style style:name="T86" style:family="text">
      <style:text-properties style:font-name="Liberation Sans" fo:font-size="11pt" officeooo:rsid="00db5489" style:font-size-asian="10.5pt"/>
    </style:style>
    <style:style style:name="T87" style:family="text">
      <style:text-properties style:font-name="Liberation Sans" fo:font-size="11pt" officeooo:rsid="00dd2597" style:font-size-asian="10.5pt"/>
    </style:style>
    <style:style style:name="T88" style:family="text">
      <style:text-properties style:font-name="Liberation Sans" fo:font-size="11pt" officeooo:rsid="0162b379" style:font-size-asian="10.5pt"/>
    </style:style>
    <style:style style:name="T89" style:family="text">
      <style:text-properties style:font-name="Liberation Sans" fo:font-size="11pt" officeooo:rsid="00e2bebb" style:font-size-asian="10.5pt"/>
    </style:style>
    <style:style style:name="T90" style:family="text">
      <style:text-properties style:font-name="Liberation Sans" fo:font-size="11pt" officeooo:rsid="00e3be24" style:font-size-asian="10.5pt"/>
    </style:style>
    <style:style style:name="T91" style:family="text">
      <style:text-properties style:font-name="Liberation Sans" fo:font-size="11pt" officeooo:rsid="00eb4d9c" style:font-size-asian="10.5pt"/>
    </style:style>
    <style:style style:name="T92" style:family="text">
      <style:text-properties style:font-name="Liberation Sans" fo:font-size="11pt" officeooo:rsid="00f2b2ec" style:font-size-asian="10.5pt"/>
    </style:style>
    <style:style style:name="T93" style:family="text">
      <style:text-properties style:font-name="Liberation Sans" fo:font-size="11pt" officeooo:rsid="00f8db79" style:font-size-asian="10.5pt"/>
    </style:style>
    <style:style style:name="T94" style:family="text">
      <style:text-properties style:font-name="Liberation Sans" fo:font-size="11pt" officeooo:rsid="010fec0e" style:font-size-asian="10.5pt"/>
    </style:style>
    <style:style style:name="T95" style:family="text">
      <style:text-properties style:font-name="Liberation Sans" fo:font-size="11pt" officeooo:rsid="01102b14" style:font-size-asian="10.5pt"/>
    </style:style>
    <style:style style:name="T96" style:family="text">
      <style:text-properties style:font-name="Liberation Sans" fo:font-size="11pt" officeooo:rsid="0110947d" style:font-size-asian="10.5pt"/>
    </style:style>
    <style:style style:name="T97" style:family="text">
      <style:text-properties style:font-name="Liberation Sans" fo:font-size="11pt" fo:font-weight="normal" officeooo:rsid="00bd394d" style:font-size-asian="10.5pt" style:font-weight-asian="normal" style:font-weight-complex="normal"/>
    </style:style>
    <style:style style:name="T98" style:family="text">
      <style:text-properties style:font-name="Liberation Sans" fo:font-size="11pt" fo:font-weight="normal" officeooo:rsid="00d1f94e" style:font-size-asian="10.5pt"/>
    </style:style>
    <style:style style:name="T99" style:family="text">
      <style:text-properties style:font-name="Liberation Sans" fo:font-size="11pt" fo:font-style="italic" officeooo:rsid="01102b14" style:font-size-asian="10.5pt" style:font-style-asian="italic" style:font-style-complex="italic"/>
    </style:style>
    <style:style style:name="T100" style:family="text">
      <style:text-properties style:font-name="Liberation Sans" officeooo:rsid="015d9a1b"/>
    </style:style>
    <style:style style:name="T101" style:family="text">
      <style:text-properties style:font-name="Liberation Sans" officeooo:rsid="017247b5"/>
    </style:style>
    <style:style style:name="T102" style:family="text">
      <style:text-properties style:font-name="Liberation Sans" officeooo:rsid="01755524"/>
    </style:style>
    <style:style style:name="T103" style:family="text">
      <style:text-properties style:font-name="Liberation Sans" officeooo:rsid="00c3cc4c"/>
    </style:style>
    <style:style style:name="T104" style:family="text">
      <style:text-properties officeooo:rsid="00932887"/>
    </style:style>
    <style:style style:name="T105" style:family="text">
      <style:text-properties officeooo:rsid="00ba8247"/>
    </style:style>
    <style:style style:name="T106" style:family="text">
      <style:text-properties officeooo:rsid="00c28eb5"/>
    </style:style>
    <style:style style:name="T107" style:family="text">
      <style:text-properties officeooo:rsid="0123f90c"/>
    </style:style>
    <style:style style:name="T108" style:family="text">
      <style:text-properties officeooo:rsid="00c5e8dc"/>
    </style:style>
    <style:style style:name="T109" style:family="text">
      <style:text-properties officeooo:rsid="012511a9"/>
    </style:style>
    <style:style style:name="T110" style:family="text">
      <style:text-properties officeooo:rsid="00209a87"/>
    </style:style>
    <style:style style:name="T111" style:family="text">
      <style:text-properties officeooo:rsid="001ccfb7"/>
    </style:style>
    <style:style style:name="T112" style:family="text">
      <style:text-properties officeooo:rsid="0019eaa6"/>
    </style:style>
    <style:style style:name="T113" style:family="text">
      <style:text-properties officeooo:rsid="0126f72d"/>
    </style:style>
    <style:style style:name="T114" style:family="text">
      <style:text-properties officeooo:rsid="01503802"/>
    </style:style>
    <style:style style:name="T115" style:family="text">
      <style:text-properties officeooo:rsid="0046d759"/>
    </style:style>
    <style:style style:name="T116" style:family="text">
      <style:text-properties officeooo:rsid="01521d97"/>
    </style:style>
    <style:style style:name="T117" style:family="text">
      <style:text-properties officeooo:rsid="00fb4763"/>
    </style:style>
    <style:style style:name="T118" style:family="text">
      <style:text-properties officeooo:rsid="0153b46e"/>
    </style:style>
    <style:style style:name="T119" style:family="text">
      <style:text-properties officeooo:rsid="012acbad"/>
    </style:style>
    <style:style style:name="T120" style:family="text">
      <style:text-properties officeooo:rsid="01140847"/>
    </style:style>
    <style:style style:name="T121" style:family="text">
      <style:text-properties officeooo:rsid="005ec876"/>
    </style:style>
    <style:style style:name="T122" style:family="text">
      <style:text-properties officeooo:rsid="00c76ae0"/>
    </style:style>
    <style:style style:name="T123" style:family="text">
      <style:text-properties officeooo:rsid="0151760d"/>
    </style:style>
    <style:style style:name="T124" style:family="text">
      <style:text-properties officeooo:rsid="012afb4e"/>
    </style:style>
    <style:style style:name="T125" style:family="text">
      <style:text-properties officeooo:rsid="005cd537"/>
    </style:style>
    <style:style style:name="T126" style:family="text">
      <style:text-properties officeooo:rsid="00be3c06"/>
    </style:style>
    <style:style style:name="T127" style:family="text">
      <style:text-properties officeooo:rsid="005fd5a4"/>
    </style:style>
    <style:style style:name="T128" style:family="text">
      <style:text-properties officeooo:rsid="0061a43d"/>
    </style:style>
    <style:style style:name="T129" style:family="text">
      <style:text-properties officeooo:rsid="00291520"/>
    </style:style>
    <style:style style:name="T130" style:family="text">
      <style:text-properties officeooo:rsid="00db25aa"/>
    </style:style>
    <style:style style:name="T131" style:family="text">
      <style:text-properties officeooo:rsid="01554731"/>
    </style:style>
    <style:style style:name="T132" style:family="text">
      <style:text-properties officeooo:rsid="00c94b05"/>
    </style:style>
    <style:style style:name="T133" style:family="text">
      <style:text-properties officeooo:rsid="0157832b"/>
    </style:style>
    <style:style style:name="T134" style:family="text">
      <style:text-properties officeooo:rsid="0108fe47"/>
    </style:style>
    <style:style style:name="T135" style:family="text">
      <style:text-properties officeooo:rsid="00b34d94"/>
    </style:style>
    <style:style style:name="T136" style:family="text">
      <style:text-properties officeooo:rsid="010a2a33"/>
    </style:style>
    <style:style style:name="T137" style:family="text">
      <style:text-properties style:font-name="Liberation Sans6"/>
    </style:style>
    <style:style style:name="T138" style:family="text">
      <style:text-properties officeooo:rsid="006c7f55"/>
    </style:style>
    <style:style style:name="T139" style:family="text">
      <style:text-properties officeooo:rsid="015743aa"/>
    </style:style>
    <style:style style:name="T140" style:family="text">
      <style:text-properties officeooo:rsid="0109da23"/>
    </style:style>
    <style:style style:name="T141" style:family="text">
      <style:text-properties style:font-name="Liberation Sans7" officeooo:rsid="0109da23"/>
    </style:style>
    <style:style style:name="T142" style:family="text">
      <style:text-properties officeooo:rsid="00e251c2"/>
    </style:style>
    <style:style style:name="T143" style:family="text">
      <style:text-properties officeooo:rsid="00729067"/>
    </style:style>
    <style:style style:name="T144" style:family="text">
      <style:text-properties officeooo:rsid="00b4cad4"/>
    </style:style>
    <style:style style:name="T145" style:family="text">
      <style:text-properties officeooo:rsid="00dd9dc0"/>
    </style:style>
    <style:style style:name="T146" style:family="text">
      <style:text-properties officeooo:rsid="01598772"/>
    </style:style>
    <style:style style:name="T147" style:family="text">
      <style:text-properties officeooo:rsid="008e2c1c"/>
    </style:style>
    <style:style style:name="T148" style:family="text">
      <style:text-properties officeooo:rsid="0072c9b3"/>
    </style:style>
    <style:style style:name="T149" style:family="text">
      <style:text-properties officeooo:rsid="015bec8c"/>
    </style:style>
    <style:style style:name="T150" style:family="text">
      <style:text-properties officeooo:rsid="0159c9fe"/>
    </style:style>
    <style:style style:name="T151" style:family="text">
      <style:text-properties officeooo:rsid="007cffe3"/>
    </style:style>
    <style:style style:name="T152" style:family="text">
      <style:text-properties officeooo:rsid="00167068"/>
    </style:style>
    <style:style style:name="T153" style:family="text">
      <style:text-properties officeooo:rsid="0086d6c2"/>
    </style:style>
    <style:style style:name="T154" style:family="text">
      <style:text-properties officeooo:rsid="00f11bc6"/>
    </style:style>
    <style:style style:name="T155" style:family="text">
      <style:text-properties officeooo:rsid="008f9cb2"/>
    </style:style>
    <style:style style:name="T156" style:family="text">
      <style:text-properties officeooo:rsid="00e433d6"/>
    </style:style>
    <style:style style:name="T157" style:family="text">
      <style:text-properties officeooo:rsid="00737aaf"/>
    </style:style>
    <style:style style:name="T158" style:family="text">
      <style:text-properties officeooo:rsid="00dde186"/>
    </style:style>
    <style:style style:name="T159" style:family="text">
      <style:text-properties officeooo:rsid="00b69b0f"/>
    </style:style>
    <style:style style:name="T160" style:family="text">
      <style:text-properties officeooo:rsid="00898e4e"/>
    </style:style>
    <style:style style:name="T161" style:family="text">
      <style:text-properties officeooo:rsid="0089f51b"/>
    </style:style>
    <style:style style:name="T162" style:family="text">
      <style:text-properties officeooo:rsid="015d9a1b"/>
    </style:style>
    <style:style style:name="T163" style:family="text">
      <style:text-properties officeooo:rsid="015dccc7"/>
    </style:style>
    <style:style style:name="T164" style:family="text">
      <style:text-properties officeooo:rsid="017247b5"/>
    </style:style>
    <style:style style:name="T165" style:family="text">
      <style:text-properties officeooo:rsid="015fa9ed"/>
    </style:style>
    <style:style style:name="T166" style:family="text">
      <style:text-properties officeooo:rsid="00b7d0e8"/>
    </style:style>
    <style:style style:name="T167" style:family="text">
      <style:text-properties officeooo:rsid="01142ace"/>
    </style:style>
    <style:style style:name="T168" style:family="text">
      <style:text-properties officeooo:rsid="00e6db16"/>
    </style:style>
    <style:style style:name="T169" style:family="text">
      <style:text-properties officeooo:rsid="008c4b24"/>
    </style:style>
    <style:style style:name="T170" style:family="text">
      <style:text-properties officeooo:rsid="01160f59"/>
    </style:style>
    <style:style style:name="T171" style:family="text">
      <style:text-properties officeooo:rsid="0176886f"/>
    </style:style>
    <style:style style:name="T172" style:family="text">
      <style:text-properties officeooo:rsid="014d6b22"/>
    </style:style>
    <style:style style:name="T173" style:family="text">
      <style:text-properties officeooo:rsid="00cbba2a"/>
    </style:style>
    <style:style style:name="T174" style:family="text">
      <style:text-properties officeooo:rsid="00d340bb"/>
    </style:style>
    <style:style style:name="T175" style:family="text">
      <style:text-properties officeooo:rsid="00cf4c2b"/>
    </style:style>
    <style:style style:name="T176" style:family="text">
      <style:text-properties officeooo:rsid="00d0f246"/>
    </style:style>
    <style:style style:name="T177" style:family="text">
      <style:text-properties officeooo:rsid="0160dc6a"/>
    </style:style>
    <style:style style:name="T178" style:family="text">
      <style:text-properties officeooo:rsid="0115b6b9"/>
    </style:style>
    <style:style style:name="T179" style:family="text">
      <style:text-properties officeooo:rsid="012b5806"/>
    </style:style>
    <style:style style:name="T180" style:family="text">
      <style:text-properties officeooo:rsid="0113ae01"/>
    </style:style>
    <style:style style:name="T181" style:family="text">
      <style:text-properties officeooo:rsid="010baa20"/>
    </style:style>
    <style:style style:name="T182" style:family="text">
      <style:text-properties officeooo:rsid="01183712"/>
    </style:style>
    <style:style style:name="T183" style:family="text">
      <style:text-properties officeooo:rsid="01195884"/>
    </style:style>
    <style:style style:name="T184" style:family="text">
      <style:text-properties officeooo:rsid="00c1512b"/>
    </style:style>
    <style:style style:name="T185" style:family="text">
      <style:text-properties officeooo:rsid="00935aa8"/>
    </style:style>
    <style:style style:name="T186" style:family="text">
      <style:text-properties officeooo:rsid="012eeb57"/>
    </style:style>
    <style:style style:name="T187" style:family="text">
      <style:text-properties officeooo:rsid="011a3754"/>
    </style:style>
    <style:style style:name="T188" style:family="text">
      <style:text-properties officeooo:rsid="011bd4a6"/>
    </style:style>
    <style:style style:name="T189" style:family="text">
      <style:text-properties officeooo:rsid="0126452e"/>
    </style:style>
    <style:style style:name="T190" style:family="text">
      <style:text-properties officeooo:rsid="016bbfc8"/>
    </style:style>
    <style:style style:name="T191" style:family="text">
      <style:text-properties officeooo:rsid="01755524"/>
    </style:style>
    <style:style style:name="T192" style:family="text">
      <style:text-properties officeooo:rsid="017125f5"/>
    </style:style>
    <style:style style:name="T193" style:family="text">
      <style:text-properties officeooo:rsid="00cb3219"/>
    </style:style>
    <style:style style:name="T194" style:family="text">
      <style:text-properties officeooo:rsid="014be7e3"/>
    </style:style>
    <style:style style:name="T195" style:family="text">
      <style:text-properties officeooo:rsid="00ce0170"/>
    </style:style>
    <style:style style:name="T196" style:family="text">
      <style:text-properties officeooo:rsid="00d0b23d"/>
    </style:style>
    <style:style style:name="T197" style:family="text">
      <style:text-properties officeooo:rsid="0093f26c"/>
    </style:style>
    <style:style style:name="T198" style:family="text">
      <style:text-properties officeooo:rsid="009b57b6"/>
    </style:style>
    <style:style style:name="T199" style:family="text">
      <style:text-properties officeooo:rsid="0099cd12"/>
    </style:style>
    <style:style style:name="T200" style:family="text">
      <style:text-properties officeooo:rsid="011ef9f3"/>
    </style:style>
    <style:style style:name="T201" style:family="text">
      <style:text-properties officeooo:rsid="0030d1ad"/>
    </style:style>
    <style:style style:name="T202" style:family="text">
      <style:text-properties officeooo:rsid="009c7ba3"/>
    </style:style>
    <style:style style:name="T203" style:family="text">
      <style:text-properties officeooo:rsid="00a080d5"/>
    </style:style>
    <style:style style:name="T204" style:family="text">
      <style:text-properties officeooo:rsid="00d1f573"/>
    </style:style>
    <style:style style:name="T205" style:family="text">
      <style:text-properties officeooo:rsid="002d91f3"/>
    </style:style>
    <style:style style:name="T206" style:family="text">
      <style:text-properties officeooo:rsid="00bc073f"/>
    </style:style>
    <style:style style:name="T207" style:family="text">
      <style:text-properties officeooo:rsid="012bc497"/>
    </style:style>
    <style:style style:name="T208" style:family="text">
      <style:text-properties officeooo:rsid="00aacfb4"/>
    </style:style>
    <style:style style:name="T209" style:family="text">
      <style:text-properties officeooo:rsid="00b3c53f"/>
    </style:style>
    <style:style style:name="T210" style:family="text">
      <style:text-properties officeooo:rsid="00ab6654"/>
    </style:style>
    <style:style style:name="T211" style:family="text">
      <style:text-properties officeooo:rsid="00b5bf3c"/>
    </style:style>
    <style:style style:name="T212" style:family="text">
      <style:text-properties officeooo:rsid="00b77ae3"/>
    </style:style>
    <style:style style:name="T213" style:family="text">
      <style:text-properties officeooo:rsid="0164b463"/>
    </style:style>
    <style:style style:name="T214" style:family="text">
      <style:text-properties officeooo:rsid="00ac8c7b"/>
    </style:style>
    <style:style style:name="T215" style:family="text">
      <style:text-properties officeooo:rsid="00aee0a5"/>
    </style:style>
    <style:style style:name="T216" style:family="text">
      <style:text-properties officeooo:rsid="00acd88c"/>
    </style:style>
    <style:style style:name="T217" style:family="text">
      <style:text-properties officeooo:rsid="00bf41a7"/>
    </style:style>
    <style:style style:name="T218" style:family="text">
      <style:text-properties officeooo:rsid="00d4e9ea"/>
    </style:style>
    <style:style style:name="T219" style:family="text">
      <style:text-properties officeooo:rsid="00c0fc30"/>
    </style:style>
    <style:style style:name="T220" style:family="text">
      <style:text-properties officeooo:rsid="01672911"/>
    </style:style>
    <style:style style:name="T221" style:family="text">
      <style:text-properties officeooo:rsid="0176f81d"/>
    </style:style>
    <style:style style:name="T222" style:family="text">
      <style:text-properties officeooo:rsid="00f3ec00"/>
    </style:style>
    <style:style style:name="T223" style:family="text">
      <style:text-properties officeooo:rsid="00c2700c"/>
    </style:style>
    <style:style style:name="T224" style:family="text">
      <style:text-properties officeooo:rsid="00c5f0d1"/>
    </style:style>
    <style:style style:name="T225" style:family="text">
      <style:text-properties officeooo:rsid="00e78458"/>
    </style:style>
    <style:style style:name="T226" style:family="text">
      <style:text-properties officeooo:rsid="012cc270"/>
    </style:style>
    <style:style style:name="T227" style:family="text">
      <style:text-properties officeooo:rsid="00ef3f6b"/>
    </style:style>
    <style:style style:name="T228" style:family="text">
      <style:text-properties officeooo:rsid="00d83c5f"/>
    </style:style>
    <style:style style:name="T229" style:family="text">
      <style:text-properties officeooo:rsid="00cc42a6"/>
    </style:style>
    <style:style style:name="T230" style:family="text">
      <style:text-properties style:font-size-asian="11pt" style:font-size-complex="11pt"/>
    </style:style>
    <style:style style:name="T231" style:family="text">
      <style:text-properties officeooo:rsid="012cfaaf"/>
    </style:style>
    <style:style style:name="T232" style:family="text">
      <style:text-properties officeooo:rsid="00fca7ab"/>
    </style:style>
    <style:style style:name="T233" style:family="text">
      <style:text-properties officeooo:rsid="00c3aa6c"/>
    </style:style>
    <style:style style:name="T234" style:family="text">
      <style:text-properties officeooo:rsid="00d6cab3"/>
    </style:style>
    <style:style style:name="T235" style:family="text">
      <style:text-properties officeooo:rsid="0120c655"/>
    </style:style>
    <style:style style:name="T236" style:family="text">
      <style:text-properties officeooo:rsid="0032e293"/>
    </style:style>
    <style:style style:name="T237" style:family="text">
      <style:text-properties officeooo:rsid="0068bbd4"/>
    </style:style>
    <style:style style:name="T238" style:family="text">
      <style:text-properties officeooo:rsid="00da1dc6"/>
    </style:style>
    <style:style style:name="T239" style:family="text">
      <style:text-properties officeooo:rsid="00f58c81"/>
    </style:style>
    <style:style style:name="T240" style:family="text">
      <style:text-properties officeooo:rsid="00f0f6a5"/>
    </style:style>
    <style:style style:name="T241" style:family="text">
      <style:text-properties officeooo:rsid="0121a89e"/>
    </style:style>
    <style:style style:name="T242" style:family="text">
      <style:text-properties officeooo:rsid="010fed2d"/>
    </style:style>
    <style:style style:name="T243" style:family="text">
      <style:text-properties officeooo:rsid="00bce625"/>
    </style:style>
    <style:style style:name="T244" style:family="text">
      <style:text-properties officeooo:rsid="00bd394d"/>
    </style:style>
    <style:style style:name="T245" style:family="text">
      <style:text-properties officeooo:rsid="015654b2"/>
    </style:style>
    <style:style style:name="T246" style:family="text">
      <style:text-properties officeooo:rsid="00bdfa04"/>
    </style:style>
    <style:style style:name="T247" style:family="text">
      <style:text-properties fo:color="#18a303" style:font-name="Liberation Sans2" fo:font-size="14pt" fo:font-style="normal" fo:font-weight="bold" officeooo:rsid="00bf6e92" style:font-size-asian="10.5pt" style:font-style-asian="italic" style:font-weight-asian="normal" style:font-size-complex="14pt" style:font-style-complex="italic" style:font-weight-complex="normal"/>
    </style:style>
    <style:style style:name="T248" style:family="text">
      <style:text-properties officeooo:rsid="013ed10e"/>
    </style:style>
    <style:style style:name="T249" style:family="text">
      <style:text-properties officeooo:rsid="00c3cc4c"/>
    </style:style>
    <style:style style:name="T250" style:family="text">
      <style:text-properties style:font-name="Liberation Sans2" fo:font-size="11pt" fo:font-weight="bold" officeooo:rsid="00c3cc4c" style:font-size-asian="10.5pt" style:font-weight-asian="bold" style:font-weight-complex="bold"/>
    </style:style>
    <style:style style:name="T251" style:family="text">
      <style:text-properties style:font-name="Liberation Sans2" fo:font-size="11pt" fo:font-weight="bold" officeooo:rsid="0159fe61" style:font-size-asian="10.5pt" style:font-weight-asian="bold" style:font-weight-complex="bold"/>
    </style:style>
    <style:style style:name="T252" style:family="text">
      <style:text-properties style:font-name="Liberation Sans2" fo:font-size="11pt" fo:font-weight="bold" officeooo:rsid="00f841d0" style:font-size-asian="10.5pt" style:font-weight-asian="bold" style:font-weight-complex="bold"/>
    </style:style>
    <style:style style:name="T253" style:family="text">
      <style:text-properties officeooo:rsid="00c51183"/>
    </style:style>
    <style:style style:name="T254" style:family="text">
      <style:text-properties style:font-name="Liberation Sans1" fo:font-weight="bold" style:font-weight-asian="bold" style:font-weight-complex="bold"/>
    </style:style>
    <style:style style:name="T255" style:family="text">
      <style:text-properties style:font-name="Liberation Sans1" fo:font-size="11pt" style:font-size-asian="11pt" style:font-size-complex="11pt"/>
    </style:style>
    <style:style style:name="T256" style:family="text">
      <style:text-properties style:font-name="Liberation Sans1" fo:font-size="11pt" fo:font-weight="normal" style:font-size-asian="11pt" style:font-size-complex="11pt"/>
    </style:style>
    <style:style style:name="T257" style:family="text">
      <style:text-properties style:font-name="Liberation Sans1" fo:font-size="11pt" fo:font-weight="normal" officeooo:rsid="01638c91" style:font-size-asian="11pt" style:font-size-complex="11pt"/>
    </style:style>
    <style:style style:name="T258" style:family="text">
      <style:text-properties officeooo:rsid="015b63df"/>
    </style:style>
    <style:style style:name="T259" style:family="text">
      <style:text-properties officeooo:rsid="00ccca14"/>
    </style:style>
    <style:style style:name="T260" style:family="text">
      <style:text-properties fo:font-size="11pt" officeooo:rsid="00ce6af3"/>
    </style:style>
    <style:style style:name="T261" style:family="text">
      <style:text-properties fo:font-size="11pt" fo:language="en" fo:country="US" officeooo:rsid="00d774a7"/>
    </style:style>
    <style:style style:name="T262" style:family="text">
      <style:text-properties fo:font-size="11pt" officeooo:rsid="00bf6e92"/>
    </style:style>
    <style:style style:name="T263" style:family="text">
      <style:text-properties officeooo:rsid="0139603a"/>
    </style:style>
    <style:style style:name="T264" style:family="text">
      <style:text-properties officeooo:rsid="0159fe61"/>
    </style:style>
    <style:style style:name="T265" style:family="text">
      <style:text-properties officeooo:rsid="014928b8"/>
    </style:style>
    <style:style style:name="T266" style:family="text">
      <style:text-properties officeooo:rsid="01580a16"/>
    </style:style>
    <style:style style:name="T267" style:family="text">
      <style:text-properties officeooo:rsid="00d1f94e"/>
    </style:style>
    <style:style style:name="T268" style:family="text">
      <style:text-properties officeooo:rsid="00d46084"/>
    </style:style>
    <style:style style:name="T269" style:family="text">
      <style:text-properties officeooo:rsid="00d54803"/>
    </style:style>
    <style:style style:name="T270" style:family="text">
      <style:text-properties officeooo:rsid="00d6bbad"/>
    </style:style>
    <style:style style:name="T271" style:family="text">
      <style:text-properties officeooo:rsid="00d6c4ef"/>
    </style:style>
    <style:style style:name="T272" style:family="text">
      <style:text-properties officeooo:rsid="00d774a7"/>
    </style:style>
    <style:style style:name="T273" style:family="text">
      <style:text-properties officeooo:rsid="00d835bb"/>
    </style:style>
    <style:style style:name="T274" style:family="text">
      <style:text-properties officeooo:rsid="00da6f99"/>
    </style:style>
    <style:style style:name="T275" style:family="text">
      <style:text-properties style:font-size-complex="11pt"/>
    </style:style>
    <style:style style:name="T276" style:family="text">
      <style:text-properties officeooo:rsid="00db5489"/>
    </style:style>
    <style:style style:name="T277" style:family="text">
      <style:text-properties officeooo:rsid="00dd2597"/>
    </style:style>
    <style:style style:name="T278" style:family="text">
      <style:text-properties officeooo:rsid="00de9261"/>
    </style:style>
    <style:style style:name="T279" style:family="text">
      <style:text-properties officeooo:rsid="014affa9"/>
    </style:style>
    <style:style style:name="T280" style:family="text">
      <style:text-properties officeooo:rsid="00e3be24"/>
    </style:style>
    <style:style style:name="T281" style:family="text">
      <style:text-properties officeooo:rsid="00eb4d9c"/>
    </style:style>
    <style:style style:name="T282" style:family="text">
      <style:text-properties style:font-name="Liberation Sans3" fo:font-size="18pt" fo:language="en" fo:country="US" fo:font-style="italic" officeooo:rsid="00ed87aa" style:font-size-asian="10.5pt" style:font-style-asian="italic" style:font-size-complex="14pt" style:font-style-complex="italic"/>
    </style:style>
    <style:style style:name="T283" style:family="text">
      <style:text-properties officeooo:rsid="00ee1513"/>
    </style:style>
    <style:style style:name="T284" style:family="text">
      <style:text-properties officeooo:rsid="00eeab0a"/>
    </style:style>
    <style:style style:name="T285" style:family="text">
      <style:text-properties officeooo:rsid="00f2b2ec"/>
    </style:style>
    <style:style style:name="T286" style:family="text">
      <style:text-properties officeooo:rsid="00f399fc"/>
    </style:style>
    <style:style style:name="T287" style:family="text">
      <style:text-properties officeooo:rsid="00f406d6"/>
    </style:style>
    <style:style style:name="T288" style:family="text">
      <style:text-properties officeooo:rsid="00f56176"/>
    </style:style>
    <style:style style:name="T289" style:family="text">
      <style:text-properties officeooo:rsid="00f5aa44"/>
    </style:style>
    <style:style style:name="T290" style:family="text">
      <style:text-properties officeooo:rsid="00c9d882"/>
    </style:style>
    <style:style style:name="T291" style:family="text">
      <style:text-properties officeooo:rsid="00f8db79"/>
    </style:style>
    <style:style style:name="T292" style:family="text">
      <style:text-properties officeooo:rsid="00ffce49"/>
    </style:style>
    <style:style style:name="T293" style:family="text">
      <style:text-properties officeooo:rsid="01060fc9"/>
    </style:style>
    <style:style style:name="T294" style:family="text">
      <style:text-properties officeooo:rsid="010c9027"/>
    </style:style>
    <style:style style:name="T295" style:family="text">
      <style:text-properties officeooo:rsid="010fec0e"/>
    </style:style>
    <style:style style:name="T296" style:family="text">
      <style:text-properties officeooo:rsid="01102b14"/>
    </style:style>
    <style:style style:name="T297" style:family="text">
      <style:text-properties officeooo:rsid="0110947d"/>
    </style:style>
    <style:style style:name="T298" style:family="text">
      <style:text-properties officeooo:rsid="0112a380"/>
    </style:style>
    <style:style style:name="T299" style:family="text">
      <style:text-properties officeooo:rsid="01153c44"/>
    </style:style>
    <style:style style:name="T300" style:family="text">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style>
    <style:style style:name="fr8" style:family="graphic" style:parent-style-name="Frame">
      <style:graphic-properties style:vertical-pos="from-top"/>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205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paragraph" style:horizontal-pos="center" style:horizontal-rel="paragraph" style:mirror="none" fo:clip="rect(0.549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49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29cm, 0cm, 0.363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center" style:horizontal-rel="paragraph" style:mirror="none" fo:clip="rect(0.439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25cm, 0cm, 0cm, 0cm)" draw:luminance="0%" draw:contrast="0%" draw:red="0%" draw:green="0%" draw:blue="0%" draw:gamma="100%" draw:color-inversion="false" draw:image-opacity="100%" draw:color-mode="standard"/>
    </style:style>
    <style:style style:name="fr3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3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33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8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25cm" fo:min-width="0.485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30" draw:name="Image1" text:anchor-type="as-char" svg:width="8.467cm" svg:height="1.778cm" draw:z-index="4"><draw:image xlink:href="Pictures/10000201000003E8000000D2A7FE72F00FFCF111.png" xlink:type="simple" xlink:show="embed" xlink:actuate="onLoad" loext:mime-type="image/png"/></draw:frame></text:p>
      <text:p text:style-name="P50">Průvodce programem Writer 6.4</text:p>
      <text:p text:style-name="P78">Kapitola 11 <text:s/><text:line-break/>Obrázky a grafika</text:p>
      <text:p text:style-name="P88">Images, Drawing Tools, Gallery, Fontwork</text:p>
      <text:h text:style-name="P94"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104" text:outline-level="2"><text:bookmark-start text:name="__RefHeading__5638_1566568644"/>Přispěvatelé<text:bookmark-end text:name="__RefHeading__5638_1566568644"/></text:h>
      <text:h text:style-name="Heading_20_3" text:outline-level="3"><text:bookmark-start text:name="__RefHeading___Toc256436_2418320379"/>Pro toto vydání<text:bookmark-end text:name="__RefHeading___Toc25643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Colleen Hayes</text:p>
          </table:table-cell>
          <table:table-cell table:style-name="Table5.A1" office:value-type="string">
            <text:p text:style-name="Table_20_Contents"/>
          </table:table-cell>
        </table:table-row>
      </table:table>
      <text:h text:style-name="Heading_20_3" text:outline-level="3"><text:bookmark-start text:name="__RefHeading___Toc256438_2418320379"/>Pro předchozí vydání<text:bookmark-end text:name="__RefHeading___Toc256438_24183203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John A. Smith</text:p>
          </table:table-cell>
          <table:table-cell table:style-name="Table2.A1" office:value-type="string">
            <text:p text:style-name="Table_20_Contents">Jamie Eby</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9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16836915" text:style-name="Heading_20_Note">
        <text:list-item>
          <text:p text:style-name="P110">Poznámka</text:p>
        </text:list-item>
      </text:list>
      <text:p text:style-name="P45">Vše, co do e-mailové konference pošlete, včetně e-mailové adresy a dalších osobních informací uvedených ve zprávě, bude veřejně viditelné bez možnosti smazání.</text:p>
      <text:h text:style-name="P98" text:outline-level="2"><text:bookmark-start text:name="__RefHeading__5644_1566568644"/>Datum vydání a verze programu<text:bookmark-end text:name="__RefHeading__5644_1566568644"/></text:h>
      <text:p text:style-name="P8">Publikováno v červenci 2020. Kniha je určena pro LibreOffice 6.4.</text:p>
      <text:h text:style-name="P104"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8">Windows nebo Linux</text:p>
          </table:table-cell>
          <table:table-cell table:style-name="Table4.A1" office:value-type="string">
            <text:p text:style-name="P48">Ekvivalent pro macOS</text:p>
          </table:table-cell>
          <table:table-cell table:style-name="Table4.A1" office:value-type="string">
            <text:p text:style-name="P48">Výsledek</text:p>
          </table:table-cell>
        </table:table-row>
        <table:table-row table:style-name="Table4.1">
          <table:table-cell table:style-name="Table4.A2" office:value-type="string">
            <text:p text:style-name="P28"><text:span text:style-name="Strong_20_Emphasis">Nástroje &gt; Možnosti…</text:span> <text:line-break/>výběr nabídky</text:p>
          </table:table-cell>
          <table:table-cell table:style-name="Table4.B2" office:value-type="string">
            <text:p text:style-name="P28"><text:span text:style-name="Strong_20_Emphasis">LibreOffice &gt; Předvolby</text:span></text:p>
          </table:table-cell>
          <table:table-cell table:style-name="Table4.B2" office:value-type="string">
            <text:p text:style-name="P28">Otevřou se možnosti nastavení</text:p>
          </table:table-cell>
        </table:table-row>
        <table:table-row table:style-name="Table4.1">
          <table:table-cell table:style-name="Table4.A2" office:value-type="string">
            <text:p text:style-name="P28"><text:span text:style-name="Keystroke">Klepnutí pravým tlačítkem</text:span></text:p>
          </table:table-cell>
          <table:table-cell table:style-name="Table4.A2" office:value-type="string">
            <text:p text:style-name="P28"><text:span text:style-name="Keystroke">Ctrl+click</text:span> a/nebo kliknutí pravým myšítkem  závisí na  nastavení počítače</text:p>
          </table:table-cell>
          <table:table-cell table:style-name="Table4.B2" office:value-type="string">
            <text:p text:style-name="P28">Otevře se místní nabídka</text:p>
          </table:table-cell>
        </table:table-row>
        <table:table-row table:style-name="Table4.1">
          <table:table-cell table:style-name="Table4.A2" office:value-type="string">
            <text:p text:style-name="P28"><text:span text:style-name="Keystroke">Ctrl</text:span> (<text:span text:style-name="Keystroke">Control</text:span>)</text:p>
          </table:table-cell>
          <table:table-cell table:style-name="Table4.A2" office:value-type="string">
            <text:p text:style-name="P28">⌘ (<text:span text:style-name="Keystroke">Command</text:span>)</text:p>
          </table:table-cell>
          <table:table-cell table:style-name="Table4.A2" office:value-type="string">
            <text:p text:style-name="P28">Používá se také s dalšími klávesami</text:p>
          </table:table-cell>
        </table:table-row>
        <table:table-row table:style-name="Table4.1">
          <table:table-cell table:style-name="Table4.A2" office:value-type="string">
            <text:p text:style-name="P28"><text:span text:style-name="Keystroke">F11</text:span></text:p>
          </table:table-cell>
          <table:table-cell table:style-name="Table4.A2" office:value-type="string">
            <text:p text:style-name="P28">⌘ + <text:span text:style-name="Keystroke">T</text:span></text:p>
          </table:table-cell>
          <table:table-cell table:style-name="Table4.A2" office:value-type="string">
            <text:p text:style-name="P28">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3"><text:a xlink:type="simple" xlink:href="#__RefHeading__5636_1566568644" text:style-name="Index_20_Link" text:visited-style-name="Index_20_Link">Autorská práva<text:tab/>2</text:a></text:p>
          <text:p text:style-name="P84"><text:a xlink:type="simple" xlink:href="#__RefHeading__5638_1566568644" text:style-name="Index_20_Link" text:visited-style-name="Index_20_Link">Přispěvatelé<text:tab/>2</text:a></text:p>
          <text:p text:style-name="P85"><text:a xlink:type="simple" xlink:href="#__RefHeading___Toc256436_2418320379" text:style-name="Index_20_Link" text:visited-style-name="Index_20_Link">Pro toto vydání<text:tab/>2</text:a></text:p>
          <text:p text:style-name="P85"><text:a xlink:type="simple" xlink:href="#__RefHeading___Toc256438_2418320379" text:style-name="Index_20_Link" text:visited-style-name="Index_20_Link">Pro předchozí vydání<text:tab/>2</text:a></text:p>
          <text:p text:style-name="P84"><text:a xlink:type="simple" xlink:href="#__RefHeading___Toc4648_402817234" text:style-name="Index_20_Link" text:visited-style-name="Index_20_Link">Zpětná vazba<text:tab/>2</text:a></text:p>
          <text:p text:style-name="P84"><text:a xlink:type="simple" xlink:href="#__RefHeading__5644_1566568644" text:style-name="Index_20_Link" text:visited-style-name="Index_20_Link">Datum vydání a verze programu<text:tab/>2</text:a></text:p>
          <text:p text:style-name="P84"><text:a xlink:type="simple" xlink:href="#__RefHeading___Toc4650_402817234" text:style-name="Index_20_Link" text:visited-style-name="Index_20_Link">Poznámka pro uživatele systému macOS<text:tab/>2</text:a></text:p>
          <text:p text:style-name="P83"><text:a xlink:type="simple" xlink:href="#__RefHeading___Toc36987_1458413368" text:style-name="Index_20_Link" text:visited-style-name="Index_20_Link">Images (graphics) in Writer<text:tab/>5</text:a></text:p>
          <text:p text:style-name="P83"><text:a xlink:type="simple" xlink:href="#__RefHeading__6961_2065861793" text:style-name="Index_20_Link" text:visited-style-name="Index_20_Link">Vytváření a úprava obrázků<text:tab/>5</text:a></text:p>
          <text:p text:style-name="P84"><text:a xlink:type="simple" xlink:href="#__RefHeading__6963_2065861793" text:style-name="Index_20_Link" text:visited-style-name="Index_20_Link">Preparing images for black-and-white printing<text:tab/>5</text:a></text:p>
          <text:p text:style-name="P83"><text:a xlink:type="simple" xlink:href="#__RefHeading__50125_1787655114" text:style-name="Index_20_Link" text:visited-style-name="Index_20_Link">Vkládání obrázků do dokumentu<text:tab/>6</text:a></text:p>
          <text:p text:style-name="P84"><text:a xlink:type="simple" xlink:href="#__RefHeading__13177_2065861793" text:style-name="Index_20_Link" text:visited-style-name="Index_20_Link">Vkládání souboru s obrázkem<text:tab/>6</text:a></text:p>
          <text:p text:style-name="P85"><text:a xlink:type="simple" xlink:href="#__RefHeading__13801_2065861793" text:style-name="Index_20_Link" text:visited-style-name="Index_20_Link">Přetažení<text:tab/>6</text:a></text:p>
          <text:p text:style-name="P85"><text:a xlink:type="simple" xlink:href="#__RefHeading__13179_2065861793" text:style-name="Index_20_Link" text:visited-style-name="Index_20_Link">Dialogové okno Obrázek<text:tab/>6</text:a></text:p>
          <text:p text:style-name="P85"><text:a xlink:type="simple" xlink:href="#__RefHeading__13187_2065861793" text:style-name="Index_20_Link" text:visited-style-name="Index_20_Link">Kopírovat a vložit<text:tab/>7</text:a></text:p>
          <text:p text:style-name="P84"><text:a xlink:type="simple" xlink:href="#__RefHeading___Toc7377_3909773565" text:style-name="Index_20_Link" text:visited-style-name="Index_20_Link">Odkazování na soubor s obrázkem<text:tab/>7</text:a></text:p>
          <text:p text:style-name="P85"><text:a xlink:type="simple" xlink:href="#__RefHeading__13185_2065861793" text:style-name="Index_20_Link" text:visited-style-name="Index_20_Link">Vkládání odkazovaných obrázků<text:tab/>8</text:a></text:p>
          <text:p text:style-name="P84"><text:a xlink:type="simple" xlink:href="#__RefHeading__13189_2065861793" text:style-name="Index_20_Link" text:visited-style-name="Index_20_Link">Vkládání obrázků s použitím skeneru<text:tab/>9</text:a></text:p>
          <text:p text:style-name="P84"><text:a xlink:type="simple" xlink:href="#__RefHeading__6981_2065861793" text:style-name="Index_20_Link" text:visited-style-name="Index_20_Link">Vkládání obrázků z galerie<text:tab/>9</text:a></text:p>
          <text:p text:style-name="P83"><text:a xlink:type="simple" xlink:href="#__RefHeading__6983_2065861793" text:style-name="Index_20_Link" text:visited-style-name="Index_20_Link">Úprava, manipulace a umístění obrázků<text:tab/>9</text:a></text:p>
          <text:p text:style-name="P84"><text:a xlink:type="simple" xlink:href="#__RefHeading__6985_2065861793" text:style-name="Index_20_Link" text:visited-style-name="Index_20_Link">Používání Nástrojové lišty </text:a><text:a xlink:type="simple" xlink:href="#__RefHeading__6985_2065861793" text:style-name="Index_20_Link" text:visited-style-name="Index_20_Link">Obrázek</text:a><text:a xlink:type="simple" xlink:href="#__RefHeading__6985_2065861793" text:style-name="Index_20_Link" text:visited-style-name="Index_20_Link"><text:tab/>10</text:a></text:p>
          <text:p text:style-name="P85"><text:a xlink:type="simple" xlink:href="#__RefHeading__36205018" text:style-name="Index_20_Link" text:visited-style-name="Index_20_Link">Image mode<text:tab/>10</text:a></text:p>
          <text:p text:style-name="P85"><text:a xlink:type="simple" xlink:href="#__RefHeading___Toc34775_3722576288" text:style-name="Index_20_Link" text:visited-style-name="Index_20_Link">Průhlednost<text:tab/>10</text:a></text:p>
          <text:p text:style-name="P85"><text:a xlink:type="simple" xlink:href="#__RefHeading___Toc4103_3722576288" text:style-name="Index_20_Link" text:visited-style-name="Index_20_Link">Color<text:tab/>11</text:a></text:p>
          <text:p text:style-name="P85"><text:a xlink:type="simple" xlink:href="#__RefHeading__6987_2065861793" text:style-name="Index_20_Link" text:visited-style-name="Index_20_Link">Flip vertically, horizontally or in 90° rotations<text:tab/>11</text:a></text:p>
          <text:p text:style-name="P85"><text:a xlink:type="simple" xlink:href="#__RefHeading__6989_2065861793" text:style-name="Index_20_Link" text:visited-style-name="Index_20_Link">Image filters<text:tab/>11</text:a></text:p>
          <text:p text:style-name="P84"><text:a xlink:type="simple" xlink:href="#__RefHeading__6995_2065861793" text:style-name="Index_20_Link" text:visited-style-name="Index_20_Link">Using the Formatting toolbar and Image dialog<text:tab/>11</text:a></text:p>
          <text:p text:style-name="P84"><text:a xlink:type="simple" xlink:href="#__RefHeading___Toc256440_2418320379" text:style-name="Index_20_Link" text:visited-style-name="Index_20_Link">Ořezání obrázků<text:tab/>11</text:a></text:p>
          <text:p text:style-name="P85"><text:a xlink:type="simple" xlink:href="#__RefHeading___Toc16457_3909773565" text:style-name="Index_20_Link" text:visited-style-name="Index_20_Link">Using the Crop tool<text:tab/>12</text:a></text:p>
          <text:p text:style-name="P85"><text:a xlink:type="simple" xlink:href="#__RefHeading___Toc16459_3909773565" text:style-name="Index_20_Link" text:visited-style-name="Index_20_Link">Using the Crop page of the Image dialog<text:tab/>12</text:a></text:p>
          <text:p text:style-name="P84"><text:a xlink:type="simple" xlink:href="#__RefHeading__6999_2065861793" text:style-name="Index_20_Link" text:visited-style-name="Index_20_Link">Změna velikosti obrázku<text:tab/>13</text:a></text:p>
          <text:p text:style-name="P84"><text:a xlink:type="simple" xlink:href="#__RefHeading___Toc16461_3909773565" text:style-name="Index_20_Link" text:visited-style-name="Index_20_Link">Otočení nebo převrácení obrázku<text:tab/>14</text:a></text:p>
          <text:p text:style-name="P84"><text:a xlink:type="simple" xlink:href="#__RefHeading__7003_2065861793" text:style-name="Index_20_Link" text:visited-style-name="Index_20_Link">Další nastavení<text:tab/>14</text:a></text:p>
          <text:p text:style-name="P84"><text:a xlink:type="simple" xlink:href="#__RefHeading__7005_2065861793" text:style-name="Index_20_Link" text:visited-style-name="Index_20_Link">Deleting an image<text:tab/>14</text:a></text:p>
          <text:p text:style-name="P84"><text:a xlink:type="simple" xlink:href="#__RefHeading___Toc16054_1837381016" text:style-name="Index_20_Link" text:visited-style-name="Index_20_Link">Exportování obrázků<text:tab/>15</text:a></text:p>
          <text:p text:style-name="P84"><text:a xlink:type="simple" xlink:href="#__RefHeading___Toc10447_1391699212" text:style-name="Index_20_Link" text:visited-style-name="Index_20_Link">Komprese obrázků<text:tab/>15</text:a></text:p>
          <text:p text:style-name="P83"><text:a xlink:type="simple" xlink:href="#__RefHeading__7007_2065861793" text:style-name="Index_20_Link" text:visited-style-name="Index_20_Link">Using Writer’s drawing tools<text:tab/>15</text:a></text:p>
          <text:p text:style-name="P84"><text:a xlink:type="simple" xlink:href="#__RefHeading__7009_2065861793" text:style-name="Index_20_Link" text:visited-style-name="Index_20_Link">Vytváření kreseb<text:tab/>16</text:a></text:p>
          <text:p text:style-name="P84"><text:a xlink:type="simple" xlink:href="#__RefHeading__7011_2065861793" text:style-name="Index_20_Link" text:visited-style-name="Index_20_Link">Nastavení nebo změna vlastností kreseb<text:tab/>16</text:a></text:p>
          <text:p text:style-name="P84"><text:a xlink:type="simple" xlink:href="#__RefHeading__7013_2065861793" text:style-name="Index_20_Link" text:visited-style-name="Index_20_Link">Změna velikosti kreseb<text:tab/>17</text:a></text:p>
          <text:p text:style-name="P84"><text:a xlink:type="simple" xlink:href="#__RefHeading__7015_2065861793" text:style-name="Index_20_Link" text:visited-style-name="Index_20_Link">Seskupování kreseb<text:tab/>17</text:a></text:p>
          <text:p text:style-name="P84"><text:a xlink:type="simple" xlink:href="#__RefHeading___Toc71450_2016704535" text:style-name="Index_20_Link" text:visited-style-name="Index_20_Link">Rotating drawing objects<text:tab/>18</text:a></text:p>
          <text:p text:style-name="P83"><text:a xlink:type="simple" xlink:href="#__RefHeading___Toc256442_2418320379" text:style-name="Index_20_Link" text:visited-style-name="Index_20_Link">Positioning images within the text<text:tab/>18</text:a></text:p>
          <text:p text:style-name="P84"><text:a xlink:type="simple" xlink:href="#__RefHeading__7017_2065861793" text:style-name="Index_20_Link" text:visited-style-name="Index_20_Link">Uspořádání obrázků<text:tab/>19</text:a></text:p>
          <text:p text:style-name="P84"><text:soft-page-break/><text:a xlink:type="simple" xlink:href="#__RefHeading__7019_2065861793" text:style-name="Index_20_Link" text:visited-style-name="Index_20_Link">Ukotvení obrázků<text:tab/>19</text:a></text:p>
          <text:p text:style-name="P84"><text:a xlink:type="simple" xlink:href="#__RefHeading__7021_2065861793" text:style-name="Index_20_Link" text:visited-style-name="Index_20_Link">Zarovnání obrázků<text:tab/>20</text:a></text:p>
          <text:p text:style-name="P84"><text:a xlink:type="simple" xlink:href="#__RefHeading__7023_2065861793" text:style-name="Index_20_Link" text:visited-style-name="Index_20_Link">Wrapping text around images<text:tab/>20</text:a></text:p>
          <text:p text:style-name="P85"><text:a xlink:type="simple" xlink:href="#__RefHeading___Toc256444_2418320379" text:style-name="Index_20_Link" text:visited-style-name="Index_20_Link">Editing the contour<text:tab/>22</text:a></text:p>
          <text:p text:style-name="P85"><text:a xlink:type="simple" xlink:href="#__RefHeading__7027_2065861793" text:style-name="Index_20_Link" text:visited-style-name="Index_20_Link">Example 1: Page wrapping<text:tab/>22</text:a></text:p>
          <text:p text:style-name="P85"><text:a xlink:type="simple" xlink:href="#__RefHeading___Toc26664_1837381016" text:style-name="Index_20_Link" text:visited-style-name="Index_20_Link">Example 2: Simple contour wrapping in action<text:tab/>23</text:a></text:p>
          <text:p text:style-name="P85"><text:a xlink:type="simple" xlink:href="#__RefHeading__7031_2065861793" text:style-name="Index_20_Link" text:visited-style-name="Index_20_Link">Example 3: Wrap Through and In Background<text:tab/>24</text:a></text:p>
          <text:p text:style-name="P83"><text:a xlink:type="simple" xlink:href="#__RefHeading__7033_2065861793" text:style-name="Index_20_Link" text:visited-style-name="Index_20_Link">Vkládání popisků do obrázků<text:tab/>24</text:a></text:p>
          <text:p text:style-name="P84"><text:a xlink:type="simple" xlink:href="#__RefHeading__7035_2065861793" text:style-name="Index_20_Link" text:visited-style-name="Index_20_Link">Adding captions automatically<text:tab/>24</text:a></text:p>
          <text:p text:style-name="P84"><text:a xlink:type="simple" xlink:href="#__RefHeading___Toc42367_3384194712" text:style-name="Index_20_Link" text:visited-style-name="Index_20_Link">Adding captions using the Caption dialog<text:tab/>25</text:a></text:p>
          <text:p text:style-name="P85"><text:a xlink:type="simple" xlink:href="#__RefHeading___Toc26357_3305888331" text:style-name="Index_20_Link" text:visited-style-name="Index_20_Link">Numbering images by chapter<text:tab/>26</text:a></text:p>
          <text:p text:style-name="P84"><text:a xlink:type="simple" xlink:href="#__RefHeading___Toc42369_3384194712" text:style-name="Index_20_Link" text:visited-style-name="Index_20_Link">Adding captions manually<text:tab/>26</text:a></text:p>
          <text:p text:style-name="P85"><text:a xlink:type="simple" xlink:href="#__RefHeading__7043_2065861793" text:style-name="Index_20_Link" text:visited-style-name="Index_20_Link">Place the image and its caption in separate paragraphs<text:tab/>27</text:a></text:p>
          <text:p text:style-name="P85"><text:a xlink:type="simple" xlink:href="#__RefHeading__7045_2065861793" text:style-name="Index_20_Link" text:visited-style-name="Index_20_Link">Use a table<text:tab/>27</text:a></text:p>
          <text:p text:style-name="P83"><text:a xlink:type="simple" xlink:href="#__RefHeading__50127_1787655114" text:style-name="Index_20_Link" text:visited-style-name="Index_20_Link">Vytváření obrázkových map<text:tab/>27</text:a></text:p>
          <text:p text:style-name="P83"><text:a xlink:type="simple" xlink:href="#__RefHeading___Toc14805_1837381016" text:style-name="Index_20_Link" text:visited-style-name="Index_20_Link">Správa galerie balíku LibreOffice<text:tab/>29</text:a></text:p>
          <text:p text:style-name="P84"><text:a xlink:type="simple" xlink:href="#__RefHeading__13203_2065861793" text:style-name="Index_20_Link" text:visited-style-name="Index_20_Link">Přidávání objektů do galerie<text:tab/>29</text:a></text:p>
          <text:p text:style-name="P84"><text:a xlink:type="simple" xlink:href="#__RefHeading___Toc256446_2418320379" text:style-name="Index_20_Link" text:visited-style-name="Index_20_Link">Přidávání nových motivů vzhledu do galerie<text:tab/>30</text:a></text:p>
          <text:p text:style-name="P84"><text:a xlink:type="simple" xlink:href="#__RefHeading___Toc275651_2418320379" text:style-name="Index_20_Link" text:visited-style-name="Index_20_Link">Mazání obrázků a témat z galerie<text:tab/>30</text:a></text:p>
          <text:p text:style-name="P84"><text:a xlink:type="simple" xlink:href="#__RefHeading__13211_2065861793" text:style-name="Index_20_Link" text:visited-style-name="Index_20_Link">Umístění galerie a jejích objektů<text:tab/>30</text:a></text:p>
          <text:p text:style-name="P83"><text:a xlink:type="simple" xlink:href="#__RefHeading___Toc13810_1837381016" text:style-name="Index_20_Link" text:visited-style-name="Index_20_Link">Použití písmomalby<text:tab/>31</text:a></text:p>
          <text:p text:style-name="P84"><text:a xlink:type="simple" xlink:href="#__RefHeading__13217_2065861793" text:style-name="Index_20_Link" text:visited-style-name="Index_20_Link">Vytváření objektů písmomalby<text:tab/>31</text:a></text:p>
          <text:p text:style-name="P84"><text:a xlink:type="simple" xlink:href="#__RefHeading__13219_2065861793" text:style-name="Index_20_Link" text:visited-style-name="Index_20_Link">Úprava objektů písmomalby<text:tab/>32</text:a></text:p>
          <text:p text:style-name="P85"><text:a xlink:type="simple" xlink:href="#__RefHeading__13221_2065861793" text:style-name="Index_20_Link" text:visited-style-name="Index_20_Link">Použití nástrojové lišty Písmomalba<text:tab/>32</text:a></text:p>
          <text:p text:style-name="P85"><text:a xlink:type="simple" xlink:href="#__RefHeading__13223_2065861793" text:style-name="Index_20_Link" text:visited-style-name="Index_20_Link">Použití nástrojové lišty Formátování<text:tab/>33</text:a></text:p>
          <text:p text:style-name="P85"><text:a xlink:type="simple" xlink:href="#__RefHeading___Toc26486_3722576288" text:style-name="Index_20_Link" text:visited-style-name="Index_20_Link">Použití možností v nabídkách<text:tab/>33</text:a></text:p>
          <text:p text:style-name="P85"><text:a xlink:type="simple" xlink:href="#__RefHeading__13233_2065861793" text:style-name="Index_20_Link" text:visited-style-name="Index_20_Link">Použití nástrojové lišty 3D nastavení<text:tab/>33</text:a></text:p>
          <text:p text:style-name="P84"><text:a xlink:type="simple" xlink:href="#__RefHeading___Toc245875_2418320379" text:style-name="Index_20_Link" text:visited-style-name="Index_20_Link">Přesun a změna velikosti objektů písmomalby<text:tab/>33</text:a></text:p>
          <text:p text:style-name="P83"><text:a xlink:type="simple" xlink:href="#__RefHeading___Toc256448_2418320379" text:style-name="Index_20_Link" text:visited-style-name="Index_20_Link">Generování QR kódu<text:tab/>34</text:a></text:p>
        </text:index-body>
      </text:table-of-content>
      <text:p text:style-name="Page_20_Break"/>
      <text:h text:style-name="P95" text:outline-level="1"><text:bookmark-start text:name="__RefHeading___Toc36987_1458413368"/>Images (graphics) in Writer<text:bookmark-end text:name="__RefHeading___Toc36987_1458413368"/></text:h>
      <text:p text:style-name="P13">You can add graphic and image files, including photos, drawings, and scanned images, to Writer documents. Writer can import various vector (line drawing) and raster (bitmap) file formats.</text:p>
      <text:p text:style-name="P80">Obrázky v LibreOffice jsou těchto základních typů:</text:p>
      <text:list xml:id="list2856235775" text:style-name="List_20_1">
        <text:list-item>
          <text:p text:style-name="P114">Soubory s obrázky, například fotografie, kresby a naskenované obrázky</text:p>
        </text:list-item>
        <text:list-item>
          <text:p text:style-name="P114">Diagramy vytvořené pomocí kreslicích nástrojů balíku LibreOffice.</text:p>
        </text:list-item>
        <text:list-item>
          <text:p text:style-name="P115">Kresba vytvořená pomocí klipartu nebo písmomalby.</text:p>
        </text:list-item>
        <text:list-item>
          <text:p text:style-name="P114">Grafy vytvořené pomocí nástroje LibreOffice Chart.</text:p>
        </text:list-item>
      </text:list>
      <text:p text:style-name="P13">This chapter covers images, diagrams, and artwork. Instructions on how to create charts are given in Chapter 19, Spreadsheets, Charts, other Objects. For more detailed descriptions on working with drawing tools, see the <text:span text:style-name="Emphasis">Draw Guide</text:span>.</text:p>
      <text:h text:style-name="P96" text:outline-level="1"><text:bookmark-start text:name="__RefHeading__6961_2065861793"/>Vytváření a úprava obrázků<text:bookmark-end text:name="__RefHeading__6961_2065861793"/></text:h>
      <text:p text:style-name="P13">Obrázky můžeme vytvořit pomocí grafického programu, naskenovat je nebo je stáhnout z internetu (ujistíme se, že máme práva je použít), nebo použijeme fotky z digitálního fotoaparátu. Writer can import various vector (line drawing) images, and can rotate and flip such images. Writer also supports raster (bitmap) file formats, the most common of which are GIF, JPG, PNG, and BMP. See the Help for a full list.</text:p>
      <text:p text:style-name="P13">Writer can also import SmartArt images from Microsoft Office files. For example, Writer can open a Microsoft Word file that contains SmartArt, and you can use Writer to edit the images.</text:p>
      <text:p text:style-name="P13">Some things to consider when choosing or creating images include image quality and whether the image will be printed in color or black-and-white (grayscale).</text:p>
      <text:p text:style-name="P13">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p text:style-name="P80">Abychom dosáhli co nejlepšího výsledku:</text:p>
      <text:list xml:id="list145233154266976" text:continue-numbering="true" text:style-name="List_20_1">
        <text:list-item>
          <text:p text:style-name="P114">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14">Do any other required image manipulation (brightness and contrast, color balance, cropping, conversion to grayscale, and so on) in a graphics package, not in Writer, even though Writer has the tools to do a lot of these things, too.</text:p>
        </text:list-item>
        <text:list-item>
          <text:p text:style-name="P114">Pokud je dokument určen pouze pro použití na obrazovce, není třeba používat obrázky s vysokým rozlišením 300 nebo více dpi (body na palec). Většina počítačových monitorů pracuje v rozmezí 72 až 96 dpi; zmenšení rozlišení (a velikosti souboru) nemá žádný negativní dopad na to, co je zobrazeno.</text:p>
        </text:list-item>
      </text:list>
      <text:h text:style-name="P99" text:outline-level="2"><text:bookmark-start text:name="__RefHeading__6963_2065861793"/>Preparing images for black-and-white printing<text:bookmark-end text:name="__RefHeading__6963_2065861793"/></text:h>
      <text:p text:style-name="P13">If color images are to be printed in grayscale, check that any adjacent colors have good contrast and print dark enough. Test by printing on a black-and-white printer using a grayscale setting. Better still: change the “mode” of the image to grayscale, either in a photo editor or in Writer itself (see “<text:bookmark-ref text:reference-format="text" text:ref-name="__RefHeading__36205018">Image mode</text:bookmark-ref>” on page <text:bookmark-ref text:reference-format="page" text:ref-name="__RefHeading__36205018">10</text:bookmark-ref>).</text:p>
      <text:p text:style-name="P13"><text:soft-page-break/>For example, the following diagram looks good in color. The circle is dark red and the square is dark blue. In grayscale, the difference between the two is not so clear. A third element in the diagram is a yellow arrow, which is almost invisible in grayscale.</text:p>
      <table:table table:name="Table6" table:style-name="Table6">
        <table:table-column table:style-name="Table6.A"/>
        <table:table-column table:style-name="Table6.B"/>
        <table:table-row>
          <table:table-cell office:value-type="string">
            <text:p text:style-name="P29"><draw:g text:anchor-type="as-char" draw:z-index="1" draw:style-name="gr1"><draw:rect draw:style-name="gr5" draw:text-style-name="P133" svg:width="2.065cm" svg:height="1.95cm" svg:x="0.84cm" svg:y="0cm"><text:p/></draw:rect><draw:ellipse draw:style-name="gr6" draw:text-style-name="P134" svg:width="2.068cm" svg:height="1.878cm" svg:x="0cm" svg:y="1.124cm"><text:p/></draw:ellipse><draw:custom-shape draw:style-name="gr7" draw:text-style-name="P135" svg:width="1.126cm" svg:height="0.75cm" svg:x="3.665cm" svg:y="1.0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73">Original drawing in color</text:p>
          </table:table-cell>
          <table:table-cell office:value-type="string">
            <text:p text:style-name="P29"><draw:frame draw:style-name="fr29" draw:name="Image2" text:anchor-type="as-char" svg:width="5.099cm" svg:height="3cm" draw:z-index="5"><draw:image xlink:href="Pictures/10000201000000B90000007335B6A0D7286A5EE2.png" xlink:type="simple" xlink:show="embed" xlink:actuate="onLoad" loext:mime-type="image/png"/></draw:frame></text:p>
            <text:p text:style-name="P73">Drawing printed in grayscale</text:p>
          </table:table-cell>
        </table:table-row>
      </table:table>
      <text:p text:style-name="P13">Changing the colors of the circle and the arrow improves the contrast and visibility of the resulting grayscale image.</text:p>
      <table:table table:name="Table20" table:style-name="Table20">
        <table:table-column table:style-name="Table20.A"/>
        <table:table-column table:style-name="Table20.B"/>
        <table:table-row table:style-name="Table20.1">
          <table:table-cell office:value-type="string">
            <text:p text:style-name="P76"><draw:frame draw:style-name="fr12" draw:name="graphics4" text:anchor-type="as-char" svg:width="4.5cm" svg:height="3cm" draw:z-index="7"><draw:image xlink:href="Pictures/10000000000000B4000000782E3E2FF6156025BA.png" xlink:type="simple" xlink:show="embed" xlink:actuate="onLoad" loext:mime-type="image/png"/></draw:frame></text:p>
            <text:p text:style-name="P73">Original drawing in color</text:p>
          </table:table-cell>
          <table:table-cell office:value-type="string">
            <text:p text:style-name="P29"><draw:frame draw:style-name="fr28" draw:name="graphics9" text:anchor-type="as-char" svg:y="-3.03cm" svg:width="4.521cm" svg:height="3cm" draw:z-index="11"><draw:image xlink:href="Pictures/10000201000000A60000007AA7F8E138AF2D9E3F.png" xlink:type="simple" xlink:show="embed" xlink:actuate="onLoad" loext:mime-type="image/png"/></draw:frame></text:p>
            <text:p text:style-name="P73">Drawing printed in grayscale</text:p>
          </table:table-cell>
        </table:table-row>
      </table:table>
      <text:p text:style-name="P13">If the document will be available in black-and-white print only, a better result can often be obtained by choosing grayscale fills, not color fills.</text:p>
      <text:h text:style-name="P91" text:outline-level="1"><text:bookmark-start text:name="__RefHeading__50125_1787655114"/>Vkládání obrázků do dokumentu<text:bookmark-end text:name="__RefHeading__50125_1787655114"/></text:h>
      <text:p text:style-name="P13">Images can be added to a document in several ways: by inserting an image file stored on your computer, directly from a graphics program or a scanner, by dragging them from the clip art internal gallery, or by copying and pasting from a source being viewed on your computer.</text:p>
      <text:h text:style-name="P99"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13">When the image is in a file stored on the computer, you can insert it into a LibreOffice document using any of the following methods.</text:p>
      <text:h text:style-name="P106" text:outline-level="3"><text:bookmark-start text:name="__RefHeading__13801_2065861793"/><text:alphabetical-index-mark text:string-value="přetažení"/>Přetažení<text:bookmark-end text:name="__RefHeading__13801_2065861793"/></text:h>
      <text:list xml:id="list1322975319" text:style-name="Numbering_20_1">
        <text:list-item text:start-value="1">
          <text:p text:style-name="P119">Otevřeme okno prohlížeče souborů a přemístíme se na obrázek, který chceme vložit.</text:p>
        </text:list-item>
        <text:list-item>
          <text:p text:style-name="P119">Drag the image into the Writer document and drop it where you want it to appear. Místo, kde bude obrázek upuštěn, označuje nevýrazná šedá čárka.</text:p>
        </text:list-item>
      </text:list>
      <text:p text:style-name="P13">This method embeds (saves a copy of) the image file in the Writer document. Chceme-li namísto obrázku vložit pouze odkaz, při přetahování obrázku podržíme klávesy <text:span text:style-name="Keystroke">[Ctrl + Shift]</text:span>.</text:p>
      <text:h text:style-name="P106" text:outline-level="3"><text:bookmark-start text:name="__RefHeading__13179_2065861793"/><text:alphabetical-index-mark-start text:id="IMark177290584"/>Dialogové okno Obrázek<text:bookmark-end text:name="__RefHeading__13179_2065861793"/><text:alphabetical-index-mark-end text:id="IMark177290584"/></text:h>
      <text:list xml:id="list145233288272966" text:continue-list="list1322975319" text:style-name="Numbering_20_1">
        <text:list-item text:start-value="1">
          <text:p text:style-name="Numbering_20_1">Click in the Writer document where you want the image to appear.</text:p>
        </text:list-item>
        <text:list-item>
          <text:p text:style-name="Numbering_20_1">V hlavní nabídce vybereme z nabídky<text:span text:style-name="Strong_20_Emphasis">Vložit &gt; Obrázek</text:span> nebo na standardním panelu nástrojů klepneme na ikonu <text:span text:style-name="Strong_20_Emphasis">Vložit obrázek</text:span>.</text:p>
        </text:list-item>
        <text:list-item>
          <text:p text:style-name="Numbering_20_1">V dialogovém okně Vložit obrázek vybereme obrázek, který chceme vložit.</text:p>
        </text:list-item>
        <text:list-item>
          <text:p text:style-name="Numbering_20_1">At the bottom of the dialog (Figure <text:sequence-ref text:reference-format="value" text:ref-name="refFigure0">1</text:sequence-ref>) is a <text:span text:style-name="Strong_20_Emphasis">Link</text:span> option; see page <text:bookmark-ref text:reference-format="page" text:ref-name="__RefHeading___Toc7377_3909773565">7</text:bookmark-ref>. Select <text:span text:style-name="Strong_20_Emphasis">Preview</text:span> to show a thumbnail of the selected image on the right, as in the example.</text:p>
        </text:list-item>
        <text:list-item>
          <text:p text:style-name="Numbering_20_1">Click <text:span text:style-name="Strong_20_Emphasis">Open.</text:span></text:p>
        </text:list-item>
      </text:list>
      <text:p text:style-name="P65"><text:soft-page-break/><draw:frame draw:style-name="fr9" draw:name="Frame240" text:anchor-type="as-char" svg:width="16.91cm" draw:z-index="13"><draw:text-box fo:min-height="8.266cm"><text:p text:style-name="Caption"><draw:frame draw:style-name="fr18" draw:name="Image7" text:anchor-type="paragraph" svg:width="17cm" svg:height="8.662cm" draw:z-index="15"><draw:image xlink:href="Pictures/100002010000030F0000018F3D106C3C7E479471.png" xlink:type="simple" xlink:show="embed" xlink:actuate="onLoad" loext:mime-type="image/png"/></draw:frame>Obrázek <text:sequence text:ref-name="refFigure0" text:name="Figure" text:formula="ooow:Figure+1" style:num-format="1">1</text:sequence>: Dialogové okno Vložit obrázek</text:p></draw:text-box></draw:frame></text:p>
      <text:list xml:id="list145234752236438" text:continue-list="list816836915" text:style-name="Heading_20_Note">
        <text:list-item>
          <text:p text:style-name="P109">Poznámka</text:p>
        </text:list-item>
      </text:list>
      <text:p text:style-name="P46">Při vkládání obrázku jako odkazu <text:span text:style-name="Strong_20_Emphasis"/>se po klepnutí na tlačítko <text:span text:style-name="Strong_20_Emphasis">Otevřít</text:span> se zobrazí zpráva. It asks if you want to embed the image instead. Pokud chceme vložit odkaz, zvolíme <text:span text:style-name="Strong_20_Emphasis">Zachovat odkaz</text:span>, pokud nechceme, zvolíme <text:span text:style-name="Strong_20_Emphasis">Vložit obrázek</text:span>. To prevent this message from appearing again, deselect the option <text:span text:style-name="Strong_20_Emphasis">Ask when linking a graphic</text:span> at the bottom of the message.</text:p>
      <text:h text:style-name="P106" text:outline-level="3"><text:bookmark-start text:name="__RefHeading__13187_2065861793"/>Kopírovat a vložit<text:bookmark-end text:name="__RefHeading__13187_2065861793"/></text:h>
      <text:p text:style-name="P80">Pomocí schránky je možné do dokumentu LibreOffice kopírovat obrázky z jiného dokumentu LibreOffice nebo z jiných programů. Provedeme to následovně:</text:p>
      <text:list xml:id="list145233838845200" text:continue-list="list145233288272966" text:style-name="Numbering_20_1">
        <text:list-item text:start-value="1">
          <text:p text:style-name="P119">Otevřeme zdrojový a cílový dokument.</text:p>
        </text:list-item>
        <text:list-item>
          <text:p text:style-name="P119">Ve zdrojovém dokumentu vybereme obrázek, který chceme zkopírovat.</text:p>
        </text:list-item>
        <text:list-item>
          <text:p text:style-name="P119">Press <text:span text:style-name="Keystroke">Ctrl+C</text:span> (or right-click and select <text:span text:style-name="Strong_20_Emphasis">Copy</text:span> from the context menu) to copy the image to the clipboard.</text:p>
        </text:list-item>
        <text:list-item>
          <text:p text:style-name="P119">Přepneme se na cílový dokument.</text:p>
        </text:list-item>
        <text:list-item>
          <text:p text:style-name="P119">Klepnutím umístíme kurzor tam, kam chceme obrázek vložit.</text:p>
        </text:list-item>
        <text:list-item>
          <text:p text:style-name="P119">Press <text:span text:style-name="Keystroke">Ctrl+V</text:span> (or right-click and select <text:span text:style-name="Strong_20_Emphasis">Paste</text:span> from the context menu) to insert the image.</text:p>
        </text:list-item>
      </text:list>
      <text:list xml:id="list253825168" text:style-name="Heading_20_Caution">
        <text:list-item>
          <text:p text:style-name="P108">Upozornění</text:p>
        </text:list-item>
      </text:list>
      <text:p text:style-name="P46">Pokud je aplikace, ze které byl obrázek zkopírován, uzavřena před jeho vložením do cílového souboru, může ve schránce dojít k jeho ztrátě.</text:p>
      <text:h text:style-name="P99" text:outline-level="2"><text:bookmark-start text:name="__RefHeading___Toc7377_3909773565"/><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_Toc7377_3909773565"/></text:h>
      <text:p text:style-name="P13">If the <text:span text:style-name="Strong_20_Emphasis">Link</text:span> option in the Insert Image dialog is selected, Writer creates a link to the file containing the image instead of saving a copy of the image in the document.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80"><text:soft-page-break/>Odkazování na obrázky má dvě výhody a jednu nevýhodu:</text:p>
      <text:list xml:id="list145234474577007" text:continue-list="list145233154266976" text:style-name="List_20_1">
        <text:list-item>
          <text:p text:style-name="P114">Výhoda – Soubory s obrázky můžeme upravovat odděleně, aniž bychom měnili dokument. Odkaz na soubor zůstává platný a upravený obrázek se zobrazí, až dokument příště otevřeme. This can be a big advantage if you (or someone else, perhaps a graphic artist) are updating images.</text:p>
        </text:list-item>
        <text:list-item>
          <text:p text:style-name="P116">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16">Disadvantage – If you send the document to someone else, or move it to a different computer, you must also include the image files, or the recipient will not be able to see the linked images. You need to keep track of the location of the images and make sure the recipient knows where to put them on another machine, so the document can find them.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45234930058600" text:continue-list="list145234752236438" text:style-name="Heading_20_Note">
        <text:list-item>
          <text:p text:style-name="P109">Poznámka</text:p>
        </text:list-item>
      </text:list>
      <text:p text:style-name="P46">When inserting the same image several times in a document, LibreOffice embeds only one copy of the image file.</text:p>
      <text:h text:style-name="P106" text:outline-level="3"><text:bookmark-start text:name="__RefHeading__13185_2065861793"/>Vkládání odkazovaných obrázků<text:bookmark-end text:name="__RefHeading__13185_2065861793"/></text:h>
      <text:p text:style-name="P80">Pokud jsme původně na obrázky odkazovali, snadno můžeme jeden nebo více z nich později vložit. Provedeme to následovně:</text:p>
      <text:list xml:id="list307807214" text:style-name="Numbering_20_1">
        <text:list-item text:start-value="1">
          <text:p text:style-name="P119">Open the document in LibreOffice and choose <text:span text:style-name="Strong_20_Emphasis">Edit &gt; Links to External Files</text:span>.</text:p>
        </text:list-item>
        <text:list-item>
          <text:p text:style-name="P119">The Edit Links dialog (Figure <text:sequence-ref text:reference-format="value" text:ref-name="refFigure1">2</text:sequence-ref>) shows all the linked files. In the Source file list, select the files you want to change from linked to embedded.</text:p>
        </text:list-item>
        <text:list-item>
          <text:p text:style-name="P119">Klepneme na tlačítko <text:span text:style-name="Strong_20_Emphasis">Rozpojit odkaz</text:span>.</text:p>
        </text:list-item>
      </text:list>
      <text:list xml:id="list145233549861566" text:continue-list="list145234930058600" text:style-name="Heading_20_Note">
        <text:list-item>
          <text:p text:style-name="P109">Poznámka</text:p>
        </text:list-item>
      </text:list>
      <text:p text:style-name="P46">Going the other way, from embedded to linked, is not so easy—you must delete and reinsert each image, one at a time, selecting the <text:span text:style-name="Strong_20_Emphasis">Link</text:span> option when you do so.</text:p>
      <text:p text:style-name="P65"><draw:frame draw:style-name="fr2" draw:name="Frame2" text:anchor-type="as-char" svg:width="16.36cm" draw:z-index="16"><draw:text-box fo:min-height="7.534cm"><text:p text:style-name="Caption"><draw:frame draw:style-name="fr11" draw:name="Image3" text:anchor-type="paragraph" svg:width="17cm" style:rel-width="100%" svg:height="7.32cm" style:rel-height="scale" draw:z-index="18"><draw:image xlink:href="Pictures/10000201000003770000017E6D99D703BE1824DF.png" xlink:type="simple" xlink:show="embed" xlink:actuate="onLoad" loext:mime-type="image/png"/></draw:frame>Obrázek <text:sequence text:ref-name="refFigure1" text:name="Figure" text:formula="ooow:Figure+1" style:num-format="1">2</text:sequence>: Dialogové okno Upravit odkazy</text:p></draw:text-box></draw:frame></text:p>
      <text:h text:style-name="P99" text:outline-level="2"><text:bookmark-start text:name="__RefHeading__13189_2065861793"/><text:soft-page-break/>Vkládání obrázků s použitím skeneru<text:bookmark-end text:name="__RefHeading__13189_2065861793"/></text:h>
      <text:p text:style-name="P13">If a <text:alphabetical-index-mark-start text:id="IMark168844440"/><text:alphabetical-index-mark text:string-value="skenované" text:key1="obrázky"/>scanner<text:alphabetical-index-mark-end text:id="IMark168844440"/> is connected to your computer, Writer can call the scanning application and insert the scanned item into your document as an image. To start this procedure, click where you want the image to be inserted and choose <text:span text:style-name="Strong_20_Emphasis">Insert &gt; Media &gt; Scan &gt; Select Source</text:span> from the Menu bar.</text:p>
      <text:p text:style-name="P13">Select the scan source from the list of available devices, then choose <text:span text:style-name="Strong_20_Emphasis">Insert &gt; Media &gt; Scan &gt; Request</text:span> to open the imaging software where you can adjust settings for image quality, size, and other attributes. This practice is quick and easy, but may not result in a high-quality image of the correct size. You may get better results by scanning material into a graphics program and cleaning it up there before inserting the resulting image into Writer.</text:p>
      <text:h text:style-name="P99" text:outline-level="2"><text:bookmark-start text:name="__RefHeading__6981_2065861793"/>Vkládání obrázků z galerie<text:bookmark-end text:name="__RefHeading__6981_2065861793"/></text:h>
      <text:p text:style-name="P14">Galerie (obrázek <text:sequence-ref text:reference-format="value" text:ref-name="refFigure2">3</text:sequence-ref>) umožňuje pohodlně vytvářet skupiny znovu použitelných objektů, jako jsou obrázky a zvuky, které poté můžete vkládat do dokumentů. The <text:alphabetical-index-mark text:string-value="otevírání" text:key1="Galerie"/><text:alphabetical-index-mark text:string-value="otevírání" text:key1="Galerie"/>Gallery is available in LibreOffice Writer, Calc, Impress, and Draw. You can <text:alphabetical-index-mark text:string-value="kopírování objektů z galerie"/>copy or link an object from the Gallery into a document.</text:p>
      <text:p text:style-name="P65"><draw:frame draw:style-name="fr1" draw:name="Frame26" text:anchor-type="as-char" svg:width="8.128cm" draw:z-index="8"><draw:text-box fo:min-height="10.194cm"><text:p text:style-name="Caption"><draw:frame draw:style-name="fr27" draw:name="Image22" text:anchor-type="paragraph" svg:width="8.128cm" svg:height="9.73cm" draw:z-index="1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80">Chceme-li vložit objekt:</text:p>
      <text:list xml:id="list639156595" text:style-name="Numbering_20_1">
        <text:list-item text:start-value="1">
          <text:p text:style-name="P119">Click the <text:span text:style-name="Strong_20_Emphasis">Gallery</text:span> icon in the Sidebar.</text:p>
        </text:list-item>
        <text:list-item>
          <text:p text:style-name="P119">Vybereme motiv ze seznamu.</text:p>
        </text:list-item>
        <text:list-item>
          <text:p text:style-name="P119">Jednoduchým klepnutím vybereme objekt.</text:p>
        </text:list-item>
        <text:list-item>
          <text:p text:style-name="P119">Drag and drop the image into the document, or right-click the object and choose <text:span text:style-name="Strong_20_Emphasis">Insert</text:span>.</text:p>
        </text:list-item>
      </text:list>
      <text:p text:style-name="P22"><text:alphabetical-index-mark text:string-value="odkazování objektů z galerie"/>To insert an object as a link, hold down the <text:span text:style-name="Keystroke">Ctrl+Shift </text:span>keys and drag and drop the object into the document.</text:p>
      <text:h text:style-name="P92" text:outline-level="1"><text:bookmark-start text:name="__RefHeading__6983_2065861793"/>Modifying<text:alphabetical-index-mark text:string-value="úprava" text:key1="obrázky"/>, handling, and positioning images<text:bookmark-end text:name="__RefHeading__6983_2065861793"/></text:h>
      <text:p text:style-name="P13">Když vložíte nový obrázek, možná bude nutné jej upravit tak, aby do dokumentu pasoval. The placement of the image relative to the text is discussed in “<text:bookmark-ref text:reference-format="text" text:ref-name="__RefHeading___Toc256442_2418320379">Positioning images within the text</text:bookmark-ref>” on page <text:bookmark-ref text:reference-format="page" text:ref-name="__RefHeading___Toc256442_2418320379">18</text:bookmark-ref>. This section describes the use of the Image toolbar, resizing, cropping, and rotating an image.</text:p>
      <text:p text:style-name="P13"><text:soft-page-break/>Writer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Writer.</text:p>
      <text:h text:style-name="P99" text:outline-level="2"><text:bookmark-start text:name="__RefHeading__6985_2065861793"/>Používání Nástrojové lišty Obrázek<text:bookmark-end text:name="__RefHeading__6985_2065861793"/></text:h>
      <text:p text:style-name="P13">Při vložení nebo výběru obrázku v dokumentu se zobrazí nástrojová lišta Obrázek. You can set it to always be present (<text:span text:style-name="Strong_20_Emphasis">View &gt; Toolbars &gt; Image</text:span>) and choose whether to float or dock it. Z této nástrojové lišty lze otevřít další dvě nástrojové lišty: nástrojovou lištu Filtr, která může být oddělena a umístěna jinde v aplikaci a nástrojovou lištu Barva, která se otevírá jako samostatná plovoucí nástrojová lišta.</text:p>
      <text:p text:style-name="P15">From these three toolbars, you can apply small corrections to the image or obtain special effects: transparency, color adjustment, flipping and rotating, and applying special-effects filters.</text:p>
      <text:p text:style-name="P89"><draw:frame draw:style-name="fr12" draw:name="Image4" text:anchor-type="as-char" svg:width="9.943cm" svg:height="6.742cm" draw:z-index="10"><draw:image xlink:href="Pictures/10000201000001D50000013E661DCC753C3B4929.png" xlink:type="simple" xlink:show="embed" xlink:actuate="onLoad" loext:mime-type="image/png"/></draw:frame></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0">1</text:p>
          </table:table-cell>
          <table:table-cell table:style-name="Table15.A1" office:value-type="string">
            <text:p text:style-name="P36">Filter</text:p>
          </table:table-cell>
          <table:table-cell table:style-name="Table15.A1" office:value-type="string">
            <text:p text:style-name="P30">10</text:p>
          </table:table-cell>
          <table:table-cell table:style-name="Table15.A1" office:value-type="string">
            <text:p text:style-name="P31">Color</text:p>
          </table:table-cell>
          <table:table-cell table:style-name="Table15.A1" office:value-type="string">
            <text:p text:style-name="P30">19</text:p>
          </table:table-cell>
          <table:table-cell table:style-name="Table15.A1" office:value-type="string">
            <text:p text:style-name="P42">Charcoal Sketch</text:p>
          </table:table-cell>
        </table:table-row>
        <table:table-row table:style-name="Table15.1">
          <table:table-cell table:style-name="Table15.A1" office:value-type="string">
            <text:p text:style-name="P30">2</text:p>
          </table:table-cell>
          <table:table-cell table:style-name="Table15.A1" office:value-type="string">
            <text:p text:style-name="P36">Image Mode</text:p>
          </table:table-cell>
          <table:table-cell table:style-name="Table15.A1" office:value-type="string">
            <text:p text:style-name="P30">11</text:p>
          </table:table-cell>
          <table:table-cell table:style-name="Table15.A1" office:value-type="string">
            <text:p text:style-name="P42">Invert</text:p>
          </table:table-cell>
          <table:table-cell table:style-name="Table15.A1" office:value-type="string">
            <text:p text:style-name="P30">20</text:p>
          </table:table-cell>
          <table:table-cell table:style-name="Table15.A1" office:value-type="string">
            <text:p text:style-name="P43">Relief</text:p>
          </table:table-cell>
        </table:table-row>
        <table:table-row table:style-name="Table15.1">
          <table:table-cell table:style-name="Table15.A1" office:value-type="string">
            <text:p text:style-name="P30">3</text:p>
          </table:table-cell>
          <table:table-cell table:style-name="Table15.A1" office:value-type="string">
            <text:p text:style-name="P36">Crop Image</text:p>
          </table:table-cell>
          <table:table-cell table:style-name="Table15.A1" office:value-type="string">
            <text:p text:style-name="P30">12</text:p>
          </table:table-cell>
          <table:table-cell table:style-name="Table15.A1" office:value-type="string">
            <text:p text:style-name="P42">Vyhlazené</text:p>
          </table:table-cell>
          <table:table-cell table:style-name="Table15.A1" office:value-type="string">
            <text:p text:style-name="P30">21</text:p>
          </table:table-cell>
          <table:table-cell table:style-name="Table15.A1" office:value-type="string">
            <text:p text:style-name="P43">Mosaic</text:p>
          </table:table-cell>
        </table:table-row>
        <table:table-row table:style-name="Table15.1">
          <table:table-cell table:style-name="Table15.A1" office:value-type="string">
            <text:p text:style-name="P36">4</text:p>
          </table:table-cell>
          <table:table-cell table:style-name="Table15.A1" office:value-type="string">
            <text:p text:style-name="P36">Flip Vertically</text:p>
          </table:table-cell>
          <table:table-cell table:style-name="Table15.A1" office:value-type="string">
            <text:p text:style-name="P36">13</text:p>
          </table:table-cell>
          <table:table-cell table:style-name="Table15.A1" office:value-type="string">
            <text:p text:style-name="P42">Sharpen</text:p>
          </table:table-cell>
          <table:table-cell table:style-name="Table15.A1" office:value-type="string">
            <text:p text:style-name="P36">22</text:p>
          </table:table-cell>
          <table:table-cell table:style-name="Table15.A1" office:value-type="string">
            <text:p text:style-name="P44">Color</text:p>
          </table:table-cell>
        </table:table-row>
        <table:table-row table:style-name="Table15.1">
          <table:table-cell table:style-name="Table15.A1" office:value-type="string">
            <text:p text:style-name="P36">5</text:p>
          </table:table-cell>
          <table:table-cell table:style-name="Table15.A1" office:value-type="string">
            <text:p text:style-name="P36">Flip Horizontally</text:p>
          </table:table-cell>
          <table:table-cell table:style-name="Table15.A1" office:value-type="string">
            <text:p text:style-name="P36">14</text:p>
          </table:table-cell>
          <table:table-cell table:style-name="Table15.A1" office:value-type="string">
            <text:p text:style-name="P42">Remove Noise</text:p>
          </table:table-cell>
          <table:table-cell table:style-name="Table15.A1" office:value-type="string">
            <text:p text:style-name="P36">23</text:p>
          </table:table-cell>
          <table:table-cell table:style-name="Table15.A1" office:value-type="string">
            <text:p text:style-name="P44">Green</text:p>
          </table:table-cell>
        </table:table-row>
        <table:table-row table:style-name="Table15.1">
          <table:table-cell table:style-name="Table15.A1" office:value-type="string">
            <text:p text:style-name="P36">6</text:p>
          </table:table-cell>
          <table:table-cell table:style-name="Table15.A1" office:value-type="string">
            <text:p text:style-name="P36">Rotate 90° Left</text:p>
          </table:table-cell>
          <table:table-cell table:style-name="Table15.A1" office:value-type="string">
            <text:p text:style-name="P36">15</text:p>
          </table:table-cell>
          <table:table-cell table:style-name="Table15.A1" office:value-type="string">
            <text:p text:style-name="P41">Solarization</text:p>
          </table:table-cell>
          <table:table-cell table:style-name="Table15.A1" office:value-type="string">
            <text:p text:style-name="P36">24</text:p>
          </table:table-cell>
          <table:table-cell table:style-name="Table15.A1" office:value-type="string">
            <text:p text:style-name="P44">Blue</text:p>
          </table:table-cell>
        </table:table-row>
        <table:table-row table:style-name="Table15.1">
          <table:table-cell table:style-name="Table15.A1" office:value-type="string">
            <text:p text:style-name="P36">7</text:p>
          </table:table-cell>
          <table:table-cell table:style-name="Table15.A1" office:value-type="string">
            <text:p text:style-name="P36">Rotate 90° Right</text:p>
          </table:table-cell>
          <table:table-cell table:style-name="Table15.A1" office:value-type="string">
            <text:p text:style-name="P36">16</text:p>
          </table:table-cell>
          <table:table-cell table:style-name="Table15.A1" office:value-type="string">
            <text:p text:style-name="P43">Aging</text:p>
          </table:table-cell>
          <table:table-cell table:style-name="Table15.A1" office:value-type="string">
            <text:p text:style-name="P36">25</text:p>
          </table:table-cell>
          <table:table-cell table:style-name="Table15.A1" office:value-type="string">
            <text:p text:style-name="P42">Brightness</text:p>
          </table:table-cell>
        </table:table-row>
        <table:table-row table:style-name="Table15.1">
          <table:table-cell table:style-name="Table15.A1" office:value-type="string">
            <text:p text:style-name="P36">8</text:p>
          </table:table-cell>
          <table:table-cell table:style-name="Table15.A1" office:value-type="string">
            <text:p text:style-name="P40">Otočit</text:p>
          </table:table-cell>
          <table:table-cell table:style-name="Table15.A1" office:value-type="string">
            <text:p text:style-name="P36">17</text:p>
          </table:table-cell>
          <table:table-cell table:style-name="Table15.A1" office:value-type="string">
            <text:p text:style-name="P42">Posterize</text:p>
          </table:table-cell>
          <table:table-cell table:style-name="Table15.A1" office:value-type="string">
            <text:p text:style-name="P36">26</text:p>
          </table:table-cell>
          <table:table-cell table:style-name="Table15.A1" office:value-type="string">
            <text:p text:style-name="P41">Contrast</text:p>
          </table:table-cell>
        </table:table-row>
        <table:table-row table:style-name="Table15.1">
          <table:table-cell table:style-name="Table15.A1" office:value-type="string">
            <text:p text:style-name="P36">9</text:p>
          </table:table-cell>
          <table:table-cell table:style-name="Table15.A1" office:value-type="string">
            <text:p text:style-name="P36">Průhlednost</text:p>
          </table:table-cell>
          <table:table-cell table:style-name="Table15.A1" office:value-type="string">
            <text:p text:style-name="P36">18</text:p>
          </table:table-cell>
          <table:table-cell table:style-name="Table15.A1" office:value-type="string">
            <text:p text:style-name="P42">Pop Art </text:p>
          </table:table-cell>
          <table:table-cell table:style-name="Table15.A1" office:value-type="string">
            <text:p text:style-name="P32">27</text:p>
          </table:table-cell>
          <table:table-cell table:style-name="Table15.A1" office:value-type="string">
            <text:p text:style-name="P41">Gamma</text:p>
          </table:table-cell>
        </table:table-row>
      </table:table>
      <text:p text:style-name="P74">Figure <text:sequence text:ref-name="refFigure3" text:name="Figure" text:formula="ooow:Figure+1" style:num-format="1">4</text:sequence>: Image toolbar plus Color toolbar and Image Filter toolbar</text:p>
      <text:h text:style-name="P106" text:outline-level="3"><text:bookmark-start text:name="__RefHeading__36205018"/>Image mode<text:bookmark-end text:name="__RefHeading__36205018"/></text:h>
      <text:p text:style-name="P13">You can change color images to grayscale, to black-and-white, or to a watermark by selecting the image and then selecting the relevant item from the Image Mode list.</text:p>
      <text:h text:style-name="P106" text:outline-level="3"><text:bookmark-start text:name="__RefHeading___Toc34775_3722576288"/><text:alphabetical-index-mark text:string-value="průhlednost" text:key1="obrázky"/><text:alphabetical-index-mark text:string-value="průhlednost"/>Průhlednost<text:bookmark-end text:name="__RefHeading___Toc34775_3722576288"/></text:h>
      <text:p text:style-name="P13">Increase the percentage value in the Transparency box on the image toolbar to make the image more transparent. This is particularly useful when creating a watermark or when placing the image in the background.</text:p>
      <text:h text:style-name="P106" text:outline-level="3"><text:bookmark-start text:name="__RefHeading___Toc4103_3722576288"/><text:soft-page-break/>Color<text:bookmark-end text:name="__RefHeading___Toc4103_3722576288"/></text:h>
      <text:p text:style-name="P13">Use this toolbar to modify the individual RGB color components of the image (red, green, blue) as well as the brightness, contrast, and gamma of the image. If the result is not satisfactory, you can press <text:span text:style-name="Keystroke">Ctrl+Z</text:span> to restore the default values.</text:p>
      <text:h text:style-name="P106" text:outline-level="3"><text:bookmark-start text:name="__RefHeading__6987_2065861793"/>Flip vertically, horizontally or in 90° rotations <text:bookmark-end text:name="__RefHeading__6987_2065861793"/></text:h>
      <text:p text:style-name="P13">To flip an image vertically, horizontally, or rotate it by ninety degrees, select the image, and then click the relevant button on the image toolbar.</text:p>
      <text:h text:style-name="P106" text:outline-level="3"><text:bookmark-start text:name="__RefHeading__6989_2065861793"/>Image filters<text:bookmark-end text:name="__RefHeading__6989_2065861793"/></text:h>
      <text:p text:style-name="P13">Table <text:sequence-ref text:reference-format="value" text:ref-name="refTable0">1</text:sequence-ref><text:s/>provides a short description of the available filters. The best way to understand them is to see them in action. Experiment with the different filters and filter settings, remembering that you can undo all the changes by pressing <text:span text:style-name="Keystroke">Ctrl+Z</text:span> or <text:span text:style-name="Keystroke">Alt+Backspace</text:span> or by selecting <text:span text:style-name="Strong_20_Emphasis">Edit &gt; Undo</text:span>.</text:p>
      <text:p text:style-name="P75">Table <text:sequence text:ref-name="refTable0" text:name="Table" text:formula="ooow:Table+1" style:num-format="1">1</text:sequence>: Image filters and their effects</text:p>
      <table:table table:name="Table21" table:style-name="Table21">
        <table:table-column table:style-name="Table21.A"/>
        <table:table-column table:style-name="Table21.B"/>
        <table:table-header-rows>
          <table:table-row table:style-name="Table21.1">
            <table:table-cell table:style-name="Table21.A1" office:value-type="string">
              <text:p text:style-name="P49">Název</text:p>
            </table:table-cell>
            <table:table-cell table:style-name="Table21.A1" office:value-type="string">
              <text:p text:style-name="P49">Výsledek</text:p>
            </table:table-cell>
          </table:table-row>
        </table:table-header-rows>
        <table:table-row table:style-name="Table21.1">
          <table:table-cell table:style-name="Table21.A2" office:value-type="string">
            <text:p text:style-name="P36">Invert</text:p>
          </table:table-cell>
          <table:table-cell table:style-name="Table21.A2" office:value-type="string">
            <text:p text:style-name="P36">Inverts the color values of a color image or the brightness values of a grayscale image.</text:p>
          </table:table-cell>
        </table:table-row>
        <table:table-row table:style-name="Table21.3">
          <table:table-cell table:style-name="Table21.A3" office:value-type="string">
            <text:p text:style-name="P36">Vyhlazené</text:p>
          </table:table-cell>
          <table:table-cell table:style-name="Table21.B3" office:value-type="string">
            <text:p text:style-name="P36">Softens the contrast of an image.</text:p>
          </table:table-cell>
        </table:table-row>
        <table:table-row table:style-name="Table21.1">
          <table:table-cell table:style-name="Table21.A2" office:value-type="string">
            <text:p text:style-name="P36">Sharpen</text:p>
          </table:table-cell>
          <table:table-cell table:style-name="Table21.A2" office:value-type="string">
            <text:p text:style-name="P36">Increases the contrast of an image.</text:p>
          </table:table-cell>
        </table:table-row>
        <table:table-row table:style-name="Table21.5">
          <table:table-cell table:style-name="Table21.A5" office:value-type="string">
            <text:p text:style-name="P36">Remove noise</text:p>
          </table:table-cell>
          <table:table-cell table:style-name="Table21.B5" office:value-type="string">
            <text:p text:style-name="P36">Removes single pixels from an image.</text:p>
          </table:table-cell>
        </table:table-row>
        <table:table-row table:style-name="Table21.1">
          <table:table-cell table:style-name="Table21.A2" office:value-type="string">
            <text:p text:style-name="P36">Solarization</text:p>
          </table:table-cell>
          <table:table-cell table:style-name="Table21.A2" office:value-type="string">
            <text:p text:style-name="P36">Mimics the effects of too much light in an image. A further dialog opens to adjust the parameters.</text:p>
          </table:table-cell>
        </table:table-row>
        <table:table-row table:style-name="Table21.7">
          <table:table-cell table:style-name="Table21.A7" office:value-type="string">
            <text:p text:style-name="P36">Aging</text:p>
          </table:table-cell>
          <table:table-cell table:style-name="Table21.B7" office:value-type="string">
            <text:p text:style-name="P36">Simulates the effects of time on an image. Can be applied several times. A further dialog opens to adjust the aging level.</text:p>
          </table:table-cell>
        </table:table-row>
        <table:table-row table:style-name="Table21.1">
          <table:table-cell table:style-name="Table21.A2" office:value-type="string">
            <text:p text:style-name="P36">Posterize</text:p>
          </table:table-cell>
          <table:table-cell table:style-name="Table21.A2" office:value-type="string">
            <text:p text:style-name="P36">Makes an image appear like a painting by reducing the number of colors used.</text:p>
          </table:table-cell>
        </table:table-row>
        <table:table-row table:style-name="Table21.9">
          <table:table-cell table:style-name="Table21.A9" office:value-type="string">
            <text:p text:style-name="P36">Pop Art</text:p>
          </table:table-cell>
          <table:table-cell table:style-name="Table21.B9" office:value-type="string">
            <text:p text:style-name="P36">Modifies the image dramatically.</text:p>
          </table:table-cell>
        </table:table-row>
        <table:table-row table:style-name="Table21.1">
          <table:table-cell table:style-name="Table21.A2" office:value-type="string">
            <text:p text:style-name="P36">Charcoal Sketch</text:p>
          </table:table-cell>
          <table:table-cell table:style-name="Table21.A2" office:value-type="string">
            <text:p text:style-name="P36">Displays the image as a charcoal sketch.</text:p>
          </table:table-cell>
        </table:table-row>
        <table:table-row table:style-name="Table21.1">
          <table:table-cell table:style-name="Table21.A2" office:value-type="string">
            <text:p text:style-name="P36">Relief</text:p>
          </table:table-cell>
          <table:table-cell table:style-name="Table21.A2" office:value-type="string">
            <text:p text:style-name="P36">A dialog is displayed to adjust the light source that will create the shadow and, hence, the relief effect.</text:p>
          </table:table-cell>
        </table:table-row>
        <table:table-row table:style-name="Table21.1">
          <table:table-cell table:style-name="Table21.A2" office:value-type="string">
            <text:p text:style-name="P36">Mosaic</text:p>
          </table:table-cell>
          <table:table-cell table:style-name="Table21.A2" office:value-type="string">
            <text:p text:style-name="P36">Joins groups of pixels into a single area of one color.</text:p>
          </table:table-cell>
        </table:table-row>
      </table:table>
      <text:h text:style-name="P105" text:outline-level="2"><text:bookmark-start text:name="__RefHeading__6995_2065861793"/>Using the Formatting toolbar and Image dialog<text:bookmark-end text:name="__RefHeading__6995_2065861793"/></text:h>
      <text:p text:style-name="P13">When an image is selected, you can customize some aspects of its appearance using the tools available on the Formatting toolbar and in the dialog opened by right-clicking on the image and selecting Properties. You can, for example, create a border around the image, selecting style and color; or you can (on the Borders page of the Image dialog) add a shadow to the image.</text:p>
      <text:h text:style-name="P100" text:outline-level="2"><text:bookmark-start text:name="__RefHeading___Toc256440_2418320379"/>Ořezání obrázků<text:bookmark-end text:name="__RefHeading___Toc256440_2418320379"/></text:h>
      <text:p text:style-name="P13">Obrázek lze oříznout tak, aby byla zviditelněna jen ta část obrázku, která nás zajímá. Writer provides two ways to crop an image: the Crop tool and the Crop page of the Image dialog. The Crop tool provides a quick and easy way to crop an image; but for more control, use the Image dialog.</text:p>
      <text:list xml:id="list145234788249545" text:continue-list="list145233549861566" text:style-name="Heading_20_Note">
        <text:list-item>
          <text:p text:style-name="P109">Poznámka</text:p>
        </text:list-item>
      </text:list>
      <text:p text:style-name="P46">If you crop an image in Writer, the image itself is not changed. Writer hides, not cuts off, part of the image. Pokud exportujeme dokument do formátu HTML, exportuje se původní obraz, nikoliv oříznutý obrázek. Pro zachování oříznuté části obrázku při exportu do HTML je třeba jej nejdříve oříznout v externím editoru.</text:p>
      <text:h text:style-name="P106" text:outline-level="3"><text:bookmark-start text:name="__RefHeading___Toc16457_3909773565"/><text:soft-page-break/>Using the Crop tool<text:bookmark-end text:name="__RefHeading___Toc16457_3909773565"/></text:h>
      <text:p text:style-name="P9">To use the Crop tool, right-click the image and select <text:span text:style-name="Strong_20_Emphasis">Crop</text:span> from the context menu. Cropping handles appear at the corners and mid-points of the sides of the image (see Figure <text:sequence-ref text:reference-format="value" text:ref-name="refFigure4">5</text:sequence-ref>). Drag a handle to cut off part of the image. Click outside the image to turn off cropping mode.</text:p>
      <text:p text:style-name="P65"><draw:frame draw:style-name="fr1" draw:name="Frame14" text:anchor-type="as-char" svg:width="8.961cm" draw:z-index="14"><draw:text-box fo:min-height="7.195cm"><text:p text:style-name="P69"><draw:frame draw:style-name="fr26" draw:name="Image19" text:anchor-type="paragraph" svg:x="-0.071cm" svg:y="0cm" svg:width="8.931cm" svg:height="6.699cm" draw:z-index="20"><draw:image xlink:href="Pictures/100002010000021D0000019F04120D2AA001FBD4.png" xlink:type="simple" xlink:show="embed" xlink:actuate="onLoad" loext:mime-type="image/png"/></draw:frame>Figure <text:sequence text:ref-name="refFigure4" text:name="Figure" text:formula="ooow:Figure+1" style:num-format="1">5</text:sequence>: Cropping handles on an image</text:p></draw:text-box></draw:frame></text:p>
      <text:h text:style-name="P106" text:outline-level="3"><text:bookmark-start text:name="__RefHeading___Toc16459_3909773565"/>Using the Crop page of the Image dialog<text:bookmark-end text:name="__RefHeading___Toc16459_3909773565"/></text:h>
      <text:p text:style-name="P13">To use the Image dialog, right-click the image and select <text:span text:style-name="Strong_20_Emphasis">Properties</text:span> from the context menu, then select the <text:span text:style-name="Emphasis">Crop</text:span> page of the Image dialog.</text:p>
      <text:p text:style-name="P65"><draw:frame draw:style-name="fr6" draw:name="Frame3" text:anchor-type="as-char" svg:width="13.944cm" draw:z-index="21"><draw:text-box fo:min-height="7.779cm"><text:p text:style-name="Caption"><draw:frame draw:style-name="fr25" draw:name="graphics23" text:anchor-type="paragraph" svg:width="13.944cm" svg:height="7.209cm" draw:z-index="27"><draw:image xlink:href="Pictures/100000000000020F00000128A46105214AE17DF7.png" xlink:type="simple" xlink:show="embed" xlink:actuate="onLoad" loext:mime-type="image/png"/></draw:frame>Figure <text:sequence text:ref-name="refFigure5" text:name="Figure" text:formula="ooow:Figure+1" style:num-format="1">6</text:sequence>: Result on image size of cropping using Keep scale option</text:p></draw:text-box></draw:frame></text:p>
      <text:p text:style-name="P10">The units of measurement shown on the Crop page are those set in <text:span text:style-name="Strong_20_Emphasis">Tools &gt; Options &gt; LibreOffice Writer &gt; General</text:span>.</text:p>
      <text:p text:style-name="P13">Two options are available in the crop section for cropping an image: <text:span text:style-name="Emphasis">Keep scale</text:span> and <text:span text:style-name="Emphasis">Keep image size</text:span>. <text:span text:style-name="Emphasis">Keep scale</text:span> maintains the proportions of the image; <text:span text:style-name="Emphasis">Keep image size</text:span> may result in distortion of the image.</text:p>
      <text:p text:style-name="P13">As the values for Left, Right, Top, and Bottom are altered, the boundaries of the image in the preview box change to show the crop area on the image, and the Width and Height fields under either Scale or Image size. This results in either an image size change (Figure <text:sequence-ref text:reference-format="value" text:ref-name="refFigure5">6</text:sequence-ref>), or a scale change for a fixed image size (Figure <text:sequence-ref text:reference-format="value" text:ref-name="refFigure6">7</text:sequence-ref>).</text:p>
      <text:p text:style-name="P13">The original image size is indicated above the Original Size button.</text:p>
      <text:p text:style-name="P65"><text:soft-page-break/><draw:frame draw:style-name="fr6" draw:name="Frame10" text:anchor-type="as-char" svg:width="8.89cm" draw:z-index="12"><draw:text-box fo:min-height="7.091cm"><text:p text:style-name="Caption"><draw:frame draw:style-name="fr24" draw:name="graphics37" text:anchor-type="paragraph" svg:x="0cm" svg:width="8.89cm" style:rel-width="100%" svg:height="7.091cm" style:rel-height="scale" draw:z-index="17"><draw:image xlink:href="Pictures/10000000000001500000010CACBDD55A8A835AB4.png" xlink:type="simple" xlink:show="embed" xlink:actuate="onLoad" loext:mime-type="image/png"/></draw:frame>Figure <text:sequence text:ref-name="refFigure6" text:name="Figure" text:formula="ooow:Figure+1" style:num-format="1">7</text:sequence>: Result using Keep image scale option</text:p></draw:text-box></draw:frame></text:p>
      <text:h text:style-name="P99" text:outline-level="2"><text:bookmark-start text:name="__RefHeading__6999_2065861793"/><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6999_2065861793"/></text:h>
      <text:p text:style-name="P13">To perfectly fit the image into your document, you may have to resize it. There are a number of options available in Writer to do this.</text:p>
      <text:p text:style-name="P80">Rychlý a snadný způsob, jak to provést, je přetáhnout úchyty pro změnu velikosti:</text:p>
      <text:list xml:id="list1578366728" text:style-name="Numbering_20_1">
        <text:list-item text:start-value="1">
          <text:p text:style-name="P119">Je-li obrázek označen, zobrazí se zelené úchyty pro úpravu rozměrů.</text:p>
        </text:list-item>
        <text:list-item>
          <text:p text:style-name="P119">Position the pointer over one of the green sizing handles. Ukazatel změní tvar, což představuje grafické znázornění směru při změně velikosti.</text:p>
        </text:list-item>
        <text:list-item>
          <text:p text:style-name="P119">Klepnutím a přetažením změníme velikost obrázku.</text:p>
        </text:list-item>
        <text:list-item>
          <text:p text:style-name="P119">Release the mouse button when satisfied with the new size.</text:p>
        </text:list-item>
      </text:list>
      <text:list xml:id="list1984383164" text:style-name="Heading_20_Tip">
        <text:list-item>
          <text:p text:style-name="P112">Tip</text:p>
        </text:list-item>
      </text:list>
      <text:p text:style-name="P46">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3">For more accurate resizing of images, use either the <text:span text:style-name="Emphasis">Crop</text:span> page (Figure <text:sequence-ref text:reference-format="value" text:ref-name="refFigure5">6</text:sequence-ref>) or the <text:span text:style-name="Emphasis">Type</text:span> page of the Image dialog.</text:p>
      <text:p text:style-name="P80">On the <text:span text:style-name="Emphasis">Crop</text:span> page you can adjust the following settings:</text:p>
      <text:list xml:id="list2041066867" text:style-name="List_20_1">
        <text:list-item text:start-value="1">
          <text:p text:style-name="P114">Scale Width and Height: specify in percentages the scaling of the image. The size of the image changes accordingly. For a symmetrical resizing, both values need to be identical.</text:p>
        </text:list-item>
        <text:list-item>
          <text:p text:style-name="P114">Image size: specify the size of the image in your preferred unit of measurement. The image enlarges or shrinks accordingly.</text:p>
        </text:list-item>
        <text:list-item>
          <text:p text:style-name="P114">Original size button: when clicked, restores the image to its original size. This will be the size resulting after any cropping was carried out.</text:p>
        </text:list-item>
      </text:list>
      <text:p text:style-name="P13">On the <text:span text:style-name="Emphasis">Type</text:span> page of the Image dialog, select the Relative option to toggle between percentage and actual dimension. For a symmetrical resizing, select the <text:span text:style-name="Strong_20_Emphasis">Keep ratio</text:span> option. Clicking on the <text:span text:style-name="Strong_20_Emphasis">Original Size</text:span> button restores the original image size, but the scale dimensions are altered if the image has been cropped.</text:p>
      <text:h text:style-name="P99" text:outline-level="2"><text:bookmark-start text:name="__RefHeading___Toc16461_3909773565"/><text:soft-page-break/>Otočení nebo převrácení obrázku<text:bookmark-end text:name="__RefHeading___Toc16461_3909773565"/></text:h>
      <text:p text:style-name="P13">To quickly rotate an image 90 or 180 degrees, or flip it vertically or horizontally, right-click the image and select Rotate or Flip on the context menu, then choose the desired result.</text:p>
      <text:p text:style-name="P65"><draw:frame draw:style-name="fr1" draw:name="Frame15" text:anchor-type="as-char" svg:width="8.354cm" draw:z-index="6"><draw:text-box fo:min-height="4.766cm"><text:p text:style-name="P70"><draw:frame draw:style-name="fr18" draw:name="Image25" text:anchor-type="paragraph" svg:width="8.273cm" svg:height="5.009cm" draw:z-index="9"><draw:image xlink:href="Pictures/1000020100000163000000D7EB933277C732F36A.png" xlink:type="simple" xlink:show="embed" xlink:actuate="onLoad" loext:mime-type="image/png"/></draw:frame>Figure <text:sequence text:ref-name="refFigure7" text:name="Figure" text:formula="ooow:Figure+1" style:num-format="1">8</text:sequence>: Quickly rotating or flipping an image</text:p></draw:text-box></draw:frame></text:p>
      <text:p text:style-name="P80">You can rotate images at any required angle, using either of these methods:</text:p>
      <text:list xml:id="list145233075597045" text:continue-list="list145234474577007" text:style-name="List_20_1">
        <text:list-item>
          <text:p text:style-name="P114"><text:span text:style-name="Strong_20_Emphasis">Interactively.</text:span> Select the image and click the <text:span text:style-name="Strong_20_Emphasis">Rotate</text:span> icon on the Image toolbar or right-click and select <text:span text:style-name="Strong_20_Emphasis">Rotate or Flip &gt; Rotate</text:span>. Rotation handles appear around the object. Hover the <text:s/>cursor over a handle; when the cursor changes shape, click and drag it to the required angle. This method is quick and easy, but not precise.</text:p>
        </text:list-item>
        <text:list-item>
          <text:p text:style-name="P114"><text:span text:style-name="Strong_20_Emphasis">Using the Image dialog.</text:span> For precise rotation angles, right-click the image and select <text:span text:style-name="Strong_20_Emphasis">Properties</text:span>. On the Image dialog, select the <text:span text:style-name="Emphasis">Image</text:span> tab. In the <text:span text:style-name="Strong_20_Emphasis">Rotation Angle</text:span> field, specify the rotation required.</text:p>
        </text:list-item>
      </text:list>
      <text:h text:style-name="P99" text:outline-level="2"><text:bookmark-start text:name="__RefHeading__7003_2065861793"/>Další nastavení<text:bookmark-end text:name="__RefHeading__7003_2065861793"/></text:h>
      <text:p text:style-name="P80">The Image dialog (Figure <text:sequence-ref text:reference-format="value" text:ref-name="refFigure5">6</text:sequence-ref>) consists of ten pages. The <text:span text:style-name="Emphasis">Crop</text:span> page was described on page <text:bookmark-ref text:reference-format="page" text:ref-name="__RefHeading___Toc16459_3909773565">12</text:bookmark-ref>; the <text:span text:style-name="Emphasis">Type</text:span> and <text:span text:style-name="Emphasis">Wrap</text:span> pages are explained in “<text:bookmark-ref text:reference-format="text" text:ref-name="__RefHeading___Toc256442_2418320379">Positioning images within the text</text:bookmark-ref>” on page <text:bookmark-ref text:reference-format="page" text:ref-name="__RefHeading___Toc256442_2418320379">18</text:bookmark-ref>. The other pages serve the following purposes:</text:p>
      <text:list xml:id="list582821344" text:style-name="List_20_1">
        <text:list-item text:start-value="1">
          <text:p text:style-name="P114"><text:span text:style-name="Strong_20_Emphasis">Options</text:span>: give the image a descriptive name (as you want it to appear in the Navigator), display alternative text when the cursor hovers over the image in a web browser, protect some of the image settings from accidental changes, and prevent the image from being printed.</text:p>
        </text:list-item>
        <text:list-item>
          <text:p text:style-name="P114"><text:span text:style-name="Strong_20_Emphasis">Borders</text:span>: create borders around the image. The Borders dialog is the same as the one used for defining table or paragraph borders. You can also add a shadow to the image.</text:p>
        </text:list-item>
        <text:list-item>
          <text:p text:style-name="P114"><text:span text:style-name="Strong_20_Emphasis">Area</text:span>: change the background color of the image. Toto nastavení dosahuje požadovaných výsledků pouze pro obrázky s průhlednou barvou.</text:p>
        </text:list-item>
        <text:list-item>
          <text:p text:style-name="P116"><text:span text:style-name="Strong_20_Emphasis">Hyperlink</text:span>: associate a hyperlink to the image, or create an image map (see page <text:bookmark-ref text:reference-format="page" text:ref-name="__RefHeading__50127_1787655114">27</text:bookmark-ref>).</text:p>
        </text:list-item>
        <text:list-item>
          <text:p text:style-name="P114"><text:span text:style-name="Strong_20_Emphasis">Obrázek</text:span>: překlopení nebo otočení snímku, zobrazení původního umístění souboru v případě, že obrázek je vložen jako odkaz.</text:p>
        </text:list-item>
        <text:list-item>
          <text:p text:style-name="P117"><text:span text:style-name="Strong_20_Emphasis">Transparency</text:span>: set the transparency options for the image.</text:p>
        </text:list-item>
        <text:list-item>
          <text:p text:style-name="P114"><text:span text:style-name="Strong_20_Emphasis">Makro</text:span>: přiřadíme makro obrázku. Můžeme si vybrat z předdefinovaných maker nebo napsat své vlastní.</text:p>
        </text:list-item>
      </text:list>
      <text:h text:style-name="P99" text:outline-level="2"><text:bookmark-start text:name="__RefHeading__7005_2065861793"/>Deleting an image<text:bookmark-end text:name="__RefHeading__7005_2065861793"/></text:h>
      <text:p text:style-name="P13">To delete an image, click it to show the green resizing handles, then press the <text:span text:style-name="Emphasis">Delete</text:span> key.</text:p>
      <text:h text:style-name="P99" text:outline-level="2"><text:bookmark-start text:name="__RefHeading___Toc16054_1837381016"/><text:soft-page-break/>Exportování obrázků<text:bookmark-end text:name="__RefHeading___Toc16054_1837381016"/></text:h>
      <text:p text:style-name="P13">To make complex adjustments to the image, or to save it for use in another document, you can export it directly from the document. Right-click the image to select it and open the context menu. Z ní vybereme možnost <text:span text:style-name="Strong_20_Emphasis">Uložit</text:span>, která otevře dialogové okno Export obrázku. Depending on the original format of the image, Writer will let you save the image in many different formats. Give a name to the image, select the desired image format in the File type list, and click <text:span text:style-name="Strong_20_Emphasis">Save</text:span>.</text:p>
      <text:p text:style-name="P16">If the image has been modified, Writer offers the choice of exporting the original version or the altered version of the image.</text:p>
      <text:h text:style-name="P99" text:outline-level="2"><text:bookmark-start text:name="__RefHeading___Toc10447_1391699212"/>Komprese obrázků<text:bookmark-end text:name="__RefHeading___Toc10447_1391699212"/></text:h>
      <text:p text:style-name="P56">If you insert a large image in your document and resize it to fit into the layout of the page, the complete original image is stored in the document file to preserve its content, possibly resulting in a large document file to store or send by mail.</text:p>
      <text:p text:style-name="P11">If you can accept some loss of quality of the image rendering, you can compress or resize the image object to reduce its data volume while preserving its display in the page layout. You probably don’t want to compress something that will be professionally printed.</text:p>
      <text:p text:style-name="P57">Vybereme obrázek a klepnutím pravým tlačítkem myši otevřeme místní nabídku. Then choose <text:span text:style-name="Strong_20_Emphasis">Compress</text:span> to open the Compress Image dialog (Figure <text:sequence-ref text:reference-format="value" text:ref-name="refFigure8">9</text:sequence-ref>). The <text:span text:style-name="Strong_20_Emphasis">Calculate New Size</text:span> button updates the image information on the dialog on each parameter set you change.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P65"><draw:frame draw:style-name="fr1" draw:name="Frame27" text:anchor-type="as-char" svg:width="10.412cm" draw:z-index="22"><draw:text-box fo:min-height="8.788cm"><text:p text:style-name="P71"><draw:frame draw:style-name="fr18" draw:name="Image23" text:anchor-type="paragraph" svg:width="10.465cm" svg:height="8.341cm" draw:z-index="28"><draw:image xlink:href="Pictures/100002010000020F000001A428209358BC410C0E.png" xlink:type="simple" xlink:show="embed" xlink:actuate="onLoad" loext:mime-type="image/png"/></draw:frame>Figure <text:sequence text:ref-name="refFigure8" text:name="Figure" text:formula="ooow:Figure+1" style:num-format="1">9</text:sequence>: Compressing an image</text:p></draw:text-box></draw:frame></text:p>
      <text:h text:style-name="P92" text:outline-level="1"><text:bookmark-start text:name="__RefHeading__7007_2065861793"/>Using Writer’s drawing tools<text:bookmark-end text:name="__RefHeading__7007_2065861793"/></text:h>
      <text:p text:style-name="P13">You can use Writer’s <text:alphabetical-index-mark-start text:id="IMark170462680"/>drawing tools<text:alphabetical-index-mark-end text:id="IMark170462680"/> to create graphics such as simple diagrams using rectangles, circles, lines, text, and other predefined shapes. Můžeme také několik kreseb seskupit, čímž zajistíme, že se nezmění jejich vzájemné umístění a poměr stran.</text:p>
      <text:p text:style-name="P13">Kresby můžeme umístit přímo na stránku dokumentu, nebo je můžeme vložit do rámce.</text:p>
      <text:p text:style-name="P80"><text:soft-page-break/>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14">Obrázky nelze zahrnout do skupiny kreseb, proto se v dokumentu mohou nesprávně zarovnávat.</text:p>
        </text:list-item>
        <text:list-item>
          <text:p text:style-name="P114">If you convert a Writer document to another format, such as HTML, the drawing objects and the images will not remain associated; they are saved separately.</text:p>
        </text:list-item>
      </text:list>
      <text:p text:style-name="P13">In general, if you need to create complex drawings, it is recommended you use LibreOffice Draw, which includes many more features such as layers and styles.</text:p>
      <text:h text:style-name="P99" text:outline-level="2"><text:bookmark-start text:name="__RefHeading__7009_2065861793"/>Vytváření kreseb<text:bookmark-end text:name="__RefHeading__7009_2065861793"/></text:h>
      <text:p text:style-name="P13">To begin using the drawing tools, display the Drawing toolbar (Figure <text:sequence-ref text:reference-format="value" text:ref-name="refFigure9">10</text:sequence-ref>) by clicking <text:span text:style-name="Strong_20_Emphasis">View &gt; Toolbars &gt; Drawing</text:span> or by clicking on the <text:span text:style-name="Strong_20_Emphasis">Show Draw Functions</text:span> icon on the standard toolbar.</text:p>
      <text:p text:style-name="P13">The Drawing toolbar may appear at the bottom or left side of the workspace. You can move it to another location and dock it, or float it and move it to a convenient place on the scree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79"><draw:g text:anchor-type="as-char" draw:z-index="2" draw:name="Shape1" draw:style-name="gr1"><draw:frame draw:style-name="gr3" draw:text-style-name="P132" svg:width="17.144cm" svg:height="0.759cm" svg:x="0.002cm" svg:y="0cm"><draw:image xlink:href="Pictures/100002010000038300000024915E2641FEFDA0D0.png" xlink:type="simple" xlink:show="embed" xlink:actuate="onLoad" loext:mime-type="image/png"><text:p/></draw:image></draw:frame><draw:frame draw:style-name="gr2" draw:text-style-name="P131" svg:width="17.654cm" svg:height="0.735cm" svg:x="0cm" svg:y="1.044cm"><draw:text-box><text:p text:style-name="P130"><text:s/><text:span text:style-name="T300">1 <text:s text:c="4"/>2 <text:s text:c="2"/>3 <text:s text:c="5"/>4 <text:s text:c="4"/>5 <text:s text:c="3"/>6 <text:s text:c="19"/>7 <text:s text:c="21"/>8 <text:s text:c="5"/>9 <text:s text:c="4"/>10 <text:s text:c="3"/>11 <text:s text:c="2"/>12 <text:s text:c="2"/>13 <text:s text:c="4"/>14 <text:s text:c="2"/>15 <text:s/>16 <text:s/>17 <text:s/>18</text:span></text:p></draw:text-box></draw:frame><draw:line draw:style-name="gr4" draw:text-style-name="P132" svg:x1="0.472cm" svg:y1="0.639cm" svg:x2="0.472cm" svg:y2="1.147cm"><text:p/></draw:line><draw:line draw:style-name="gr4" draw:text-style-name="P132" svg:x1="1.172cm" svg:y1="0.639cm" svg:x2="1.172cm" svg:y2="1.147cm"><text:p/></draw:line><draw:line draw:style-name="gr4" draw:text-style-name="P132" svg:x1="1.772cm" svg:y1="0.639cm" svg:x2="1.772cm" svg:y2="1.147cm"><text:p/></draw:line><draw:line draw:style-name="gr4" draw:text-style-name="P132" svg:x1="2.672cm" svg:y1="0.639cm" svg:x2="2.672cm" svg:y2="1.147cm"><text:p/></draw:line><draw:line draw:style-name="gr4" draw:text-style-name="P132" svg:x1="3.372cm" svg:y1="0.639cm" svg:x2="3.372cm" svg:y2="1.147cm"><text:p/></draw:line><draw:line draw:style-name="gr4" draw:text-style-name="P132" svg:x1="3.972cm" svg:y1="0.639cm" svg:x2="3.972cm" svg:y2="1.147cm"><text:p/></draw:line><draw:line draw:style-name="gr4" draw:text-style-name="P132" svg:x1="8.972cm" svg:y1="0.639cm" svg:x2="8.972cm" svg:y2="1.147cm"><text:p/></draw:line><draw:line draw:style-name="gr4" draw:text-style-name="P132" svg:x1="9.872cm" svg:y1="0.639cm" svg:x2="9.872cm" svg:y2="1.147cm"><text:p/></draw:line><draw:line draw:style-name="gr4" draw:text-style-name="P132" svg:x1="10.672cm" svg:y1="0.639cm" svg:x2="10.672cm" svg:y2="1.147cm"><text:p/></draw:line><draw:line draw:style-name="gr4" draw:text-style-name="P132" svg:x1="11.472cm" svg:y1="0.639cm" svg:x2="11.472cm" svg:y2="1.147cm"><text:p/></draw:line><draw:line draw:style-name="gr4" draw:text-style-name="P132" svg:x1="12.272cm" svg:y1="0.639cm" svg:x2="12.272cm" svg:y2="1.147cm"><text:p/></draw:line><draw:line draw:style-name="gr4" draw:text-style-name="P132" svg:x1="12.972cm" svg:y1="0.639cm" svg:x2="12.972cm" svg:y2="1.147cm"><text:p/></draw:line><draw:line draw:style-name="gr4" draw:text-style-name="P132" svg:x1="13.972cm" svg:y1="0.639cm" svg:x2="13.972cm" svg:y2="1.147cm"><text:p/></draw:line><draw:line draw:style-name="gr4" draw:text-style-name="P132" svg:x1="14.672cm" svg:y1="0.639cm" svg:x2="14.672cm" svg:y2="1.147cm"><text:p/></draw:line><draw:line draw:style-name="gr4" draw:text-style-name="P132" svg:x1="15.272cm" svg:y1="0.639cm" svg:x2="15.272cm" svg:y2="1.147cm"><text:p/></draw:line><draw:line draw:style-name="gr4" draw:text-style-name="P132" svg:x1="15.972cm" svg:y1="0.639cm" svg:x2="15.972cm" svg:y2="1.147cm"><text:p/></draw:line><draw:line draw:style-name="gr4" draw:text-style-name="P132" svg:x1="16.672cm" svg:y1="0.639cm" svg:x2="16.672cm" svg:y2="1.147cm"><text:p/></draw:line><draw:line draw:style-name="gr4" draw:text-style-name="P132" svg:x1="4.445cm" svg:y1="0.635cm" svg:x2="6.472cm" svg:y2="1.147cm"><text:p/></draw:line><draw:line draw:style-name="gr4" draw:text-style-name="P132" svg:x1="8.636cm" svg:y1="0.635cm" svg:x2="6.473cm" svg:y2="1.147cm"><text:p/></draw:line></draw:g></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36">1</text:p>
          </table:table-cell>
          <table:table-cell table:style-name="Table17.A1" office:value-type="string">
            <text:p text:style-name="P36">Vybrat</text:p>
          </table:table-cell>
          <table:table-cell table:style-name="Table17.A2" office:value-type="float" office:value="6">
            <text:p text:style-name="P33">6</text:p>
          </table:table-cell>
          <table:table-cell table:style-name="Table17.A1" office:value-type="string">
            <text:p text:style-name="P33">Mnohoúhelník</text:p>
          </table:table-cell>
          <table:table-cell table:style-name="Table17.A2" office:value-type="float" office:value="11">
            <text:p text:style-name="P33">11</text:p>
          </table:table-cell>
          <table:table-cell table:style-name="Table17.A1" office:value-type="string">
            <text:p text:style-name="P33">Vývojový diagram</text:p>
          </table:table-cell>
          <table:table-cell table:style-name="Table17.A1" office:value-type="string">
            <text:p text:style-name="P36">15</text:p>
          </table:table-cell>
          <table:table-cell table:style-name="Table17.A1" office:value-type="string">
            <text:p text:style-name="P33">Vložit textové pole</text:p>
          </table:table-cell>
        </table:table-row>
        <table:table-row>
          <table:table-cell table:style-name="Table17.A2" office:value-type="float" office:value="2">
            <text:p text:style-name="P36">2</text:p>
          </table:table-cell>
          <table:table-cell table:style-name="Table17.A1" office:value-type="string">
            <text:p text:style-name="P36">Vložit čáru</text:p>
          </table:table-cell>
          <table:table-cell table:style-name="Table17.A2" office:value-type="float" office:value="7">
            <text:p text:style-name="P33">7</text:p>
          </table:table-cell>
          <table:table-cell table:style-name="Table17.A1" office:value-type="string">
            <text:p text:style-name="P33">Quick Shapes</text:p>
          </table:table-cell>
          <table:table-cell table:style-name="Table17.A2" office:value-type="float" office:value="12">
            <text:p text:style-name="P36">12</text:p>
          </table:table-cell>
          <table:table-cell table:style-name="Table17.A1" office:value-type="string">
            <text:p text:style-name="P36">Bubliny</text:p>
          </table:table-cell>
          <table:table-cell table:style-name="Table17.A2" office:value-type="float" office:value="16">
            <text:p text:style-name="P36">16</text:p>
          </table:table-cell>
          <table:table-cell table:style-name="Table17.A1" office:value-type="string">
            <text:p text:style-name="P36">písmomalba</text:p>
          </table:table-cell>
        </table:table-row>
        <table:table-row>
          <table:table-cell table:style-name="Table17.A2" office:value-type="float" office:value="3">
            <text:p text:style-name="P36">3</text:p>
          </table:table-cell>
          <table:table-cell table:style-name="Table17.A1" office:value-type="string">
            <text:p text:style-name="P33">Lines &amp; Arrows</text:p>
          </table:table-cell>
          <table:table-cell table:style-name="Table17.A2" office:value-type="float" office:value="8">
            <text:p text:style-name="P33">8</text:p>
          </table:table-cell>
          <table:table-cell table:style-name="Table17.A1" office:value-type="string">
            <text:p text:style-name="P36">Základní tvary</text:p>
          </table:table-cell>
          <table:table-cell table:style-name="Table17.A2" office:value-type="float" office:value="13">
            <text:p text:style-name="P36">13</text:p>
          </table:table-cell>
          <table:table-cell table:style-name="Table17.A1" office:value-type="string">
            <text:p text:style-name="P36">Hvězdy a cedule</text:p>
          </table:table-cell>
          <table:table-cell table:style-name="Table17.A2" office:value-type="float" office:value="17">
            <text:p text:style-name="P36">17</text:p>
          </table:table-cell>
          <table:table-cell table:style-name="Table17.A1" office:value-type="string">
            <text:p text:style-name="P33">Body</text:p>
          </table:table-cell>
        </table:table-row>
        <table:table-row>
          <table:table-cell table:style-name="Table17.A2" office:value-type="float" office:value="4">
            <text:p text:style-name="P36">4</text:p>
          </table:table-cell>
          <table:table-cell table:style-name="Table17.A1" office:value-type="string">
            <text:p text:style-name="P33">Curve/Freeform Line</text:p>
          </table:table-cell>
          <table:table-cell table:style-name="Table17.A2" office:value-type="float" office:value="9">
            <text:p text:style-name="P33">9</text:p>
          </table:table-cell>
          <table:table-cell table:style-name="Table17.A1" office:value-type="string">
            <text:p text:style-name="P36">Tvary symbolů</text:p>
          </table:table-cell>
          <table:table-cell table:style-name="Table17.A2" office:value-type="float" office:value="14">
            <text:p text:style-name="P36">14</text:p>
          </table:table-cell>
          <table:table-cell table:style-name="Table17.A1" office:value-type="string">
            <text:p text:style-name="P36">Bubliny</text:p>
          </table:table-cell>
          <table:table-cell table:style-name="Table17.A2" office:value-type="float" office:value="18">
            <text:p text:style-name="P36">18</text:p>
          </table:table-cell>
          <table:table-cell table:style-name="Table17.A1" office:value-type="string">
            <text:p text:style-name="P33">Přepnout plastičnost</text:p>
          </table:table-cell>
        </table:table-row>
        <table:table-row>
          <table:table-cell table:style-name="Table17.A1" office:value-type="string">
            <text:p text:style-name="P33">5</text:p>
          </table:table-cell>
          <table:table-cell table:style-name="Table17.A1" office:value-type="string">
            <text:p text:style-name="P33">Křivka</text:p>
          </table:table-cell>
          <table:table-cell table:style-name="Table17.A1" office:value-type="string">
            <text:p text:style-name="P33">10</text:p>
          </table:table-cell>
          <table:table-cell table:style-name="Table17.A1" office:value-type="string">
            <text:p text:style-name="P36">Blokové šipky</text:p>
          </table:table-cell>
          <table:table-cell table:style-name="Table17.A1" office:value-type="string">
            <text:p text:style-name="P36"/>
          </table:table-cell>
          <table:table-cell table:style-name="Table17.A1" office:value-type="string">
            <text:p text:style-name="P36"/>
          </table:table-cell>
          <table:table-cell table:style-name="Table17.A2">
            <text:p text:style-name="P36"/>
          </table:table-cell>
          <table:table-cell table:style-name="Table17.A1" office:value-type="string">
            <text:p text:style-name="P36"/>
          </table:table-cell>
        </table:table-row>
        <table:table-row>
          <table:table-cell table:style-name="Table17.A1" table:number-columns-spanned="8" office:value-type="string">
            <text:p text:style-name="P73">Figure <text:sequence text:ref-name="refFigure9" text:name="Figure" text:formula="ooow:Figure+1" style:num-format="1">10</text:sequence>: The Drawing toolbar</text:p>
          </table:table-cell>
          <table:covered-table-cell/>
          <table:covered-table-cell/>
          <table:covered-table-cell/>
          <table:covered-table-cell/>
          <table:covered-table-cell/>
          <table:covered-table-cell/>
          <table:covered-table-cell/>
        </table:table-row>
      </table:table>
      <text:p text:style-name="P80">Chceme-li použít kreslicí nástroj:</text:p>
      <text:list xml:id="list1449131074" text:style-name="Numbering_20_1">
        <text:list-item text:start-value="1">
          <text:p text:style-name="P119">Klepneme v dokumentu na místo, ke kterému chceme kresbu ukotvit. V případě potřeby můžeme ukotvení později změnit.</text:p>
        </text:list-item>
        <text:list-item>
          <text:p text:style-name="P120">Select the tool from the <text:alphabetical-index-mark-start text:id="IMark174589496"/>Drawing toolbar<text:alphabetical-index-mark-end text:id="IMark174589496"/> (Figure <text:sequence-ref text:reference-format="value" text:ref-name="refFigure9">10</text:sequence-ref>). The cursor changes to a drawing-functions pointer and the normal Formatting toolbar changes to the Drawing Object Properties toolbar (Figure <text:sequence-ref text:reference-format="value" text:ref-name="refFigure10">11</text:sequence-ref>).</text:p>
        </text:list-item>
        <text:list-item>
          <text:p text:style-name="P119">Move the cross-hair pointer to the place in the document where you want the image to appear and then click-and-drag to create the drawing object. Uvolníme levé tlačítko myši. Vybraná kreslicí funkce zůstává aktivní, můžeme proto nakreslit jiný objekt téhož typu.</text:p>
        </text:list-item>
        <text:list-item>
          <text:p text:style-name="P119">To cancel the selected drawing function, press the <text:span text:style-name="Keystroke">Esc</text:span> key or click the Select icon (the arrow) on the Drawing toolbar.</text:p>
        </text:list-item>
        <text:list-item>
          <text:p text:style-name="P119">You can now change the properties (fill color, line type and weight, anchoring, and others) of the drawing object using either the <text:alphabetical-index-mark-start text:id="IMark179674696"/>Drawing Object Properties toolbar<text:alphabetical-index-mark-end text:id="IMark179674696"/> (Figure <text:sequence-ref text:reference-format="value" text:ref-name="refFigure10">11</text:sequence-ref>) or the choices and dialogs reached by right-clicking on the drawing object.</text:p>
        </text:list-item>
      </text:list>
      <text:h text:style-name="P99" text:outline-level="2"><text:bookmark-start text:name="__RefHeading__7011_2065861793"/>Setting or changing <text:alphabetical-index-mark-start text:id="IMark179674696" text:key1="drawing objects"/>properties<text:alphabetical-index-mark-end text:id="IMark179674696"/> for drawing objects<text:bookmark-end text:name="__RefHeading__7011_2065861793"/></text:h>
      <text:p text:style-name="P80">Chceme-li nastavit vlastnosti kresby před tím, než ji nakreslíme:</text:p>
      <text:list xml:id="list56079655" text:style-name="Numbering_20_1">
        <text:list-item text:start-value="1">
          <text:p text:style-name="P119">On the Drawing toolbar (Figure <text:sequence-ref text:reference-format="value" text:ref-name="refFigure9">10</text:sequence-ref>), click the <text:span text:style-name="Strong_20_Emphasis">Select</text:span> tool.</text:p>
        </text:list-item>
        <text:list-item>
          <text:p text:style-name="P119">On the Drawing Object Properties toolbar (Figure <text:sequence-ref text:reference-format="value" text:ref-name="refFigure10">11</text:sequence-ref>), click the icon for each property and select the value you want for that property.</text:p>
        </text:list-item>
        <text:list-item>
          <text:p text:style-name="P119">For more control, or to define new attributes, you can click the <text:span text:style-name="Strong_20_Emphasis">Area</text:span> or <text:span text:style-name="Strong_20_Emphasis">Line</text:span> icons on the toolbar to display detailed dialogs.</text:p>
        </text:list-item>
      </text:list>
      <text:p text:style-name="P13"><text:soft-page-break/>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13">To change the properties for an existing drawing object, select the object, then continue as described abov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P52"><draw:g text:anchor-type="as-char" draw:z-index="3" draw:name="Shape3" draw:style-name="gr1"><draw:frame draw:style-name="gr2" draw:text-style-name="P131" svg:width="12.801cm" svg:height="0.735cm" svg:x="0cm" svg:y="0cm"><draw:text-box><text:p text:style-name="P130"><text:s/><text:span text:style-name="T300">1 <text:s text:c="7"/>2 <text:s text:c="7"/>3 <text:s text:c="18"/>4 <text:s text:c="12"/>5 <text:s text:c="21"/>6 <text:s text:c="23"/>7 <text:s text:c="3"/></text:span></text:p></draw:text-box></draw:frame><draw:frame draw:style-name="gr3" draw:text-style-name="P132" svg:width="12.701cm" svg:height="1.498cm" svg:x="0.051cm" svg:y="0.808cm"><draw:image xlink:href="Pictures/100002010000026A00000049C627DFDB4F44790E.png" xlink:type="simple" xlink:show="embed" xlink:actuate="onLoad" loext:mime-type="image/png"><text:p/></draw:image></draw:frame><draw:frame draw:style-name="gr2" draw:text-style-name="P131" svg:width="11.658cm" svg:height="0.735cm" svg:x="1cm" svg:y="2.6cm"><draw:text-box><text:p text:style-name="P130"><text:s/><text:span text:style-name="T300">8 <text:s text:c="12"/>9 <text:s text:c="4"/>10 <text:s text:c="19"/>11 <text:s text:c="26"/>12 <text:s text:c="11"/>13 </text:span></text:p></draw:text-box></draw:frame><draw:line draw:style-name="gr4" draw:text-style-name="P132" svg:x1="4.522cm" svg:y1="2.213cm" svg:x2="6.549cm" svg:y2="2.725cm"><text:p/></draw:line><draw:line draw:style-name="gr4" draw:text-style-name="P132" svg:x1="0.223cm" svg:y1="2.213cm" svg:x2="1.497cm" svg:y2="2.712cm"><text:p/></draw:line><draw:line draw:style-name="gr4" draw:text-style-name="P132" svg:x1="8.823cm" svg:y1="2.214cm" svg:x2="10.097cm" svg:y2="2.713cm"><text:p/></draw:line><draw:line draw:style-name="gr4" draw:text-style-name="P132" svg:x1="8.613cm" svg:y1="2.213cm" svg:x2="6.45cm" svg:y2="2.725cm"><text:p/></draw:line><draw:line draw:style-name="gr4" draw:text-style-name="P132" svg:x1="2.894cm" svg:y1="2.204cm" svg:x2="1.451cm" svg:y2="2.725cm"><text:p/></draw:line><draw:line draw:style-name="gr4" draw:text-style-name="P132" svg:x1="11.295cm" svg:y1="2.205cm" svg:x2="10.006cm" svg:y2="2.712cm"><text:p/></draw:line><draw:line draw:style-name="gr4" draw:text-style-name="P132" svg:x1="0.448cm" svg:y1="0.517cm" svg:x2="0.448cm" svg:y2="1.025cm"><text:p/></draw:line><draw:line draw:style-name="gr4" draw:text-style-name="P132" svg:x1="1.548cm" svg:y1="0.517cm" svg:x2="1.548cm" svg:y2="1.025cm"><text:p/></draw:line><draw:line draw:style-name="gr4" draw:text-style-name="P132" svg:x1="2.648cm" svg:y1="0.517cm" svg:x2="2.648cm" svg:y2="1.025cm"><text:p/></draw:line><draw:line draw:style-name="gr4" draw:text-style-name="P132" svg:x1="4.948cm" svg:y1="0.517cm" svg:x2="4.948cm" svg:y2="1.025cm"><text:p/></draw:line><draw:line draw:style-name="gr4" draw:text-style-name="P132" svg:x1="6.648cm" svg:y1="0.517cm" svg:x2="6.648cm" svg:y2="1.025cm"><text:p/></draw:line><draw:line draw:style-name="gr4" draw:text-style-name="P132" svg:x1="12.048cm" svg:y1="0.517cm" svg:x2="12.048cm" svg:y2="1.025cm"><text:p/></draw:line><draw:line draw:style-name="gr4" draw:text-style-name="P132" svg:x1="3.148cm" svg:y1="2.217cm" svg:x2="3.148cm" svg:y2="2.725cm"><text:p/></draw:line><draw:line draw:style-name="gr4" draw:text-style-name="P132" svg:x1="3.848cm" svg:y1="2.217cm" svg:x2="3.848cm" svg:y2="2.725cm"><text:p/></draw:line><draw:line draw:style-name="gr4" draw:text-style-name="P132" svg:x1="11.748cm" svg:y1="2.217cm" svg:x2="11.748cm" svg:y2="2.725cm"><text:p/></draw:line><draw:line draw:style-name="gr4" draw:text-style-name="P132" svg:x1="9.314cm" svg:y1="0.513cm" svg:x2="7.466cm" svg:y2="1.061cm"><text:p/></draw:line><draw:line draw:style-name="gr4" draw:text-style-name="P132" svg:x1="9.323cm" svg:y1="0.513cm" svg:x2="11.35cm" svg:y2="1.025cm"><text:p/></draw:line></draw:g></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P36">1</text:p>
          </table:table-cell>
          <table:table-cell table:style-name="Table18.B2" office:value-type="string">
            <text:p text:style-name="P36">Barva čáry</text:p>
          </table:table-cell>
          <table:table-cell table:style-name="Table18.A2" office:value-type="float" office:value="4">
            <text:p text:style-name="P34">4</text:p>
          </table:table-cell>
          <table:table-cell table:style-name="Table18.D2" office:value-type="string">
            <text:p text:style-name="P36">Šířka čáry</text:p>
          </table:table-cell>
          <table:table-cell table:style-name="Table18.A2" office:value-type="float" office:value="7">
            <text:p text:style-name="P34">7</text:p>
          </table:table-cell>
          <table:table-cell table:style-name="Table18.F2" office:value-type="string">
            <text:p text:style-name="P34">Ukotvení</text:p>
          </table:table-cell>
          <table:table-cell table:style-name="Table18.A2" office:value-type="float" office:value="10">
            <text:p text:style-name="P36">10</text:p>
          </table:table-cell>
          <table:table-cell table:style-name="Table18.H2" office:value-type="string">
            <text:p text:style-name="P34">Zarovnání</text:p>
          </table:table-cell>
        </table:table-row>
        <table:table-row>
          <table:table-cell table:style-name="Table18.A2" office:value-type="float" office:value="2">
            <text:p text:style-name="P36">2</text:p>
          </table:table-cell>
          <table:table-cell table:style-name="Table18.B4" office:value-type="string">
            <text:p text:style-name="P36">Styl šipky</text:p>
          </table:table-cell>
          <table:table-cell table:style-name="Table18.A2" office:value-type="float" office:value="5">
            <text:p text:style-name="P34">5</text:p>
          </table:table-cell>
          <table:table-cell table:style-name="Table18.D4" office:value-type="string">
            <text:p text:style-name="P36">Area Color</text:p>
          </table:table-cell>
          <table:table-cell table:style-name="Table18.A2" office:value-type="float" office:value="8">
            <text:p text:style-name="P34">8</text:p>
          </table:table-cell>
          <table:table-cell table:style-name="Table18.F4" office:value-type="string">
            <text:p text:style-name="P34">Wrap</text:p>
          </table:table-cell>
          <table:table-cell table:style-name="Table18.A2" office:value-type="float" office:value="11">
            <text:p text:style-name="P34">11</text:p>
          </table:table-cell>
          <table:table-cell table:style-name="Table18.H4" office:value-type="string">
            <text:p text:style-name="P34">Uspořádat</text:p>
          </table:table-cell>
        </table:table-row>
        <table:table-row>
          <table:table-cell table:style-name="Table18.A2" office:value-type="float" office:value="3">
            <text:p text:style-name="P36">3</text:p>
          </table:table-cell>
          <table:table-cell table:style-name="Table18.B4" office:value-type="string">
            <text:p text:style-name="P36">Styl čáry</text:p>
          </table:table-cell>
          <table:table-cell table:style-name="Table18.A2" office:value-type="float" office:value="6">
            <text:p text:style-name="P34">6</text:p>
          </table:table-cell>
          <table:table-cell table:style-name="Table18.D4" office:value-type="string">
            <text:p text:style-name="P34">Styl/výplň oblasti</text:p>
          </table:table-cell>
          <table:table-cell table:style-name="Table18.A2" office:value-type="float" office:value="9">
            <text:p text:style-name="P34">9</text:p>
          </table:table-cell>
          <table:table-cell table:style-name="Table18.F4" office:value-type="string">
            <text:p text:style-name="P34">Otočit</text:p>
          </table:table-cell>
          <table:table-cell table:style-name="Table18.A2" office:value-type="float" office:value="12">
            <text:p text:style-name="P34">12</text:p>
          </table:table-cell>
          <table:table-cell table:style-name="Table18.H4" office:value-type="string">
            <text:p text:style-name="P34">Seskupit</text:p>
          </table:table-cell>
        </table:table-row>
        <table:table-row>
          <table:table-cell table:style-name="Table18.A2">
            <text:p text:style-name="P36"/>
          </table:table-cell>
          <table:table-cell table:style-name="Table18.B5" office:value-type="string">
            <text:p text:style-name="P36"/>
          </table:table-cell>
          <table:table-cell table:style-name="Table18.A2">
            <text:p text:style-name="P36"/>
          </table:table-cell>
          <table:table-cell table:style-name="Table18.D5" office:value-type="string">
            <text:p text:style-name="P34"/>
          </table:table-cell>
          <table:table-cell table:style-name="Table18.A2">
            <text:p text:style-name="P36"/>
          </table:table-cell>
          <table:table-cell table:style-name="Table18.F5" office:value-type="string">
            <text:p text:style-name="P34"/>
          </table:table-cell>
          <table:table-cell table:style-name="Table18.A2" office:value-type="float" office:value="13">
            <text:p text:style-name="P34">13</text:p>
          </table:table-cell>
          <table:table-cell table:style-name="Table18.H5" office:value-type="string">
            <text:p text:style-name="P34">Vložit popisek</text:p>
          </table:table-cell>
        </table:table-row>
        <table:table-row>
          <table:table-cell table:style-name="Table18.A1" table:number-columns-spanned="8" office:value-type="string">
            <text:p text:style-name="P73">Figure <text:sequence text:ref-name="refFigure10" text:name="Figure" text:formula="ooow:Figure+1" style:num-format="1">11</text:sequence>: Drawing Object Properties toolbar</text:p>
          </table:table-cell>
          <table:covered-table-cell/>
          <table:covered-table-cell/>
          <table:covered-table-cell/>
          <table:covered-table-cell/>
          <table:covered-table-cell/>
          <table:covered-table-cell/>
          <table:covered-table-cell/>
        </table:table-row>
      </table:table>
      <text:p text:style-name="P80">You can also specify the position and size, rotation, and slant and corner radius properties of the drawing object: right-click the drawing object and select <text:span text:style-name="Strong_20_Emphasis">Position and Size</text:span> from the context menu. Zvolíme požadované vlastnosti.</text:p>
      <text:h text:style-name="P99" text:outline-level="2"><text:bookmark-start text:name="__RefHeading__7013_2065861793"/>Změna velikosti kreseb<text:bookmark-end text:name="__RefHeading__7013_2065861793"/></text:h>
      <text:p text:style-name="P13">To resize a drawing object, select the object, click one of the eight handles around it and drag it to its new size. Objekt se zmenší nebo zvětší.</text:p>
      <text:p text:style-name="P23">When you grab an edge or corner handle of an object and drag it, LibreOffice will not keep the object’s proportions. If you also press the <text:span text:style-name="Keystroke">Shift</text:span> key, the resizing will keep object proportions. (This is opposite to the behaviour for images.)</text:p>
      <text:p text:style-name="P25">For more sophisticated control of the size of the object, right-click on the object and choose <text:span text:style-name="Strong_20_Emphasis">Position and Size</text:span> from the context menu, or choose <text:span text:style-name="Strong_20_Emphasis">Format &gt; Text Box and Shape &gt; Position and Size</text:span> from the Menu bar. Use the <text:span text:style-name="Emphasis">Position and Size</text:span> tab to set the dimensions independently. If the <text:span text:style-name="Strong_20_Emphasis">Keep ratio</text:span> option is selected, then the two dimensions change so that the proportion is maintained, resulting in a scaled resizing.</text:p>
      <text:h text:style-name="P99" text:outline-level="2"><text:bookmark-start text:name="__RefHeading__7015_2065861793"/><text:alphabetical-index-mark text:string-value="seskupování" text:key1="kresby"/>Seskupování kreseb<text:bookmark-end text:name="__RefHeading__7015_2065861793"/></text:h>
      <text:p text:style-name="P77">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80">Chceme-li seskupit objekty:</text:p>
      <text:list xml:id="list1864282559" text:style-name="Numbering_20_1">
        <text:list-item text:start-value="1">
          <text:p text:style-name="P119">Vybereme jeden objekt, poté podržíme klávesu <text:span text:style-name="Keystroke">[Shift]</text:span> a vybereme další, které chceme do skupiny zahrnout. Rámeček vymezený úchyty se zvětší, aby obsáhl všechny vybrané objekty.</text:p>
        </text:list-item>
        <text:list-item>
          <text:p text:style-name="P121">With the objects selected, hover the cursor over one of the objects and choose <text:span text:style-name="Strong_20_Emphasis">Format &gt; Group &gt; Group</text:span> from the Menu bar, or click the <text:span text:style-name="Strong_20_Emphasis">Group</text:span> icon on the Drawing Object Properties toolbar, or right-click and choose <text:span text:style-name="Strong_20_Emphasis">Group</text:span> in the context menu.</text:p>
        </text:list-item>
      </text:list>
      <text:list xml:id="list145234990529748" text:continue-list="list145234788249545" text:style-name="Heading_20_Note">
        <text:list-item>
          <text:p text:style-name="P109">Poznámka</text:p>
        </text:list-item>
      </text:list>
      <text:p text:style-name="P46">You cannot include an embedded or linked image in a group with drawing objects.</text:p>
      <text:p text:style-name="P26"><text:soft-page-break/>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text:p>
      <text:p text:style-name="P26">When you have finished editing an individual member of a group, go to <text:span text:style-name="Strong_20_Emphasis">Format &gt; Group &gt; Exit Group</text:span> on the Menu bar, or right-click and select <text:span text:style-name="Strong_20_Emphasis">Group &gt; Exit Group</text:span> from the context menu, or click the <text:span text:style-name="Strong_20_Emphasis">Exit Group</text:span> icon in the Drawing Object Properties toolbar.</text:p>
      <text:p text:style-name="P27"><text:alphabetical-index-mark text:string-value="zrušení seskupení"/>To ungroup or break apart a group of objects, select the group then go to <text:span text:style-name="Strong_20_Emphasis">Format &gt; Group &gt; Ungroup</text:span> on the Menu bar, or right-click and select <text:span text:style-name="Strong_20_Emphasis">Ungroup</text:span> in the context menu, or click the <text:span text:style-name="Strong_20_Emphasis">Ungroup</text:span> icon in the Drawing Object Properties toolbar.</text:p>
      <text:h text:style-name="P99" text:outline-level="2"><text:bookmark-start text:name="__RefHeading___Toc71450_2016704535"/>Rotating drawing objects<text:bookmark-end text:name="__RefHeading___Toc71450_2016704535"/></text:h>
      <text:p text:style-name="P12">You can rotate a drawing object in a similar way to rotating images (page <text:bookmark-ref text:reference-format="page" text:ref-name="__RefHeading___Toc16461_3909773565">14</text:bookmark-ref>). To rotate a drawing object to any required angle, use either of these methods:</text:p>
      <text:list xml:id="list145234800791668" text:continue-list="list145233075597045" text:style-name="List_20_1">
        <text:list-item>
          <text:p text:style-name="P114"><text:span text:style-name="Strong_20_Emphasis">Interactively</text:span>. Select the drawing object and click the <text:span text:style-name="Strong_20_Emphasis">Rotate</text:span> icon on the Drawing Object Properties toolbar. Rotation handles appear around the object. Hover the cursor over a handle; when the cursor changes shape, click and drag it to the required angle.</text:p>
        </text:list-item>
        <text:list-item>
          <text:p text:style-name="P116"><text:span text:style-name="Strong_20_Emphasis">Position and Size dialog</text:span>. Right-click the object and select <text:span text:style-name="Strong_20_Emphasis">Position and Size</text:span>. On the dialog, select the <text:span text:style-name="Emphasis">Rotation</text:span> page. In the Rotation Angle field, specify the rotation required. By default, rotation is around the center of the object, but you can choose a different pivot point.</text:p>
        </text:list-item>
      </text:list>
      <text:list xml:id="list145234063579723" text:continue-list="list1984383164" text:style-name="Heading_20_Tip">
        <text:list-item>
          <text:p text:style-name="P112">Tip</text:p>
        </text:list-item>
      </text:list>
      <text:p text:style-name="P46">Of particular interest to Writer is the Text Box drawing object. Ordinary text can only be rotated to 90, 180, or 270 degrees, as described in Chapter 9, but a Text Box object can be rotated to any desired angle.</text:p>
      <text:h text:style-name="Heading_20_1" text:outline-level="1"><text:bookmark-start text:name="__RefHeading___Toc256442_2418320379"/>Positioning images within the text<text:bookmark-end text:name="__RefHeading___Toc256442_2418320379"/></text:h>
      <text:p text:style-name="P82">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18"><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14"><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14"><text:span text:style-name="Strong_20_Emphasis">Ukotvení</text:span> odkazuje na referenční bod pro obrázky. Tento bod může být strana, odstavec, znak nebo rámec, v němž je objekt. Obrázek má vždy bod ukotvení.</text:p>
        </text:list-item>
        <text:list-item>
          <text:p text:style-name="P114"><text:span text:style-name="Strong_20_Emphasis">Wrapping</text:span> refers to the relation of images to the surrounding text, which may wrap around the image on one or both sides, be overprinted behind or in front of the image, or treat the image as a separate paragraph or character.</text:p>
        </text:list-item>
      </text:list>
      <text:p text:style-name="P80">The settings can be accessed in several ways, depending on the nature of the images:</text:p>
      <text:list xml:id="list145233216442570" text:continue-list="list145234800791668" text:style-name="List_20_1">
        <text:list-item>
          <text:p text:style-name="P114">From the <text:span text:style-name="Strong_20_Emphasis">Format</text:span> menu: <text:span text:style-name="Strong_20_Emphasis">Anchor</text:span>, <text:span text:style-name="Strong_20_Emphasis">Wrap</text:span>, and <text:span text:style-name="Strong_20_Emphasis">Arrange</text:span> (for images and drawing objects).</text:p>
        </text:list-item>
        <text:list-item>
          <text:p text:style-name="P114">From the context menu displayed when you right-click the image; this menu also includes an <text:span text:style-name="Strong_20_Emphasis">Align</text:span> submenu.</text:p>
        </text:list-item>
        <text:list-item>
          <text:p text:style-name="P114">U obrázků z dialogového okna Obrázek na kartách <text:span text:style-name="Emphasis">Typ</text:span> a <text:span text:style-name="Emphasis">Obtékání textu</text:span>. You cannot control the arrangement or alignment using the dialog.</text:p>
        </text:list-item>
        <text:list-item>
          <text:p text:style-name="P114"><text:soft-page-break/>Pro kresby z karty <text:span text:style-name="Emphasis">Umístění a velikost</text:span> na dialogovém okně Umístění a velikost. To open the dialog, right-click the drawing object and choose Position and Size on the context menu.</text:p>
        </text:list-item>
        <text:list-item>
          <text:p text:style-name="P114">Pro vložený objekt (jako je například sešit Calc nebo dokument Draw) z nástrojové lišty Objekt OLE.</text:p>
        </text:list-item>
      </text:list>
      <text:list xml:id="list145233519081703" text:continue-list="list145234990529748" text:style-name="Heading_20_Note">
        <text:list-item>
          <text:p text:style-name="P109">Poznámka</text:p>
        </text:list-item>
      </text:list>
      <text:p text:style-name="P46">While all the positioning techniques discussed in this section apply equally to frames, contour wrapping is not possible for frames.</text:p>
      <text:h text:style-name="P99" text:outline-level="2"><text:bookmark-start text:name="__RefHeading__7017_2065861793"/>Uspořádání obrázků<text:bookmark-end text:name="__RefHeading__7017_2065861793"/></text:h>
      <text:p text:style-name="P80">Arranging an image means to determine its position relative to other images or text. Arranging is only relevant when objects are overlapping. You can choose between four common settings, plus a fifth special setting for drawing objects:</text:p>
      <text:p text:style-name="P64">Přenést do popředí</text:p>
      <text:p text:style-name="P60">Places the image on top of any other images or text.</text:p>
      <text:p text:style-name="P64">O jednu vpřed</text:p>
      <text:p text:style-name="P60">Brings the image one level up in the stack. Depending on the number of overlapping objects, you may need to apply this option several times to obtain the desired result.</text:p>
      <text:p text:style-name="P64">O jednu zpět</text:p>
      <text:p text:style-name="P60">Sends the image one level down in the object stack.</text:p>
      <text:p text:style-name="P64">Odsunout do pozadí</text:p>
      <text:p text:style-name="P60">Sends the image to the bottom of the stack.</text:p>
      <text:p text:style-name="P64">To Background / To Foreground</text:p>
      <text:p text:style-name="P60">Only available for drawing objects; moves the drawing object behind or in front of the text respectively.</text:p>
      <text:list xml:id="list145234266528742" text:continue-list="list145234063579723" text:style-name="Heading_20_Tip">
        <text:list-item>
          <text:p text:style-name="P112">Tip</text:p>
        </text:list-item>
      </text:list>
      <text:p text:style-name="P62">To select an object that is covered by other objects, press the <text:span text:style-name="Keystroke">Tab</text:span> key to move through the objects until you reach the object you want.</text:p>
      <text:h text:style-name="P99" text:outline-level="2"><text:bookmark-start text:name="__RefHeading__7019_2065861793"/><text:alphabetical-index-mark text:string-value="arranging graphics"/>Ukotvení obrázků<text:bookmark-end text:name="__RefHeading__7019_2065861793"/></text:h>
      <text:p text:style-name="P13">You can anchor images as a character or to a page, paragraph, or character. You can also place images in a frame and anchor the frame to a page, paragraph, or character. Which method you choose depends on what you are trying to achieve.</text:p>
      <text:p text:style-name="P64">To Page</text:p>
      <text:p text:style-name="P60">The image keeps the same position in relation to the page margins. It does not move as you add or delete text or other images. This method is useful when the image does not need to be visually associated with a particular piece of text. It is often used when producing newsletters or other documents that are very layout intensive, or for placing logos in letterheads.</text:p>
      <text:list xml:id="list145233176413448" text:continue-list="list253825168" text:style-name="Heading_20_Caution">
        <text:list-item>
          <text:p text:style-name="P108">Upozornění</text:p>
        </text:list-item>
      </text:list>
      <text:p text:style-name="P46">If you plan to use a document within a master document, do not anchor images To Page because the images will disappear from the master document. See Chapter 16, Master Documents, for more information.</text:p>
      <text:p text:style-name="P64"><text:soft-page-break/>To Paragraph</text:p>
      <text:p text:style-name="P60">The image is associated with a paragraph and moves with the paragraph. Může být umístěn k okraji nebo na jiné místo. This method is useful as an alternative to a table for placing icons beside paragraphs.</text:p>
      <text:p text:style-name="P64">To Character</text:p>
      <text:p text:style-name="P60">The image is associated with a character but is not in the text sequence. Bude se posunovat s odstavcem, může být umístěn k okrajům nebo na jiné místo. This method is similar to anchoring to a paragraph.</text:p>
      <text:p text:style-name="P64">As Character</text:p>
      <text:p text:style-name="P60">The image is placed in the document like any other character and, therefore, affects the height of the text line and the line break. The image moves with the paragraph as you add or delete text before the paragraph. This method is useful for keeping screenshots in sequence in a procedure (by anchoring them as a character in a blank paragraph) or for adding a small (inline) icon in sequence in a sentence.</text:p>
      <text:p text:style-name="P64">To Frame</text:p>
      <text:p text:style-name="P60">If the image has been placed in a frame, you can anchor the image in a fixed position inside the frame. The frame can then be anchored to the page, a paragraph, or a character, as required.</text:p>
      <text:h text:style-name="P99" text:outline-level="2"><text:bookmark-start text:name="__RefHeading__7021_2065861793"/><text:alphabetical-index-mark text:string-value="aligning graphics"/>Zarovnání obrázků<text:bookmark-end text:name="__RefHeading__7021_2065861793"/></text:h>
      <text:p text:style-name="P80">Once you have established the anchor point of an image, you can decide the position of the image relative to its anchor: this is called aligning the image. Choose from six options: three for aligning the image horizontally (left, center, right) and three for aligning the image vertically (top, middle, bottom). Horizontal alignment is not available for images anchored As Character.</text:p>
      <text:p text:style-name="P13">For finer control of the alignment, use the <text:span text:style-name="Emphasis">Position</text:span> options on the <text:span text:style-name="Emphasis">Type</text:span> page of the Image dialog, shown in Figure <text:sequence-ref text:reference-format="value" text:ref-name="refFigure11">12</text:sequence-ref>.</text:p>
      <text:p text:style-name="P13">For both the horizontal and vertical position, start by picking the reference point in the right hand side drop-down menu, then select in the first drop-down menu among Left, Right, or Center for Horizontal or Top, Bottom, Center for vertical. If you select <text:span text:style-name="Strong_20_Emphasis">From left </text:span>or <text:span text:style-name="Strong_20_Emphasis">From top</text:span>, you can specify the distance. In the example in Figure <text:sequence-ref text:reference-format="value" text:ref-name="refFigure11">12</text:sequence-ref>, the image was anchored To Page; the upper-left corner of the image will be placed at 5 cm from the left edge of the page text area and 10 cm from the top edge of the entire page.</text:p>
      <text:p text:style-name="P65"><draw:frame draw:style-name="fr7" draw:name="Frame6" text:anchor-type="as-char" svg:width="13.892cm" draw:z-index="35"><draw:text-box fo:min-height="4.113cm"><text:p text:style-name="Caption"><draw:frame draw:style-name="fr23" draw:name="Image13" text:anchor-type="char" svg:width="13.892cm" svg:height="3.577cm" draw:z-index="38"><draw:image xlink:href="Pictures/1000020100000275000000A2B85BFF60CBA0D498.png" xlink:type="simple" xlink:show="embed" xlink:actuate="onLoad" loext:mime-type="image/png"/></draw:frame>Figure <text:sequence text:ref-name="refFigure11" text:name="Figure" text:formula="ooow:Figure+1" style:num-format="1">12</text:sequence>: Fine tuning the alignment</text:p></draw:text-box></draw:frame></text:p>
      <text:h text:style-name="Heading_20_2" text:outline-level="2"><text:bookmark-start text:name="__RefHeading__7023_2065861793"/><text:alphabetical-index-mark text:string-value="text wrapping"/><text:alphabetical-index-mark text:string-value="wrapping text around graphics"/><text:alphabetical-index-mark text:string-value="wrapping text around" text:key1="obrázky"/><text:alphabetical-index-mark text:string-value="wrapping text around" text:key1="obrázky"/>Wrapping<text:alphabetical-index-mark text:string-value="wrapping text around" text:key1="obrázky"/> text around images<text:bookmark-end text:name="__RefHeading__7023_2065861793"/></text:h>
      <text:p text:style-name="P80">The Wrap setting determines the relation between the text and the image. Several choices are available from the context menu:</text:p>
      <text:p text:style-name="P64">No Wrap</text:p>
      <text:p text:style-name="P60">With this option the text is placed above and below the image but not to either side of it. This is the wrapping type used for most of the figures in this guide. The advantage of No Wrap is that it does not need much tweaking.</text:p>
      <text:p text:style-name="P64"><text:soft-page-break/>Page Wrap or Optimal Page Wrap</text:p>
      <text:p text:style-name="P60">The text flows around the image. Moving the image around the page causes the text to be rearranged to fill the space to the left and right of it. Optimal Page Wrap prevents text from being placed to the side of the image if the spacing between the image and the margin is less than 2 cm.</text:p>
      <text:p text:style-name="P64">Přes text</text:p>
      <text:p text:style-name="P60">Superimposes the image on the text. That is, the image is in front of the text. This option must be used in conjunction with the image-transparency setting in order to make the text under the image is visible.</text:p>
      <text:p text:style-name="P64">In Background</text:p>
      <text:p text:style-name="P60">Similar to Wrap Through, but the image is placed behind the text so there may be no need to change the transparency to make the text visible. Best used only for images without a lot of contrast or different colors.</text:p>
      <text:p text:style-name="P80">The wrap format is normally selected after anchoring and alignment of the image. To set the position of an image to <text:alphabetical-index-mark text:string-value="wrap off"/>the desired wrap format, right-click the image to display the context menu and move the cursor to <text:span text:style-name="Strong_20_Emphasis">Wrap</text:span> to display a submenu of the available wrap formats. Alternatively, select <text:span text:style-name="Strong_20_Emphasis">Format &gt; Wrap</text:span> from the Menu bar. Select the desired wrap format.</text:p>
      <text:list xml:id="list145234537940945" text:continue-list="list145233519081703" text:style-name="Heading_20_Note">
        <text:list-item>
          <text:p text:style-name="P109">Poznámka</text:p>
        </text:list-item>
      </text:list>
      <text:p text:style-name="P46">When anchoring an image as character, you can only adjust the distance between the image and the text, but no wrapping option is displayed.</text:p>
      <text:p text:style-name="P53">To fine-tune the wrapping options, open the Image dialog and select the <text:span text:style-name="Emphasis">Wrap</text:span> tab (Figure <text:sequence-ref text:reference-format="value" text:ref-name="refFigure12">13</text:sequence-ref>).</text:p>
      <text:p text:style-name="P65"><draw:frame draw:style-name="fr7" draw:name="Frame17" text:anchor-type="as-char" svg:width="14.076cm" draw:z-index="23"><draw:text-box fo:min-height="6.775cm"><text:p text:style-name="Caption"><draw:frame draw:style-name="fr23" draw:name="Image15" text:anchor-type="char" svg:width="14.076cm" svg:height="6.265cm" draw:z-index="24"><draw:image xlink:href="Pictures/10000201000003100000015D009BC91ED55E17B2.png" xlink:type="simple" xlink:show="embed" xlink:actuate="onLoad" loext:mime-type="image/png"/></draw:frame>Figure <text:sequence text:ref-name="refFigure12" text:name="Figure" text:formula="ooow:Figure+1" style:num-format="1">13</text:sequence>: The advanced wrap format options</text:p></draw:text-box></draw:frame></text:p>
      <text:p text:style-name="P13">This tab is divided into three sections. In the top part you can select from the wrap types mentioned above, plus two additional wrap formats that prevent the text from filling the area to the left (After) or to the right (Before) of the image. Use the <text:span text:style-name="Emphasis">Spacing</text:span> section of the page to adjust the spacing between the image and the text. The contents of the <text:span text:style-name="Emphasis">Options</text:span> section of the tab change depending on the selected wrap format.</text:p>
      <text:p text:style-name="P64">First paragraph</text:p>
      <text:p text:style-name="P60">Starts a new paragraph after the image even if it could still wrap around the image.</text:p>
      <text:p text:style-name="P64">In background</text:p>
      <text:p text:style-name="P60">Moves the image to the background. Available only for Through Wrap.</text:p>
      <text:p text:style-name="P64">Contour</text:p>
      <text:p text:style-name="P60">Wraps the text around a custom contour rather than around the edge of the image. Available for Page or Optimal Page Wrap.</text:p>
      <text:p text:style-name="P64"><text:soft-page-break/>Outside only</text:p>
      <text:p text:style-name="P60">Forces the text to wrap on the outside of the image, even if the contour contains open areas within the shape.</text:p>
      <text:p text:style-name="Definition_20_Term">Allow overlap</text:p>
      <text:p text:style-name="Text_20_body_20_indent">Specifies whether the object is allowed to overlap another object. This option has no effect on wrap through objects, which can always overlap.</text:p>
      <text:h text:style-name="P107" text:outline-level="3"><text:bookmark-start text:name="__RefHeading___Toc256444_2418320379"/>Editing the contour<text:bookmark-end text:name="__RefHeading___Toc256444_2418320379"/></text:h>
      <text:p text:style-name="P13">If you select wrapping around a drawing object, LibreOffice automatically creates a contour. The Edit Contour option is only available for image wrapping. To create a contour, right-click the image and select <text:span text:style-name="Strong_20_Emphasis">Wrap &gt; Edit Contour</text:span> from the context menu, or access the Contour Editor from the Menu bar by selecting <text:span text:style-name="Strong_20_Emphasis">Format &gt; Wrap &gt; Edit Contour</text:span>.</text:p>
      <text:p text:style-name="P13">The dialog shown in Figure <text:sequence-ref text:reference-format="value" text:ref-name="refFigure13">14</text:sequence-ref><text:s/>opens with the image loaded in the main window. Use the tools to draw the region of the image you do not want to be covered by the text; this area will be shaded.</text:p>
      <text:p text:style-name="P65"><draw:frame draw:style-name="fr7" draw:name="Frame4" text:anchor-type="as-char" svg:width="11.404cm" draw:z-index="25"><draw:text-box fo:min-height="8.601cm"><text:p text:style-name="Caption"><draw:frame draw:style-name="fr18" draw:name="graphics27" text:anchor-type="paragraph" svg:width="11.404cm" svg:height="7.99cm" draw:z-index="26"><draw:image xlink:href="Pictures/10000000000001AF0000012E131EB6AE609685E8.png" xlink:type="simple" xlink:show="embed" xlink:actuate="onLoad" loext:mime-type="image/png"/></draw:frame>Figure <text:sequence text:ref-name="refFigure13" text:name="Figure" text:formula="ooow:Figure+1" style:num-format="1">14</text:sequence>: The Contour Editor in action with AutoContour</text:p></draw:text-box></draw:frame></text:p>
      <text:p text:style-name="P20">Four tools are available in the Contour Editor window: Rectangle, Ellipse, Polygon, and AutoContour. Some familiarity with drawing tools is required to create complex contours; however, in most circumstances there is no need for high accuracy. You can also select the <text:span text:style-name="Strong_20_Emphasis">Edit Points </text:span>button and adjust the contour shape point by point. See the <text:span text:style-name="Emphasis">Draw Guide</text:span> for details.</text:p>
      <text:p text:style-name="P13">When you are done, click the <text:span text:style-name="Strong_20_Emphasis">Apply</text:span> button to save the contour.</text:p>
      <text:h text:style-name="P106" text:outline-level="3"><text:bookmark-start text:name="__RefHeading__7027_2065861793"/>Example 1: Page wrapping<text:bookmark-end text:name="__RefHeading__7027_2065861793"/></text:h>
      <text:p text:style-name="P80">Figure <text:sequence-ref text:reference-format="value" text:ref-name="refFigure14">15</text:sequence-ref><text:s/>shows an example of page wrapping in action. To achieve this:</text:p>
      <text:list xml:id="list640691982" text:style-name="Numbering_20_1">
        <text:list-item text:start-value="1">
          <text:p text:style-name="P119">Insert the image into the document, then anchor it to the paragraph of your choice. To move the anchor, select the image or the anchor, and move it until the anchor symbol is at the beginning of the chosen paragraph.</text:p>
        </text:list-item>
        <text:list-item>
          <text:p text:style-name="P119">Align the image so that the left margin of the image is where you want it to be. This can be done with the mouse or using the advanced settings. The Status bar shows the location of the upper left corner and the image size.</text:p>
        </text:list-item>
        <text:list-item>
          <text:p text:style-name="P119">Change the wrap to Page Wrap. To increase the space between the image and the text, access the Wrap page of the Image dialog and set the spacing between the image and text in all the boxes.</text:p>
        </text:list-item>
      </text:list>
      <text:list xml:id="list145233595012099" text:continue-list="list145234266528742" text:style-name="Heading_20_Tip">
        <text:list-item>
          <text:p text:style-name="P112"><text:soft-page-break/>Tip</text:p>
        </text:list-item>
      </text:list>
      <text:p text:style-name="P63">When adjusting white space in a wrap, consider also the white space in the image.</text:p>
      <text:p text:style-name="P65"><text:bookmark-start text:name="__RefHeading__7029_2065861793"/><text:reference-mark-start text:name="ExampleForContour"/><draw:frame draw:style-name="fr8" draw:name="Frame9" text:anchor-type="as-char" svg:y="-1.524cm" svg:width="12.474cm" draw:z-index="29"><draw:text-box fo:min-height="7.438cm"><text:p text:style-name="Caption"><draw:frame draw:style-name="fr18" draw:name="graphics38" text:anchor-type="paragraph" svg:width="12.435cm" svg:height="6.985cm" draw:z-index="39"><draw:image xlink:href="Pictures/10000000000001D600000108C7A61F49D28C0742.png" xlink:type="simple" xlink:show="embed" xlink:actuate="onLoad" loext:mime-type="image/png"/></draw:frame>Figure <text:sequence text:ref-name="refFigure14" text:name="Figure" text:formula="ooow:Figure+1" style:num-format="1">15</text:sequence>: Example of image with Page Wrap formatting</text:p></draw:text-box></draw:frame><text:bookmark-end text:name="__RefHeading__7029_2065861793"/><text:reference-mark-end text:name="ExampleForContour"/></text:p>
      <text:h text:style-name="P106" text:outline-level="3"><text:bookmark-start text:name="__RefHeading___Toc26664_1837381016"/>Example 2: Simple contour wrapping in action<text:bookmark-end text:name="__RefHeading___Toc26664_1837381016"/></text:h>
      <text:p text:style-name="P13">In this example we again apply page wrapping as in Example 1, enabling this time the contour option. We will work on an image and on a drawing object as the contour option works slightly differently in each case.</text:p>
      <text:p text:style-name="P80">The example in Figure <text:sequence-ref text:reference-format="value" text:ref-name="refFigure15">16</text:sequence-ref><text:s/>was created following the steps below.</text:p>
      <text:p text:style-name="P65"><draw:frame draw:style-name="fr7" draw:name="Frame20" text:anchor-type="as-char" svg:width="13.547cm" draw:z-index="31"><draw:text-box fo:min-height="6.445cm"><text:p text:style-name="Caption"><draw:frame draw:style-name="fr22" draw:name="graphics29" text:anchor-type="paragraph" svg:width="13.547cm" svg:height="5.95cm" draw:z-index="40"><draw:image xlink:href="Pictures/1000000000000200000000E479C4CC3C6318FB18.png" xlink:type="simple" xlink:show="embed" xlink:actuate="onLoad" loext:mime-type="image/png"/></draw:frame>Figure <text:sequence text:ref-name="refFigure15" text:name="Figure" text:formula="ooow:Figure+1" style:num-format="1">16</text:sequence>: Image and drawing objects with contour wrapping</text:p></draw:text-box></draw:frame></text:p>
      <text:list xml:id="list145234623519221" text:continue-list="list145233838845200" text:style-name="Numbering_20_1">
        <text:list-item text:start-value="1">
          <text:p text:style-name="P127">Create some text.</text:p>
        </text:list-item>
        <text:list-item>
          <text:p text:style-name="P119">Insert an image of your choice and anchor it to the first paragraph. Adjust the alignment as desired, then change the wrap type to Page Wrap. Right-click the image and select <text:span text:style-name="Strong_20_Emphasis">Wrap &gt; Edit Contour</text:span> from the context menu.</text:p>
        </text:list-item>
        <text:list-item>
          <text:p text:style-name="P119">Use the technique discussed in “<text:bookmark-ref text:reference-format="text" text:ref-name="__RefHeading___Toc256444_2418320379">Editing the contour</text:bookmark-ref>” on page <text:bookmark-ref text:reference-format="page" text:ref-name="__RefHeading___Toc256444_2418320379">22</text:bookmark-ref><text:s/>to create a custom contour and click <text:span text:style-name="Strong_20_Emphasis">Apply</text:span>. If needed, adjust the spacing between the edge of the image and the text using the <text:span text:style-name="Emphasis">Wrap</text:span> page of the Image dialog.</text:p>
        </text:list-item>
        <text:list-item>
          <text:p text:style-name="P119">Insert an AutoShape of your choice (a triangle in the example) and proceed as in step 2 above.</text:p>
        </text:list-item>
        <text:list-item>
          <text:p text:style-name="P119"><text:soft-page-break/>Enable the contour wrap by selecting <text:span text:style-name="Strong_20_Emphasis">Format &gt; Wrap &gt; Contour</text:span> from the Menu bar or right-click and choose <text:span text:style-name="Strong_20_Emphasis">Wrap &gt; Contour</text:span> from the context menu. LibreOffice automatically generates the contour for a drawing object. You may need to adjust the distance between the drawing object and the text using <text:span text:style-name="Strong_20_Emphasis">Format &gt; Wrap &gt; Edit</text:span>.</text:p>
        </text:list-item>
      </text:list>
      <text:h text:style-name="P106" text:outline-level="3"><text:bookmark-start text:name="__RefHeading__7031_2065861793"/>Example 3: Wrap Through and In Background<text:bookmark-end text:name="__RefHeading__7031_2065861793"/></text:h>
      <text:p text:style-name="P13">This example shows how to use an image as a background by wrapping the text through it and adjusting the transparency. </text:p>
      <text:p text:style-name="P13">Selecting the <text:alphabetical-index-mark text:string-value="wrap through "/><text:span text:style-name="Strong_20_Emphasis">Wrap Through</text:span> option for an inserted image causes the image to overlap the text, which as a result will be hidden. To make the text appear, change the transparency of the image; although the words under the image become visible, they may be difficult to read and will appear lighter than the rest of the text.</text:p>
      <text:p text:style-name="P13">To reproduce the example in Figure <text:sequence-ref text:reference-format="value" text:ref-name="refFigure16">17</text:sequence-ref>, create some text, then insert the image of your choice. Anchor the image (to the page in the example) and select <text:span text:style-name="Strong_20_Emphasis">Format &gt; Wrap &gt; Wrap Through</text:span> from the Menu bar or right-click the image and select <text:span text:style-name="Strong_20_Emphasis">Wrap &gt; Wrap Through</text:span> from the context menu. Move the image into the desired position. The Image toolbar should be displayed when the image is selected. Change the transparency to a suitable value (40% in the example) so that the text can be read.</text:p>
      <text:p text:style-name="P65"><draw:frame draw:style-name="fr7" draw:name="Frame7" text:anchor-type="as-char" svg:width="17.039cm" draw:z-index="36"><draw:text-box fo:min-height="5.156cm"><text:p text:style-name="Caption"><draw:frame draw:style-name="fr21" draw:name="Image26" text:anchor-type="paragraph" svg:width="17cm" svg:height="4.5cm" draw:z-index="41"><draw:image xlink:href="Pictures/1000020100000392000000F3F8326F7AADA7DD4B.png" xlink:type="simple" xlink:show="embed" xlink:actuate="onLoad" loext:mime-type="image/png"/></draw:frame>Figure <text:sequence text:ref-name="refFigure16" text:name="Figure" text:formula="ooow:Figure+1" style:num-format="1">17</text:sequence>: Transparent image added over the text</text:p></draw:text-box></draw:frame></text:p>
      <text:list xml:id="list145233251051439" text:continue-list="list145233595012099" text:style-name="Heading_20_Tip">
        <text:list-item>
          <text:p text:style-name="Heading_20_Tip">Tip</text:p>
        </text:list-item>
      </text:list>
      <text:p text:style-name="Text_20_Note">You can obtain a better result if you set the image wrap to <text:span text:style-name="Strong_20_Emphasis">In Background</text:span>. With this selection all the text will be clearly readable, with all characters having the same intensity, as long as the background is not too dark. You may still need to adjust the transparency of the image.</text:p>
      <text:h text:style-name="P92" text:outline-level="1"><text:bookmark-start text:name="__RefHeading__7033_2065861793"/>Vkládání popisků do obrázků<text:bookmark-end text:name="__RefHeading__7033_2065861793"/></text:h>
      <text:p text:style-name="P13">You can add <text:alphabetical-index-mark-start text:id="IMark166749624"/><text:alphabetical-index-mark text:string-value="přidávání popisků" text:key1="obrázky"/>captions<text:alphabetical-index-mark-end text:id="IMark166749624"/> to images in three ways: automatically, by using the Caption dialog, or manually.</text:p>
      <text:h text:style-name="P99" text:outline-level="2"><text:bookmark-start text:name="__RefHeading__7035_2065861793"/>Adding captions automatically<text:bookmark-end text:name="__RefHeading__7035_2065861793"/></text:h>
      <text:p text:style-name="P13">You can set up LibreOffice to add captions automatically whenever you insert an image, a table, or other objects into a document. You can choose which objects are captioned automatically, what the sequence name is for each caption (for example, <text:span text:style-name="Emphasis">Table</text:span> or <text:span text:style-name="Emphasis">Figure</text:span>), and the position of the caption.</text:p>
      <text:p text:style-name="P59">To set up automatic captions, choose <text:span text:style-name="Strong_20_Emphasis">Tools &gt; Options &gt; LibreOffice Writer &gt; AutoCaption</text:span>. At the right of the dialog, choose which objects you want to be automatically captioned and specify the characteristics of the captions.</text:p>
      <text:p text:style-name="P13"><text:soft-page-break/>When you insert an image, if automatic captioning is enabled, the image is placed in a frame along with a caption containing the default sequence name for images. Position the cursor in the caption area and type the text for the caption. You can change the sequence name by selecting one from the drop-down Category list or typing in your own.</text:p>
      <text:p text:style-name="P13">If you need a sequence name that is not one of the names provided, you can add any custom name you wish:</text:p>
      <text:list xml:id="list590905171080712159" text:style-name="Numbering_20_1">
        <text:list-item>
          <text:p text:style-name="P119">Open the AutoCaption dialog, as described above.</text:p>
        </text:list-item>
        <text:list-item>
          <text:p text:style-name="P119">In the <text:span text:style-name="Emphasis">Add captions automatically when inserting</text:span> section, select LibreOffice Writer Image. This activates the Caption area in the dialog for images.</text:p>
        </text:list-item>
        <text:list-item>
          <text:p text:style-name="P119">Under the Category drop-down list, enter the name that you want added (say, <text:span text:style-name="Emphasis">Photo</text:span>), by typing it in the box. (Overwriting a term in the box does not delete it from the list.) You can also set some options for the number style and for a separator between the name and the number, if desired. Click <text:span text:style-name="Strong_20_Emphasis">OK</text:span> to save the changes.</text:p>
        </text:list-item>
      </text:list>
      <text:h text:style-name="P99" text:outline-level="2"><text:bookmark-start text:name="__RefHeading___Toc42367_3384194712"/>Adding captions using the Caption dialog<text:bookmark-end text:name="__RefHeading___Toc42367_3384194712"/></text:h>
      <text:p text:style-name="P80">To add captions using the <text:alphabetical-index-mark-start text:id="IMark178281944"/>Caption dialog<text:alphabetical-index-mark-end text:id="IMark178281944"/>:</text:p>
      <text:list xml:id="list195744904" text:style-name="Numbering_20_1">
        <text:list-item text:start-value="1">
          <text:p text:style-name="P119">Insert the image, then either right-click it and select <text:span text:style-name="Strong_20_Emphasis">Insert Caption</text:span> from the context menu, or select it and choose <text:span text:style-name="Strong_20_Emphasis">Insert &gt; Caption</text:span> from the Menu bar.</text:p>
        </text:list-item>
      </text:list>
      <text:p text:style-name="P65"><draw:frame draw:style-name="fr7" draw:name="Frame13" text:anchor-type="as-char" svg:width="9.453cm" draw:z-index="42"><draw:text-box fo:min-height="8.606cm"><text:p text:style-name="Caption"><draw:frame draw:style-name="fr18" draw:name="Image20" text:anchor-type="paragraph" svg:width="9.453cm" svg:height="8.345cm" draw:z-index="43"><draw:image xlink:href="Pictures/10000201000001E7000001AE4360576532EB9AD4.png" xlink:type="simple" xlink:show="embed" xlink:actuate="onLoad" loext:mime-type="image/png"/></draw:frame>Figure <text:sequence text:ref-name="refFigure17" text:name="Figure" text:formula="ooow:Figure+1" style:num-format="1">18</text:sequence>: Defining the caption for an illustration</text:p></draw:text-box></draw:frame></text:p>
      <text:list xml:id="list145234284722721" text:continue-numbering="true" text:style-name="Numbering_20_1">
        <text:list-item>
          <text:p text:style-name="P120">Under <text:span text:style-name="Emphasis">Properties</text:span> on the Caption dialog (Figure <text:sequence-ref text:reference-format="value" text:ref-name="refFigure17">18</text:sequence-ref>), make your selections for the Category, Numbering, and Separator fields [Illustration, Arabic (1 2 3), and a colon (:), respectively, for the example in Figure <text:sequence-ref text:reference-format="value" text:ref-name="refFigure17">18</text:sequence-ref>] and type your caption text in the Caption box at the top. The text you enter for the caption appears in the box at the bottom, after the sequence name, number, and separator.</text:p>
        </text:list-item>
        <text:list-item>
          <text:p text:style-name="P120">Klikneme na <text:span text:style-name="Strong_20_Emphasis">OK</text:span>. The image and its caption are placed in a frame.</text:p>
        </text:list-item>
      </text:list>
      <text:list xml:id="list112803566826591" text:style-name="Heading_20_Tip">
        <text:list-item>
          <text:p text:style-name="P113">Tip</text:p>
        </text:list-item>
      </text:list>
      <text:p text:style-name="P62">In the Category box, you can type any name you want (for example, <text:span text:style-name="Emphasis">Photo</text:span>) if the drop-down list does not include it. Writer will create a numbering sequence using that name, as it does when using the AutoCaption feature.</text:p>
      <text:h text:style-name="P106" text:outline-level="3"><text:bookmark-start text:name="__RefHeading___Toc26357_3305888331"/><text:soft-page-break/>Numbering images by chapter<text:bookmark-end text:name="__RefHeading___Toc26357_3305888331"/></text:h>
      <text:p text:style-name="P13">Additional options for numbering captions are available under the <text:span text:style-name="Strong_20_Emphasis">Options</text:span> button in the Captions dialog (Figure <text:sequence-ref text:reference-format="value" text:ref-name="refFigure18">19</text:sequence-ref>). Some of these settings, which refer to the outline level, will have an effect only if you are using outline level paragraph styles on the chapter headings within your document.</text:p>
      <text:p text:style-name="P65"><draw:frame draw:style-name="fr1" draw:name="Frame11" text:anchor-type="as-char" svg:width="9.999cm" draw:z-index="44"><draw:text-box fo:min-height="8.931cm"><text:p text:style-name="P72"><draw:frame draw:style-name="fr11" draw:name="Image5" text:anchor-type="paragraph" svg:width="9.999cm" style:rel-width="100%" svg:height="8.931cm" style:rel-height="scale" draw:z-index="45"><draw:image xlink:href="Pictures/10000201000001E5000001B1352CF24238617114.png" xlink:type="simple" xlink:show="embed" xlink:actuate="onLoad" loext:mime-type="image/png"/></draw:frame>Figure <text:sequence text:ref-name="refFigure18" text:name="Figure" text:formula="ooow:Figure+1" style:num-format="1">19</text:sequence>: Options for numbering figures</text:p></draw:text-box></draw:frame></text:p>
      <text:p text:style-name="P13">When chapter numbering is set up, Writer will restart the caption numbering for each chapter it encounters. For example, if the last figure caption you create in chapter 1 is Figure 1.15, and the next figure caption you create is in chapter 2, the numbering will start over at Figure 2.1.</text:p>
      <text:p text:style-name="P80">Options available to chapter numbering for captions include the following:</text:p>
      <text:list xml:id="list145234804464850" text:continue-list="list145233216442570" text:style-name="List_20_1">
        <text:list-item>
          <text:p text:style-name="P114">Use <text:span text:style-name="Strong_20_Emphasis">Level</text:span> to specify the outline level that triggers a restart of the numbering as well as how many levels of outline numbering are shown before the table number. For example, if the document uses Heading 1 style for chapters and Heading 2 style for sub-headings, if you want all the tables in a chapter (that is, between two Heading 1 paragraphs) to be numbered sequentially independently of the sub-heading they are under, select 1 as Level. If instead you want to restart the numbering at each sub-heading, select level 2.</text:p>
        </text:list-item>
        <text:list-item>
          <text:p text:style-name="P114">Use the <text:span text:style-name="Strong_20_Emphasis">Separator</text:span> field to establish the separator between the chapter number and figure number.</text:p>
        </text:list-item>
        <text:list-item>
          <text:p text:style-name="P114">Use <text:span text:style-name="Strong_20_Emphasis">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P114">The <text:span text:style-name="Strong_20_Emphasis">Apply border and shadow</text:span> option does not apply to table captions. LibreOffice normally wraps the objects you can add a caption to in a frame, but not for tables.</text:p>
        </text:list-item>
        <text:list-item>
          <text:p text:style-name="P114">Use <text:span text:style-name="Strong_20_Emphasis">Caption order</text:span> to specify whether you want the category or numbering to appear first in the caption.</text:p>
        </text:list-item>
      </text:list>
      <text:h text:style-name="Heading_20_2" text:outline-level="2"><text:bookmark-start text:name="__RefHeading___Toc42369_3384194712"/>Adding captions manually<text:bookmark-end text:name="__RefHeading___Toc42369_3384194712"/></text:h>
      <text:p text:style-name="P58">If you save as or export to other formats, you may find that captions applied as described above (either automatically or using the Caption dialog) are lost during the export.</text:p>
      <text:p text:style-name="P80"><text:soft-page-break/>To avoid export problems, or as another way to put captions above images or below them (the usual case), you can add a caption manually, in either of two ways:</text:p>
      <text:list xml:id="list903841669" text:style-name="List_20_1">
        <text:list-item text:start-value="1">
          <text:p text:style-name="P114">Place the image and its caption in separate paragraphs.</text:p>
        </text:list-item>
        <text:list-item>
          <text:p text:style-name="P114">Use a table.</text:p>
        </text:list-item>
      </text:list>
      <text:h text:style-name="P106" text:outline-level="3"><text:bookmark-start text:name="__RefHeading__7043_2065861793"/>Place the image and its caption in separate paragraphs<text:bookmark-end text:name="__RefHeading__7043_2065861793"/></text:h>
      <text:p text:style-name="P80">Insert the image and anchor it to its paragraph as a character. Press <text:span text:style-name="Keystroke">Enter</text:span> to create a new paragraph for the caption.</text:p>
      <text:list xml:id="list752238641" text:style-name="Numbering_20_1">
        <text:list-item text:start-value="1">
          <text:p text:style-name="P119">In the caption paragraph, type, for example, Figure and add a space.</text:p>
        </text:list-item>
        <text:list-item>
          <text:p text:style-name="P119">To insert the figure number automatically, click <text:span text:style-name="Strong_20_Emphasis">Insert &gt; Field &gt; More Fields</text:span> (<text:span text:style-name="Keystroke">Ctrl+F2</text:span>) and select the <text:span text:style-name="Emphasis">Variables</text:span> tab.</text:p>
        </text:list-item>
        <text:list-item>
          <text:p text:style-name="P119">Select <text:span text:style-name="Strong_20_Emphasis">Number range</text:span> in the <text:span text:style-name="Emphasis">Type</text:span> list. Select <text:span text:style-name="Strong_20_Emphasis">Figure</text:span> in the <text:span text:style-name="Emphasis">Select</text:span> list and choose (for example) Arabic (1 2 3) in the <text:span text:style-name="Emphasis">Format</text:span> drop-down list. Click the <text:span text:style-name="Strong_20_Emphasis">Insert</text:span> button.</text:p>
        </text:list-item>
        <text:list-item>
          <text:p text:style-name="P119">A number will appear after the word “Figure” in the caption. Now, type the text of the caption.</text:p>
        </text:list-item>
      </text:list>
      <text:list xml:id="list145235124719482" text:continue-list="list145233251051439" text:style-name="Heading_20_Tip">
        <text:list-item>
          <text:p text:style-name="P112">Tip</text:p>
        </text:list-item>
      </text:list>
      <text:p text:style-name="P86">If you are manually adding captions to a lot of figures using this method, you might want to make an AutoText entry containing, for example, Figure and a space, the figure-number field, and an optional separator and a space after it.</text:p>
      <text:p text:style-name="P46">To ensure the image and its caption stay together on the page, create a new paragraph style, for example Figure. If the image is going above the caption, define the text flow of the Figure paragraph style as <text:span text:style-name="Strong_20_Emphasis">Keep with next paragraph</text:span> and the next style as Caption. Conversely, if the caption is going above, define the Caption paragraph style as <text:span text:style-name="Strong_20_Emphasis">Keep with next paragraph</text:span> and the next style as Figure.</text:p>
      <text:h text:style-name="P106" text:outline-level="3"><text:bookmark-start text:name="__RefHeading__7045_2065861793"/>Use a table<text:bookmark-end text:name="__RefHeading__7045_2065861793"/></text:h>
      <text:p text:style-name="P13">Create a one-column, two-row table. Place the image in one row and type the caption in the other row—or use two or more rows for the caption and other text. This method can be especially useful for images with numbered legends, such as Figure <text:sequence-ref text:reference-format="value" text:ref-name="refFigure9">10</text:sequence-ref><text:s/>on page <text:sequence-ref text:reference-format="page" text:ref-name="refFigure9">16</text:sequence-ref>.</text:p>
      <text:h text:style-name="P92" text:outline-level="1"><text:bookmark-start text:name="__RefHeading__50127_1787655114"/>Vytváření obrázkových map<text:bookmark-end text:name="__RefHeading__50127_1787655114"/></text:h>
      <text:p text:style-name="P13">An <text:alphabetical-index-mark-start text:id="IMark168232472"/>image map<text:alphabetical-index-mark-end text:id="IMark168232472"/> defines areas of an image (called hotspots) with hyperlinks to web addresses, other files on the computer, or parts of the same document. Hotspots are the graphic equivalent of text hyperlinks. Clicking on a hotspot causes LibreOffice to open the linked page in the appropriate program (for example, the default browser for an HTML page; LibreOffice Calc for a ODS file; a PDF viewer for a PDF file). Můžeme vytvářet aktivní oblasti různých tvarů a také k jednomu obrázku přiřadit několik aktivních oblastí.</text:p>
      <text:p text:style-name="P80">To use the image map editor (Figure <text:sequence-ref text:reference-format="value" text:ref-name="refFigure19">20</text:sequence-ref>):</text:p>
      <text:list xml:id="list623625579" text:style-name="Numbering_20_1">
        <text:list-item text:start-value="1">
          <text:p text:style-name="P119">In the Writer document, select the image in which you want to define the hotspots.</text:p>
        </text:list-item>
        <text:list-item>
          <text:p text:style-name="P119">Choose <text:span text:style-name="Strong_20_Emphasis">Tools &gt; ImageMap</text:span> from the Menu bar. The ImageMap Editor (Figure <text:sequence-ref text:reference-format="value" text:ref-name="refFigure19">20</text:sequence-ref>) opens.</text:p>
        </text:list-item>
        <text:list-item>
          <text:p text:style-name="P119">Pomocí nástrojů a polí tohoto dialogového okna (které jsou popsány dále) definujeme aktivní oblasti spolu s odkazy.</text:p>
        </text:list-item>
        <text:list-item>
          <text:p text:style-name="P119">Klepnutím na ikonu <text:span text:style-name="Strong_20_Emphasis">Použít</text:span> uložíme nastavení.</text:p>
        </text:list-item>
        <text:list-item>
          <text:p text:style-name="P119">Když jsme hotovi, klepneme na ikonu <text:span text:style-name="Strong_20_Emphasis">Uložit</text:span>, čímž uložíme obrázkovou mapu do souboru, a poté dialogové okno zavřeme.</text:p>
        </text:list-item>
      </text:list>
      <text:p text:style-name="P65"><text:soft-page-break/><draw:frame draw:style-name="fr2" draw:name="Frame21" text:anchor-type="as-char" svg:width="15cm" draw:z-index="46"><draw:text-box fo:min-height="9.775cm"><text:p text:style-name="Caption"><draw:frame draw:style-name="fr20" draw:name="graphics48" text:anchor-type="paragraph" svg:y="0cm" svg:width="15cm" svg:height="9.25cm" draw:z-index="47"><draw:image xlink:href="Pictures/100002010000031A0000020402D8863825D33ABB.png" xlink:type="simple" xlink:show="embed" xlink:actuate="onLoad" loext:mime-type="image/png"/></draw:frame>Figure <text:sequence text:ref-name="refFigure19" text:name="Figure" text:formula="ooow:Figure+1" style:num-format="1">20</text:sequence>: The dialog to create or edit an image map</text:p></draw:text-box></draw:frame></text:p>
      <text:p text:style-name="P13">Hlavní část dialogového okna zabírá obrázek, u kterého definujeme aktivní oblasti. Aktivní oblast je vyznačena čárou, která znázorňuje tvar oblasti.</text:p>
      <text:p text:style-name="P80">Nástrojová lišta v horní části dialogového okna obsahuje následující nástroje:</text:p>
      <text:list xml:id="list145233091536079" text:continue-list="list145234804464850" text:style-name="List_20_1">
        <text:list-item>
          <text:p text:style-name="P114">Apply icon: applies the changes.</text:p>
        </text:list-item>
        <text:list-item>
          <text:p text:style-name="P114">Open, Save, Close and Select icons.</text:p>
        </text:list-item>
        <text:list-item>
          <text:p text:style-name="P114">Nástroje na kreslení tvaru aktivní oblasti: fungují naprosto stejně jako odpovídající nástroje na nástrojové liště Kresba.</text:p>
        </text:list-item>
        <text:list-item>
          <text:p text:style-name="P114">Edit, Move, Insert, Delete Points: advanced editing tools to manipulate the shape of a polygon hotspot. Select the Edit Points tool to activate the other tools.</text:p>
        </text:list-item>
        <text:list-item>
          <text:p text:style-name="P114">Active icon: toggles the status of a selected hotspot between active and inactive.</text:p>
        </text:list-item>
        <text:list-item>
          <text:p text:style-name="P114">Macro: associates a macro with the hotspot instead of just associating a hyperlink.</text:p>
        </text:list-item>
        <text:list-item>
          <text:p text:style-name="P114">Properties: sets the hyperlink properties and adds the Name attribute to the hyperlink.</text:p>
        </text:list-item>
      </text:list>
      <text:p text:style-name="P80">Pod nástrojovou lištou určíme pro vybranou aktivní oblast:</text:p>
      <text:list xml:id="list145233430419310" text:continue-numbering="true" text:style-name="List_20_1">
        <text:list-item>
          <text:p text:style-name="P114">Address: the address pointed to by the hyperlink. You can also point to an anchor in a document; to do this, write the address in this format: <text:span text:style-name="Code">file:///&lt;path&gt;/document_name#anchor_name</text:span></text:p>
        </text:list-item>
        <text:list-item>
          <text:p text:style-name="P114">Text: type the text that you want to be displayed when the cursor is moved over the hotspot.</text:p>
        </text:list-item>
        <text:list-item>
          <text:p text:style-name="P114">Frame: where the target of the hyperlink will open: pick among _blank (opens in a new browser window), _self (opens in the active browser window), _top or _parent.</text:p>
        </text:list-item>
      </text:list>
      <text:list xml:id="list145233619180450" text:continue-list="list145235124719482" text:style-name="Heading_20_Tip">
        <text:list-item>
          <text:p text:style-name="P112">Tip</text:p>
        </text:list-item>
      </text:list>
      <text:p text:style-name="P46">The value _self for the target frame will work in the vast majority of occasions. Pokud to proto není nezbytné, není vhodné používat jiné volby.</text:p>
      <text:h text:style-name="P92" text:outline-level="1"><text:bookmark-start text:name="__RefHeading___Toc14805_1837381016"/><text:soft-page-break/>Správa galerie balíku LibreOffice<text:bookmark-end text:name="__RefHeading___Toc14805_1837381016"/></text:h>
      <text:p text:style-name="P13">Obrázky jsou v galerii rozděleny do skupin <text:alphabetical-index-mark text:string-value="motivy vzhledu" text:key1="Galerie"/><text:alphabetical-index-mark text:string-value="motivy vzhledu"/>podle kategorií, jimiž jsou například Šipky, Diagramy a Lidé. You can create other groups or themes and add your own images or find extensions containing more graphics. Click a theme to see its contents displayed in the Gallery window.</text:p>
      <text:p text:style-name="P13">You can display the Gallery in <text:alphabetical-index-mark text:string-value="pohledy (s ikonami/detailní)" text:key1="Galerie"/>Icon View (Figure <text:sequence-ref text:reference-format="value" text:ref-name="refFigure1">2</text:sequence-ref>) or Detailed View (Figure <text:sequence-ref text:reference-format="value" text:ref-name="refFigure20">21</text:sequence-ref>), and you can <text:alphabetical-index-mark text:string-value="zobrazit/skrýt" text:key1="Galerie"/>hide or show the Gallery by clicking on the Sidebar’s Hide button.</text:p>
      <text:list xml:id="list145233995411621" text:continue-list="list145234537940945" text:style-name="Heading_20_Note">
        <text:list-item>
          <text:p text:style-name="P109">Poznámka</text:p>
        </text:list-item>
      </text:list>
      <text:p text:style-name="P87">The default themes supplied with LibreOffice can not be customized, although new themes can be added; see “<text:bookmark-ref text:reference-format="text" text:ref-name="__RefHeading___Toc256446_2418320379">Adding a new theme to the Gallery</text:bookmark-ref>” on page <text:bookmark-ref text:reference-format="page" text:ref-name="__RefHeading___Toc256446_2418320379">30</text:bookmark-ref>. The locked themes are easily recognizable by right-clicking on them; the only available option in the context menu is Properties.</text:p>
      <text:p text:style-name="P13">By default, the Gallery is opened in the Sidebar. You can float the Gallery as you can other Sidebar decks; see Chapter 1, Introducing Writer, for more information.</text:p>
      <text:p text:style-name="P65"><draw:frame draw:style-name="fr1" draw:name="Frame12" text:anchor-type="as-char" svg:width="8.382cm" draw:z-index="48"><draw:text-box fo:min-height="8.941cm"><text:p text:style-name="Caption"><draw:frame draw:style-name="fr19" draw:name="Image6" text:anchor-type="paragraph" svg:width="8.382cm" svg:height="8.941cm" style:rel-height="scale" draw:z-index="49"><draw:image xlink:href="Pictures/10000201000001A0000001BD24A99940ADE52A8E.png" xlink:type="simple" xlink:show="embed" xlink:actuate="onLoad" loext:mime-type="image/png"/></draw:frame>Figure <text:sequence text:ref-name="refFigure20" text:name="Figure" text:formula="ooow:Figure+1" style:num-format="1">21</text:sequence>: Gallery in Detailed View</text:p></draw:text-box></draw:frame></text:p>
      <text:h text:style-name="P99" text:outline-level="2"><text:bookmark-start text:name="__RefHeading__13203_2065861793"/><text:alphabetical-index-mark text:string-value="přidávání objektů" text:key1="Galerie"/>Přidávání objektů do galerie<text:bookmark-end text:name="__RefHeading__13203_2065861793"/></text:h>
      <text:p text:style-name="P24">You may wish to add any images that you use frequently, for example, a company logo, to a theme in the Gallery. Později tak tyto obrázky můžeme velmi jednoduše vložit do dokumentu.</text:p>
      <text:list xml:id="list2141184466" text:style-name="Numbering_20_1">
        <text:list-item text:start-value="1">
          <text:p text:style-name="P127">Right-click the name of the theme in the top list and select <text:span text:style-name="Strong_20_Emphasis">Properties</text:span> from the context menu.</text:p>
        </text:list-item>
        <text:list-item>
          <text:p text:style-name="P119">In the Properties dialog, click the <text:span text:style-name="Emphasis">Files</text:span> tab (Figure <text:sequence-ref text:reference-format="value" text:ref-name="refFigure21">22</text:sequence-ref>), then click the <text:span text:style-name="Strong_20_Emphasis">Find Files</text:span> button.</text:p>
        </text:list-item>
        <text:list-item>
          <text:p text:style-name="P124">A file browser dialog (not shown) opens. Navigate to the folder containing the required files. </text:p>
        </text:list-item>
        <text:list-item>
          <text:p text:style-name="P124">Klepneme na <text:span text:style-name="Strong_20_Emphasis">Otevřít</text:span>. You are returned to the Properties dialog, where the image files in that folder are now listed.</text:p>
        </text:list-item>
        <text:list-item>
          <text:p text:style-name="P122">Select the required files (hold down either the <text:span text:style-name="Keystroke">Shift</text:span> key or the <text:span text:style-name="Keystroke">Ctrl</text:span> key while clicking on the files) and click <text:span text:style-name="Strong_20_Emphasis">Add</text:span> to add them to the Gallery. To add all of the files shown in the list, click <text:span text:style-name="Strong_20_Emphasis">Add All</text:span>.</text:p>
        </text:list-item>
        <text:list-item>
          <text:p text:style-name="P129"><text:soft-page-break/>Klepnutím na <text:span text:style-name="Strong_20_Emphasis">OK</text:span> zavřeme okno Vlastnosti.</text:p>
        </text:list-item>
      </text:list>
      <text:p text:style-name="P61"><draw:frame draw:style-name="fr6" draw:name="Frame16" text:anchor-type="as-char" svg:width="12cm" draw:z-index="50"><draw:text-box fo:min-height="9.296cm"><text:p text:style-name="Caption"><draw:frame draw:style-name="fr18" draw:name="Image21" text:anchor-type="paragraph" svg:width="12cm" svg:height="8.849cm" draw:z-index="51"><draw:image xlink:href="Pictures/1000020100000271000001EDF330A37CFF21D68E.png" xlink:type="simple" xlink:show="embed" xlink:actuate="onLoad" loext:mime-type="image/png"/></draw:frame>Figure <text:sequence text:ref-name="refFigure21" text:name="Figure" text:formula="ooow:Figure+1" style:num-format="1">22</text:sequence>: Gallery Properties dialog</text:p></draw:text-box></draw:frame></text:p>
      <text:h text:style-name="P101" text:outline-level="2"><text:bookmark-start text:name="__RefHeading___Toc256446_2418320379"/><text:alphabetical-index-mark text:string-value="vytváření nových motivů vzhledu" text:key1="Galerie"/><text:alphabetical-index-mark text:string-value="motivy vzhledu (galerie)"/>Přidávání nových motivů vzhledu do galerie<text:bookmark-end text:name="__RefHeading___Toc256446_2418320379"/></text:h>
      <text:p text:style-name="P80">Chceme-li do galerie přidat nový motiv vzhledu:</text:p>
      <text:list xml:id="list145234524122921" text:continue-list="list145234623519221" text:style-name="Numbering_20_1">
        <text:list-item text:start-value="1">
          <text:p text:style-name="P119">Click the <text:span text:style-name="Strong_20_Emphasis">New Theme</text:span> button above the list of themes (Figure <text:sequence-ref text:reference-format="value" text:ref-name="refFigure20">21</text:sequence-ref>).</text:p>
        </text:list-item>
        <text:list-item>
          <text:p text:style-name="P119">V dialogovém okně Vlastnosti pro nový motiv vzhledu klepneme na záložku <text:span text:style-name="Emphasis">Obecné</text:span> a zadáme název nového motivu vzhledu.</text:p>
        </text:list-item>
        <text:list-item>
          <text:p text:style-name="P119">Klepneme na záložku <text:span text:style-name="Emphasis">Soubory</text:span> a přidáme do motivu obrázky dříve popsaným způsobem.</text:p>
        </text:list-item>
      </text:list>
      <text:h text:style-name="P102" text:outline-level="2"><text:bookmark-start text:name="__RefHeading___Toc275651_2418320379"/><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_Toc275651_2418320379"/></text:h>
      <text:p text:style-name="P81">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45234030990801" text:continue-list="list145233995411621" text:style-name="Heading_20_Note">
        <text:list-item>
          <text:p text:style-name="P111">Poznámka</text:p>
        </text:list-item>
      </text:list>
      <text:p text:style-name="P47">Smažeme-li název souboru ze seznamu v galerii, nesmažeme tím soubor uložený na pevném disku nebo na jiném umístění.</text:p>
      <text:p text:style-name="P81">Chceme-li odstranit téma z galerie, vybereme jej ze seznamu témat a klepneme na něj pravým tlačítkem myši a poté klepneme na položku <text:span text:style-name="Strong_20_Emphasis">Smazat</text:span> v místní nabídce.</text:p>
      <text:h text:style-name="P102" text:outline-level="2"><text:bookmark-start text:name="__RefHeading__13211_2065861793"/><text:alphabetical-index-mark text:string-value="umístění" text:key1="Galerie"/>Umístění galerie a jejích objektů<text:bookmark-end text:name="__RefHeading__13211_2065861793"/></text:h>
      <text:p text:style-name="P13">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13">Při týmové práci můžeme mít přístup jak do sdílené galerie (jejíž obsah nemůžeme měnit, pokud k tomu nemáme oprávnění), tak do uživatelské galerie, do níž můžeme objekty přidávat a ty měnit a mazat.</text:p>
      <text:p text:style-name="P13">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13"><text:soft-page-break/>Obsah galerie dodávané s balíkem LibreOffice je uložen v instalačním adresáři LibreOffice. Jeho umístění nelze změnit.</text:p>
      <text:list xml:id="list145234377932342" text:continue-numbering="true" text:style-name="Heading_20_Note">
        <text:list-item>
          <text:p text:style-name="P109">Poznámka</text:p>
        </text:list-item>
      </text:list>
      <text:p text:style-name="P46">Galerie témat mohou být zabaleny pro distribuci prostřednictvím rozšíření LibreOffice. In that case, the location of the files is determined by the extension settings. To get more gallery themes, visit the LibreOffice extensions website at <text:a xlink:type="simple" xlink:href="http://extensions.libreoffice.org/" text:style-name="Internet_20_link" text:visited-style-name="Visited_20_Internet_20_Link">http://extensions.libreoffice.org</text:a>.</text:p>
      <text:h text:style-name="P92" text:outline-level="1"><text:bookmark-start text:name="__RefHeading___Toc13810_1837381016"/>Použití písmomalby<text:bookmark-end text:name="__RefHeading___Toc13810_1837381016"/></text:h>
      <text:p text:style-name="P13">Písmomalba umožňuje vytvářet grafické textové objekty, které dokument činí atraktivnějším. Máme na výběr z velkého množství různých nastavení těchto textových objektů (čára, oblast, umístění, velikost a další).</text:p>
      <text:p text:style-name="P17">Fontwork is available with LibreOffice Writer, Calc, Impress, and Draw, but you will notice small differences in the way that each component displays it.</text:p>
      <text:h text:style-name="P99" text:outline-level="2"><text:bookmark-start text:name="__RefHeading__13217_2065861793"/><text:alphabetical-index-mark text:string-value="vytváření objektu" text:key1="písmomalba"/>Vytváření objektů písmomalby<text:bookmark-end text:name="__RefHeading__13217_2065861793"/></text:h>
      <text:list xml:id="list145235052197927" text:continue-list="list145234524122921" text:style-name="Numbering_20_1">
        <text:list-item text:start-value="1">
          <text:p text:style-name="P123">On the Fontwork toolbar (<text:span text:style-name="Strong_20_Emphasis">View &gt; Toolbars &gt; Fontwork</text:span>) or the Drawing toolbar (<text:span text:style-name="Strong_20_Emphasis">View &gt; Toolbars &gt; Drawing</text:span>), click the Fontwork icon, or choose <text:span text:style-name="Strong_20_Emphasis">Insert &gt; Fontwork</text:span> in the Menu bar.</text:p>
        </text:list-item>
        <text:list-item>
          <text:p text:style-name="P120">In the <text:alphabetical-index-mark text:string-value="galerie" text:key1="písmomalba"/>Fontwork Gallery dialog (Figure <text:sequence-ref text:reference-format="value" text:ref-name="refFigure22">23</text:sequence-ref>), select a Fontwork style, then click <text:span text:style-name="Strong_20_Emphasis">OK</text:span>. Objekt písmomalby se zobrazí v dokumentu.</text:p>
        </text:list-item>
        <text:list-item>
          <text:p text:style-name="P125">Notice the colored squares around the edge (indicating that the object is selected) and the yellow dot; these are discussed in “<text:bookmark-ref text:reference-format="text" text:ref-name="__RefHeading___Toc245875_2418320379">Moving and resizing Fontwork objects</text:bookmark-ref>” on page <text:bookmark-ref text:reference-format="page" text:ref-name="__RefHeading___Toc245875_2418320379">33</text:bookmark-ref>.</text:p>
          <text:p text:style-name="P119">Resize the object using one of the corner handles (hold down the <text:span text:style-name="Keystroke">Shift</text:span> key to keep the sides proportional), or right-click and choose Position and Size from the context menu for more precise sizing.</text:p>
        </text:list-item>
      </text:list>
      <text:p text:style-name="P65"><draw:frame draw:style-name="fr5" draw:name="Frame5" text:anchor-type="as-char" svg:width="8.999cm" draw:z-index="52"><draw:text-box fo:min-height="9.504cm"><text:p text:style-name="Caption"><draw:frame draw:style-name="fr18" draw:name="Image11" text:anchor-type="paragraph" svg:width="8.999cm" svg:height="8.999cm" draw:z-index="53"><draw:image xlink:href="Pictures/10000201000001D800000205709EEA1B2487CBF9.png" xlink:type="simple" xlink:show="embed" xlink:actuate="onLoad" loext:mime-type="image/png"/></draw:frame>Figure <text:sequence text:ref-name="refFigure22" text:name="Figure" text:formula="ooow:Figure+1" style:num-format="1">23</text:sequence>: The Fontwork Gallery</text:p></draw:text-box></draw:frame></text:p>
      <text:list xml:id="list145233152042936" text:continue-numbering="true" text:style-name="Numbering_20_1">
        <text:list-item>
          <text:p text:style-name="P120"><text:soft-page-break/>Double-click the object to edit the Fontwork text (see Figure <text:sequence-ref text:reference-format="value" text:ref-name="refFigure23">24</text:sequence-ref>). Type your own text in place of the black Fontwork text that appears over the object.</text:p>
        </text:list-item>
      </text:list>
      <text:p text:style-name="P65"><draw:frame draw:style-name="fr2" draw:name="Frame8" text:anchor-type="as-char" svg:width="6.036cm" draw:z-index="0"><draw:text-box fo:min-height="3.471cm"><text:p text:style-name="Caption"><draw:frame draw:style-name="fr17" draw:name="Image8" text:anchor-type="paragraph" svg:width="5.65cm" svg:height="3cm" draw:z-index="54"><draw:image xlink:href="Pictures/1000020100000156000000C79BF7F9E2B207B9A8.png" xlink:type="simple" xlink:show="embed" xlink:actuate="onLoad" loext:mime-type="image/png"/></draw:frame>Figure <text:sequence text:ref-name="refFigure23" text:name="Figure" text:formula="ooow:Figure+1" style:num-format="1">24</text:sequence>: Editing Fontwork text</text:p></draw:text-box></draw:frame></text:p>
      <text:list xml:id="list145233725077857" text:continue-numbering="true" text:style-name="Numbering_20_1">
        <text:list-item>
          <text:p text:style-name="P119">Klepneme kamkoliv na volné místo nebo stiskneme <text:span text:style-name="Keystroke">[Esc]</text:span>, čímž změny aplikujeme.</text:p>
        </text:list-item>
      </text:list>
      <text:h text:style-name="P99" text:outline-level="2"><text:bookmark-start text:name="__RefHeading__13219_2065861793"/><text:alphabetical-index-mark text:string-value="úprava objektu" text:key1="písmomalba"/>Úprava objektů písmomalby<text:bookmark-end text:name="__RefHeading__13219_2065861793"/></text:h>
      <text:p text:style-name="P13">Jakmile je objekt písmomalby vytvořen, můžeme upravit některé jeho vlastnosti. K tomu můžeme použít nástrojovou lištu Písmomalba, nástrojovou lištu Formátování nebo možnosti v nabídkách, které jsou v této části popsány. If the selected Fontwork object is a 3D object, you can also use the 3D-Settings toolbar.</text:p>
      <text:h text:style-name="P106" text:outline-level="3"><text:bookmark-start text:name="__RefHeading__13221_2065861793"/>Použití <text:alphabetical-index-mark text:string-value="nástrojová lišta" text:key1="písmomalba"/>nástrojové lišty Písmomalba<text:bookmark-end text:name="__RefHeading__13221_2065861793"/></text:h>
      <text:p text:style-name="P13">Make sure that the Fontwork toolbar, shown in Figure <text:sequence-ref text:reference-format="value" text:ref-name="refFigure24">25</text:sequence-ref>, is visible. Pokud není, vybereme z hlavní nabídky <text:span text:style-name="Strong_20_Emphasis">Zobrazit &gt; Nástrojové lišty &gt; Písmomalba</text:span>. Click the different icons to edit Fontwork objects.</text:p>
      <text:p text:style-name="P68"><draw:frame draw:style-name="fr4" draw:name="Frame18" text:anchor-type="as-char" svg:width="7.26cm" draw:z-index="55"><draw:text-box fo:min-height="1.859cm"><text:p text:style-name="Caption"><draw:frame draw:style-name="fr16" draw:name="Image9" text:anchor-type="paragraph" svg:width="5.537cm" svg:height="1.993cm" draw:z-index="56"><draw:image xlink:href="Pictures/10000201000001130000006372B2CAA1581D680C.png" xlink:type="simple" xlink:show="embed" xlink:actuate="onLoad" loext:mime-type="image/png"/></draw:frame>Figure <text:sequence text:ref-name="refFigure24" text:name="Figure" text:formula="ooow:Figure+1" style:num-format="1">25</text:sequence>: The floating Fontwork toolbar</text:p></draw:text-box></draw:frame></text:p>
      <table:table table:name="Table7" table:style-name="Table7">
        <table:table-column table:style-name="Table7.A"/>
        <table:table-column table:style-name="Table7.B"/>
        <table:table-column table:style-name="Table7.C"/>
        <table:table-row>
          <table:table-cell table:style-name="Table7.A1" office:value-type="string">
            <text:p text:style-name="P37">1</text:p>
          </table:table-cell>
          <table:table-cell table:style-name="Table7.A1" office:value-type="string">
            <text:p text:style-name="P21"><text:span text:style-name="Strong_20_Emphasis">Fontwork Gallery</text:span>: Opens the Fontwork Gallery (Figure <text:sequence-ref text:reference-format="value" text:ref-name="refFigure22">23</text:sequence-ref>).</text:p>
          </table:table-cell>
          <table:table-cell table:style-name="Table7.A1" office:value-type="string">
            <text:p text:style-name="P13"/>
          </table:table-cell>
        </table:table-row>
        <table:table-row>
          <table:table-cell table:style-name="Table7.A1" office:value-type="string">
            <text:p text:style-name="P37">2</text:p>
          </table:table-cell>
          <table:table-cell table:style-name="Table7.A1" office:value-type="string">
            <text:p text:style-name="P13"><text:span text:style-name="Strong_20_Emphasis">Fontwork Shape</text:span>: Edits the shape of the selected object. Můžeme zvolit z palety tvarů.</text:p>
          </table:table-cell>
          <table:table-cell table:style-name="Table7.A1" office:value-type="string">
            <text:p text:style-name="P13"><draw:frame draw:style-name="fr3" draw:name="Frame22" text:anchor-type="as-char" svg:y="-6.121cm" svg:width="5.376cm" draw:z-index="57"><draw:text-box fo:min-height="6.126cm"><text:p text:style-name="Caption"><draw:frame draw:style-name="fr15" draw:name="Image12" text:anchor-type="paragraph" svg:x="0.356cm" svg:y="0cm" svg:width="4.06cm" svg:height="5.001cm" draw:z-index="58"><draw:image xlink:href="Pictures/10000000000000C0000000ECB2230FA604C3434A.png" xlink:type="simple" xlink:show="embed" xlink:actuate="onLoad" loext:mime-type="image/png"/></draw:frame>Figure <text:sequence text:ref-name="refFigure25" text:name="Figure" text:formula="ooow:Figure+1" style:num-format="1">26</text:sequence>: Fontwork toolbar showing palette of shapes</text:p></draw:text-box></draw:frame></text:p>
          </table:table-cell>
        </table:table-row>
      </table:table>
      <table:table table:name="Table8" table:style-name="Table8">
        <table:table-column table:style-name="Table8.A"/>
        <table:table-column table:style-name="Table8.B"/>
        <table:table-row table:style-name="Table8.1">
          <table:table-cell office:value-type="string">
            <text:p text:style-name="P39">3</text:p>
          </table:table-cell>
          <table:table-cell office:value-type="string">
            <text:p text:style-name="P13"><text:span text:style-name="Strong_20_Emphasis">Fontwork </text:span><text:alphabetical-index-mark text:string-value="stejná výška písmen" text:key1="písmomalba"/><text:span text:style-name="Strong_20_Emphasis">Same Letter Heights</text:span>: Changes the height of characters in the object. Přepíná mezi běžnou výškou (některé znaky jsou vyšší než jiné, například velká písmena, d, h, l a další) a stejnou výškou pro všechna písmena.</text:p>
          </table:table-cell>
        </table:table-row>
      </table:table>
      <text:p text:style-name="P65"><draw:frame draw:style-name="fr2" draw:name="Frame23" text:anchor-type="as-char" svg:width="10.135cm" draw:z-index="59"><draw:text-box fo:min-height="2.517cm"><text:p text:style-name="Caption"><draw:frame draw:style-name="fr14" draw:name="Image14" text:anchor-type="paragraph" svg:x="0.175cm" svg:y="0cm" svg:width="9.386cm" svg:height="2.45cm" draw:z-index="60"><draw:image xlink:href="Pictures/100000000000019C000000861A895492F174647A.png" xlink:type="simple" xlink:show="embed" xlink:actuate="onLoad" loext:mime-type="image/png"/></draw:frame>Figure <text:sequence text:ref-name="refFigure26" text:name="Figure" text:formula="ooow:Figure+1" style:num-format="1">27</text:sequence>: Left: normal letters; right: same letter heights</text:p></draw:text-box></draw:frame></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38">4</text:p>
          </table:table-cell>
          <table:table-cell table:style-name="Table9.A1" office:value-type="string">
            <text:p text:style-name="P13"><text:span text:style-name="Strong_20_Emphasis">Fontwork </text:span><text:alphabetical-index-mark text:string-value="zarovnání" text:key1="písmomalba"/><text:span text:style-name="Strong_20_Emphasis">Alignment</text:span>: Changes the alignment of characters. Volby jsou zarovnání doleva, na střed, zarovnání doprava, do bloku a roztáhnutí. Zarovnání textu se projeví pouze tehdy, zabírá-li text aspoň dva řádky. V režimu roztáhnutí se všechny řádky úplně vyplní.</text:p>
          </table:table-cell>
          <table:table-cell table:style-name="Table9.A1" office:value-type="string">
            <text:p text:style-name="P13"><draw:frame draw:style-name="fr12" draw:name="Image16" text:anchor-type="as-char" svg:width="3cm" svg:height="3.08cm" draw:z-index="62"><draw:image xlink:href="Pictures/1000020100000082000000868D7243CF49A21B83.png" xlink:type="simple" xlink:show="embed" xlink:actuate="onLoad" loext:mime-type="image/png"/></draw:frame></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P39">5</text:p>
          </table:table-cell>
          <table:table-cell table:style-name="Table10.A1" office:value-type="string">
            <text:p text:style-name="P13"><text:span text:style-name="Strong_20_Emphasis">Fontwork </text:span><text:alphabetical-index-mark text:string-value="rozestup znaků" text:key1="písmomalba"/><text:alphabetical-index-mark text:string-value="vlastnosti" text:key1="písmomalba"/><text:span text:style-name="Strong_20_Emphasis">Character Spacing</text:span>: Changes the character spacing and kerning in the object. Vybereme z voleb rozbalovacího seznamu.</text:p>
          </table:table-cell>
          <table:table-cell table:style-name="Table10.A1" office:value-type="string">
            <text:p text:style-name="P51"><draw:frame draw:style-name="fr13" draw:name="Image18" text:anchor-type="as-char" svg:width="4.23cm" svg:height="4.001cm" draw:z-index="61"><draw:image xlink:href="Pictures/10000201000000B9000000AFB68EA6204A7E38B0.png" xlink:type="simple" xlink:show="embed" xlink:actuate="onLoad" loext:mime-type="image/png"/></draw:frame></text:p>
          </table:table-cell>
        </table:table-row>
        <table:table-row>
          <table:table-cell table:style-name="Table10.A1" office:value-type="string">
            <text:p text:style-name="P39">6</text:p>
          </table:table-cell>
          <table:table-cell table:style-name="Table10.A1" office:value-type="string">
            <text:p text:style-name="P18"><text:span text:style-name="Strong_20_Emphasis">Toggle Extrusion</text:span>: changes a 2D Fontwork object into a 3D object or a 3D object into a 2D object.</text:p>
          </table:table-cell>
          <table:table-cell table:style-name="Table10.A1" office:value-type="string">
            <text:p text:style-name="P51"/>
          </table:table-cell>
        </table:table-row>
      </table:table>
      <text:h text:style-name="P106"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55">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P106" text:outline-level="3"><text:bookmark-start text:name="__RefHeading___Toc26486_3722576288"/>Použití možností v nabídkách<text:bookmark-end text:name="__RefHeading___Toc26486_3722576288"/></text:h>
      <text:p text:style-name="P13">You can use some the choices on the Format menu to anchor, align, arrange, and group selected Fontwork objects, wrap text around them, and flip them horizontally and vertically.</text:p>
      <text:p text:style-name="P13">You can also right-click a Fontwork object and choose many of the same options from the context menu. The context menu also provides quick access to the Line, Area, and Position and Size dialogs. Podrobnější informace o všech těchto možnostech nabídek se nachází v příručce <text:span text:style-name="Emphasis">Draw Guide</text:span>.</text:p>
      <text:h text:style-name="P106" text:outline-level="3"><text:bookmark-start text:name="__RefHeading__13233_2065861793"/>Použití nástrojové lišty 3D nastavení<text:bookmark-end text:name="__RefHeading__13233_2065861793"/></text:h>
      <text:p text:style-name="P13">If the selected Fontwork object is a 3D object, you can also use the options on the 3D-Settings toolbar. You can also change a 2D Fontwork object into a 3D object (or change a 3D object into a 2D object) by clicking the <text:span text:style-name="Strong_20_Emphasis">Toggle Extrusion</text:span> icon on the Fontwork toolbar. Více informací se nacházejí v příručce <text:span text:style-name="Emphasis">Draw Guide</text:span>.</text:p>
      <text:h text:style-name="P103" text:outline-level="2"><text:bookmark-start text:name="__RefHeading___Toc245875_2418320379"/><text:alphabetical-index-mark text:string-value="přesun a změna velikosti objektů" text:key1="písmomalba"/>Přesun a změna velikosti objektů písmomalby<text:bookmark-end text:name="__RefHeading___Toc245875_2418320379"/></text:h>
      <text:p text:style-name="P13">Pokud vybereme objekt písmomalby, zobrazí se podél jeho okrajů osm barevných čtverečků (označovaných jako úchyty), jak ukazuje obrázek. Přetažením těchto úchytů změníme velikost objektu.</text:p>
      <table:table table:name="Table11" table:style-name="Table11">
        <table:table-column table:style-name="Table11.A"/>
        <table:table-column table:style-name="Table11.B"/>
        <table:table-row table:style-name="Table11.1">
          <table:table-cell table:style-name="Table11.A1" office:value-type="string">
            <text:p text:style-name="P13">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13">Přesuneme-li ukazatel nad jinou část objektu, změní se na obvyklý symbol pro přetažení objektu jinam na stránku.</text:p>
          </table:table-cell>
          <table:table-cell table:style-name="Table11.A1" office:value-type="string">
            <text:p text:style-name="P35"><draw:frame draw:style-name="fr12" draw:name="graphics17" text:anchor-type="as-char" svg:width="5.339cm" svg:height="3.6cm" draw:z-index="30"><draw:image xlink:href="Pictures/10000000000000EF000000A16D4E189C45506EE6.png" xlink:type="simple" xlink:show="embed" xlink:actuate="onLoad" loext:mime-type="image/png"/></draw:frame></text:p>
          </table:table-cell>
        </table:table-row>
      </table:table>
      <text:p text:style-name="P6"><text:bookmark-start text:name="__RefHeading__5648_156656864411"/>Umístění a velikost objektu nastavíme přesně pomocí dialogového okna Umístění a velikost.<text:bookmark-end text:name="__RefHeading__5648_156656864411"/></text:p>
      <text:h text:style-name="P93" text:outline-level="1"><text:bookmark-start text:name="__RefHeading___Toc256448_2418320379"/><text:soft-page-break/>Generování QR kódu<text:bookmark-end text:name="__RefHeading___Toc256448_2418320379"/></text:h>
      <text:p text:style-name="P54">Kód QR (zkratka pro Quick Response kód) je druh čárového kódu. QR kódy často obsahují data, která odkazují na webové stránky nebo aplikace. Writer, Calc, Impress, and Draw can generate QR codes.</text:p>
      <text:list xml:id="list145233361250335" text:continue-list="list145233725077857" text:style-name="Numbering_20_1">
        <text:list-item text:start-value="1">
          <text:p text:style-name="P128">Choose <text:span text:style-name="Strong_20_Emphasis">Insert &gt; Object &gt; QR Code</text:span> on the Menu bar to open the QR Code Generator dialog (Figure <text:sequence-ref text:reference-format="value" text:ref-name="refFigure27">28</text:sequence-ref>).</text:p>
        </text:list-item>
      </text:list>
      <text:p text:style-name="P66"><draw:frame draw:style-name="fr1" draw:name="Frame19" text:anchor-type="as-char" svg:width="6.897cm" draw:z-index="32"><draw:text-box fo:min-height="6.414cm"><text:p text:style-name="Caption"><draw:frame draw:style-name="fr11" draw:name="Image10" text:anchor-type="paragraph" svg:width="6.168cm" style:rel-width="89%" svg:height="5.816cm" style:rel-height="scale" draw:z-index="33"><draw:image xlink:href="Pictures/1000020100000128000001175EFFA218E235769C.png" xlink:type="simple" xlink:show="embed" xlink:actuate="onLoad" loext:mime-type="image/png"/></draw:frame>Figure <text:sequence text:ref-name="refFigure27" text:name="Figure" text:formula="ooow:Figure+1" style:num-format="1">28</text:sequence>: QR Code Generator dialog</text:p></draw:text-box></draw:frame></text:p>
      <text:list xml:id="list145234270285000" text:continue-numbering="true" text:style-name="Numbering_20_1">
        <text:list-item>
          <text:p text:style-name="P126">Vyplníme pole <text:span text:style-name="Emphasis">URL/Text</text:span>, vybereme korekční faktor (složitost generované grafiky) a šířku okraje, poté stiskneme tlačítko <text:span text:style-name="Strong_20_Emphasis">OK</text:span>. Figure <text:sequence-ref text:reference-format="value" text:ref-name="refFigure28">29</text:sequence-ref><text:s/>shows the code generated by the input in Figure <text:sequence-ref text:reference-format="value" text:ref-name="refFigure27">28</text:sequence-ref>.</text:p>
        </text:list-item>
      </text:list>
      <text:p text:style-name="P67"><draw:frame draw:style-name="fr1" draw:name="Frame1" text:anchor-type="as-char" svg:width="5.449cm" draw:z-index="34"><draw:text-box fo:min-height="4.196cm"><text:p text:style-name="Caption"><draw:frame draw:style-name="fr10" draw:name="Image17" text:anchor-type="paragraph" svg:x="0.656cm" svg:y="0cm" svg:width="3.709cm" svg:height="3.709cm" draw:z-index="37"><draw:image xlink:href="Pictures/100002010000009F000000A2DA8BE75760DA8628.png" xlink:type="simple" xlink:show="embed" xlink:actuate="onLoad" loext:mime-type="image/png"/></draw:frame>Figure <text:sequence text:ref-name="refFigure28" text:name="Figure" text:formula="ooow:Figure+1" style:num-format="1">29</text:sequence>: QR code example</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styles>
    <draw:gradient draw:name="Gradient_20_9" draw:display-name="Gradient 9" draw:style="linear" draw:start-color="#ff3333" draw:end-color="#ffff66"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text:span text:style-name="MT1">| </text:span><text:page-number text:select-page="current">33</text:page-number></text:p>
      </style:footer>
      <style:footer-left>
        <text:p text:style-name="MP1"><text:page-number text:select-page="current">32</text:page-number><text:s/><text:span text:style-name="MT2">| </text:span><text:span text:style-name="MT2"><text:title>Chapter 11  Images and Graphic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1  Images and Graphic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1  Images and Graphic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5:16.820308000</meta:creation-date>
    <meta:editing-duration>PT3H54M57S</meta:editing-duration>
    <meta:editing-cycles>49</meta:editing-cycles>
    <meta:generator>LibreOffice/6.4.1.2$Linux_X86_64 LibreOffice_project/4d224e95b98b138af42a64d84056446d09082932</meta:generator>
    <dc:title>Chapter 11  Images and Graphics</dc:title>
    <meta:initial-creator>Jean Weber</meta:initial-creator>
    <dc:date>2020-08-06T14:52:32.611847089</dc:date>
    <dc:creator>MS </dc:creator>
    <meta:document-statistic meta:table-count="14" meta:image-count="34" meta:object-count="0" meta:page-count="34" meta:paragraph-count="752" meta:word-count="11219" meta:character-count="63501" meta:non-whitespace-character-count="53056"/>
  </office:meta>
</office:document-meta>
</file>